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407.79pt"/>
    </style:style>
    <style:style style:name="co4" style:family="table-column">
      <style:table-column-properties fo:break-before="auto" style:column-width="350.7pt"/>
    </style:style>
    <style:style style:name="co12" style:family="table-column">
      <style:table-column-properties fo:break-before="auto" style:column-width="19.81pt"/>
    </style:style>
    <style:style style:name="co13" style:family="table-column">
      <style:table-column-properties fo:break-before="auto" style:column-width="277.09pt"/>
    </style:style>
    <style:style style:name="co14" style:family="table-column">
      <style:table-column-properties fo:break-before="auto" style:column-width="450.79pt"/>
    </style:style>
    <style:style style:name="co15" style:family="table-column">
      <style:table-column-properties fo:break-before="auto" style:column-width="143.94pt"/>
    </style:style>
    <style:style style:name="co16" style:family="table-column">
      <style:table-column-properties fo:break-before="auto" style:column-width="14pt"/>
    </style:style>
    <style:style style:name="co5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04.71pt"/>
    </style:style>
    <style:style style:name="co18" style:family="table-column">
      <style:table-column-properties fo:break-before="auto" style:column-width="361.39pt"/>
    </style:style>
    <style:style style:name="co19" style:family="table-column">
      <style:table-column-properties fo:break-before="auto" style:column-width="57.34pt"/>
    </style:style>
    <style:style style:name="co20" style:family="table-column">
      <style:table-column-properties fo:break-before="auto" style:column-width="34.95pt"/>
    </style:style>
    <style:style style:name="co21" style:family="table-column">
      <style:table-column-properties fo:break-before="auto" style:column-width="77.41pt"/>
    </style:style>
    <style:style style:name="co22" style:family="table-column">
      <style:table-column-properties fo:break-before="auto" style:column-width="159pt"/>
    </style:style>
    <style:style style:name="co23" style:family="table-column">
      <style:table-column-properties fo:break-before="auto" style:column-width="84.1pt"/>
    </style:style>
    <style:style style:name="co24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4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2017-lengka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lih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Bacaan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bulan= 1 tahun= 2017</text:p>
          </table:table-cell>
          <table:table-cell table:number-columns-repeated="2"/>
        </table:table-row>
        <table:table-row table:style-name="ro1" table:visibility="filter">
          <table:table-cell/>
          <table:table-cell table:formula="of:=TEXT(WEEKDAY(DATE(2017;1;[.C3]));&quot;NNN&quot;)" office:value-type="string" office:string-value="Minggu" calcext:value-type="string">
            <text:p>Ming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. 6:22-27,Mzm. 67:2-3,5,6,8,Gal. 4:4-7,Luk. 2:16-21,Ibr2:9-17,</text:p>
          </table:table-cell>
          <table:table-cell/>
        </table:table-row>
        <table:table-row table:style-name="ro1" table:visibility="filter">
          <table:table-cell/>
          <table:table-cell table:formula="of:=TEXT(WEEKDAY(DATE(2017;1;[.C4]));&quot;NNN&quot;)" office:value-type="string" office:string-value="Senin" calcext:value-type="string">
            <text:p>Sen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Yoh. 2:22-28,Mzm. 98:1,2-3ab,3cd-4,Yoh. 1:19-28,Kol 2:16-2:3,</text:p>
          </table:table-cell>
          <table:table-cell/>
        </table:table-row>
        <table:table-row table:style-name="ro1" table:visibility="filter">
          <table:table-cell/>
          <table:table-cell table:formula="of:=TEXT(WEEKDAY(DATE(2017;1;[.C5]));&quot;NNN&quot;)" office:value-type="string" office:string-value="Selasa" calcext:value-type="string">
            <text:p>Sela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Yoh. 2:29 - 3:6,Mzm. 98:1,3cd-4,5-6,Yoh. 1:29-34,Kol 3:5-16,</text:p>
          </table:table-cell>
          <table:table-cell/>
        </table:table-row>
        <table:table-row table:style-name="ro1" table:visibility="filter">
          <table:table-cell/>
          <table:table-cell table:formula="of:=TEXT(WEEKDAY(DATE(2017;1;[.C6]));&quot;NNN&quot;)" office:value-type="string" office:string-value="Rabu" calcext:value-type="string">
            <text:p>Rab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Yoh. 3:7-10,Mzm. 98:1,7-8,9,Yoh. 1:35-42,Kol 3:17-4: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;[.C7]));&quot;NNN&quot;)" office:value-type="string" office:string-value="Kamis" calcext:value-type="string">
            <text:p>Kam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Yoh. 3:11-21,Mzm. 100:2,3,4,5,Yoh. 1:43-51,Kol 4:2-18,</text:p>
          </table:table-cell>
          <table:table-cell/>
        </table:table-row>
        <table:table-row table:style-name="ro1" table:visibility="filter">
          <table:table-cell/>
          <table:table-cell table:formula="of:=TEXT(WEEKDAY(DATE(2017;1;[.C8]));&quot;NNN&quot;)" office:value-type="string" office:string-value="Jumat" calcext:value-type="string">
            <text:p>Jum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Yoh. 5:5-13,Mzm. 147:12-13,14-15,Mrk. 1:7-11,Luk. 3:23-38,Yes 42:1-9,</text:p>
          </table:table-cell>
          <table:table-cell/>
        </table:table-row>
        <table:table-row table:style-name="ro1" table:visibility="filter">
          <table:table-cell/>
          <table:table-cell table:formula="of:=TEXT(WEEKDAY(DATE(2017;1;[.C9]));&quot;NNN&quot;)" office:value-type="string" office:string-value="Sabtu" calcext:value-type="string">
            <text:p>Sabt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Yoh. 5:14-21,Mzm. 149:1-2,3-4,5,6a,9b,Yoh. 2:1-11,Yes 61:1-11,</text:p>
          </table:table-cell>
          <table:table-cell/>
        </table:table-row>
        <table:table-row table:style-name="ro1" table:visibility="filter">
          <table:table-cell/>
          <table:table-cell table:formula="of:=TEXT(WEEKDAY(DATE(2017;1;[.C10]));&quot;NNN&quot;)" office:value-type="string" office:string-value="Minggu" calcext:value-type="string">
            <text:p>Mingg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. 60:1-6,Mzm. 72:1-2,7-8,10-11,12-13,Ef. 3:2-3a,5-6,Mat. 2:1-12,Yes 60:1-22,</text:p>
          </table:table-cell>
          <table:table-cell/>
        </table:table-row>
        <table:table-row table:style-name="ro1" table:visibility="filter">
          <table:table-cell/>
          <table:table-cell table:formula="of:=TEXT(WEEKDAY(DATE(2017;1;[.C11]));&quot;NNN&quot;)" office:value-type="string" office:string-value="Senin" calcext:value-type="string">
            <text:p>Sen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. 42:1-4,6-7,Mzm. 29:1a-2,3ac-4.3b,9b-10,Kis. 10:34-38,Mat. 3:13-17,Yes 42:1-8 <text:s/>48:1-9,</text:p>
          </table:table-cell>
          <table:table-cell/>
        </table:table-row>
        <table:table-row table:style-name="ro1" table:visibility="filter">
          <table:table-cell/>
          <table:table-cell table:formula="of:=TEXT(WEEKDAY(DATE(2017;1;[.C12]));&quot;NNN&quot;)" office:value-type="string" office:string-value="Selasa" calcext:value-type="string">
            <text:p>Sela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r. 2:5-12,Mzm. 8:2a,5, 6-7, 8-9,Mrk. 1:21b-28,Rm 1:18-32,</text:p>
          </table:table-cell>
          <table:table-cell/>
        </table:table-row>
        <table:table-row table:style-name="ro1" table:visibility="filter">
          <table:table-cell/>
          <table:table-cell table:formula="of:=TEXT(WEEKDAY(DATE(2017;1;[.C13]));&quot;NNN&quot;)" office:value-type="string" office:string-value="Rabu" calcext:value-type="string">
            <text:p>Rab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br. <text:s/>2:14-18,Mzm. 105:1-2, 3-4, 6-7, 8-9,Mrk. 1:29-39,Rm 2:1-16,</text:p>
          </table:table-cell>
          <table:table-cell/>
        </table:table-row>
        <table:table-row table:style-name="ro1" table:visibility="filter">
          <table:table-cell/>
          <table:table-cell table:formula="of:=TEXT(WEEKDAY(DATE(2017;1;[.C14]));&quot;NNN&quot;)" office:value-type="string" office:string-value="Kamis" calcext:value-type="string">
            <text:p>Kam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br. 3:7-14,Mzm. 95:6-7,8-9,10-11,Mrk. 1:40-45,BcO 2:17-29,</text:p>
          </table:table-cell>
          <table:table-cell/>
        </table:table-row>
        <table:table-row table:style-name="ro1" table:visibility="filter">
          <table:table-cell/>
          <table:table-cell table:formula="of:=TEXT(WEEKDAY(DATE(2017;1;[.C15]));&quot;NNN&quot;)" office:value-type="string" office:string-value="Jumat" calcext:value-type="string">
            <text:p>Jum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br. 4:1-5,11,Mzm. 78:3,4bc,6c-7,8,Mrk. 2:1-12,Rm 3:1-20,</text:p>
          </table:table-cell>
          <table:table-cell/>
        </table:table-row>
        <table:table-row table:style-name="ro1" table:visibility="filter">
          <table:table-cell/>
          <table:table-cell table:formula="of:=TEXT(WEEKDAY(DATE(2017;1;[.C16]));&quot;NNN&quot;)" office:value-type="string" office:string-value="Sabtu" calcext:value-type="string">
            <text:p>Sabt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br. 4:12-16,Mzm. 19:8-9,10,15,Mrk. 2:13-17,Rm 3:21-31,</text:p>
          </table:table-cell>
          <table:table-cell/>
        </table:table-row>
        <table:table-row table:style-name="ro1" table:visibility="filter">
          <table:table-cell/>
          <table:table-cell table:formula="of:=TEXT(WEEKDAY(DATE(2017;1;[.C17]));&quot;NNN&quot;)" office:value-type="string" office:string-value="Minggu" calcext:value-type="string">
            <text:p>Mingg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. 49:3,5-6,Mzm. 40:2,4ab,7-8a,8b-9,10,1Kor. 1:1-3,Yoh. 1:29-34,Rm 4: 1-25,</text:p>
          </table:table-cell>
          <table:table-cell/>
        </table:table-row>
        <table:table-row table:style-name="ro1" table:visibility="filter">
          <table:table-cell/>
          <table:table-cell table:formula="of:=TEXT(WEEKDAY(DATE(2017;1;[.C18]));&quot;NNN&quot;)" office:value-type="string" office:string-value="Senin" calcext:value-type="string">
            <text:p>Sen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br. 5:1-10,Mzm. 110:1,2,3,4,Mrk. 2:18-22,Rm 5:1-11,</text:p>
          </table:table-cell>
          <table:table-cell/>
        </table:table-row>
        <table:table-row table:style-name="ro1" table:visibility="filter">
          <table:table-cell/>
          <table:table-cell table:formula="of:=TEXT(WEEKDAY(DATE(2017;1;[.C19]));&quot;NNN&quot;)" office:value-type="string" office:string-value="Selasa" calcext:value-type="string">
            <text:p>Selas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br. 6:10-20,Mzm. 111:1-2,4-5,9,10c,Mrk. 2:23-28,Rm 5:12-21,</text:p>
          </table:table-cell>
          <table:table-cell/>
        </table:table-row>
        <table:table-row table:style-name="ro1" table:visibility="filter">
          <table:table-cell/>
          <table:table-cell table:formula="of:=TEXT(WEEKDAY(DATE(2017;1;[.C20]));&quot;NNN&quot;)" office:value-type="string" office:string-value="Rabu" calcext:value-type="string">
            <text:p>Rab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br. 7:1-3,15-17,Mzm. 110:1,2,3,4,Mrk. 3:1-6,Rm 6:1-1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;[.C21]));&quot;NNN&quot;)" office:value-type="string" office:string-value="Kamis" calcext:value-type="string">
            <text:p>Kam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br. 7:25-8:6,Mzm. 40:7-8a,8b-9,10,17,Mrk. 3:7-12,Rm 6:12-23,</text:p>
          </table:table-cell>
          <table:table-cell/>
        </table:table-row>
        <table:table-row table:style-name="ro1" table:visibility="filter">
          <table:table-cell/>
          <table:table-cell table:formula="of:=TEXT(WEEKDAY(DATE(2017;1;[.C22]));&quot;NNN&quot;)" office:value-type="string" office:string-value="Jumat" calcext:value-type="string">
            <text:p>Jum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br. 8: 6-13,Mzm. 85:8,10-11,13-14,Mrk. 3:13-19,Rm 7:1-13,</text:p>
          </table:table-cell>
          <table:table-cell/>
        </table:table-row>
        <table:table-row table:style-name="ro1" table:visibility="filter">
          <table:table-cell/>
          <table:table-cell table:formula="of:=TEXT(WEEKDAY(DATE(2017;1;[.C23]));&quot;NNN&quot;)" office:value-type="string" office:string-value="Sabtu" calcext:value-type="string">
            <text:p>Sabt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br. 9:2-3,11-14,Mzm. 47:2-3,6-7,8-9,Mrk. 3:20-21,Rm 7:14-25,</text:p>
          </table:table-cell>
          <table:table-cell/>
        </table:table-row>
        <table:table-row table:style-name="ro1" table:visibility="filter">
          <table:table-cell/>
          <table:table-cell table:formula="of:=TEXT(WEEKDAY(DATE(2017;1;[.C24]));&quot;NNN&quot;)" office:value-type="string" office:string-value="Minggu" calcext:value-type="string">
            <text:p>Minggu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. 8:23b-9:3,Mzm. 27:1,4,13-14,1Kor. 1:10-13,17,Mat. 4:12-23,Mat. 4:12-17,Rm 8:1-17,</text:p>
          </table:table-cell>
          <table:table-cell/>
        </table:table-row>
        <table:table-row table:style-name="ro1" table:visibility="filter">
          <table:table-cell/>
          <table:table-cell table:formula="of:=TEXT(WEEKDAY(DATE(2017;1;[.C25]));&quot;NNN&quot;)" office:value-type="string" office:string-value="Senin" calcext:value-type="string">
            <text:p>Sen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br. 9: 15,24-28,Mzm. 98:1,2-3ab,3cd-4,5-6,Mrk. 3:22-30,Rm 8:18-39,</text:p>
          </table:table-cell>
          <table:table-cell/>
        </table:table-row>
        <table:table-row table:style-name="ro1" table:visibility="filter">
          <table:table-cell/>
          <table:table-cell table:formula="of:=TEXT(WEEKDAY(DATE(2017;1;[.C26]));&quot;NNN&quot;)" office:value-type="string" office:string-value="Selasa" calcext:value-type="string">
            <text:p>Sela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br. 10: 1-10,Mzm. 40:2,4ab,7-8a,10,11,Mrk. 3:31-35,Rm 9:1-18,</text:p>
          </table:table-cell>
          <table:table-cell/>
        </table:table-row>
        <table:table-row table:style-name="ro1" table:visibility="filter">
          <table:table-cell/>
          <table:table-cell table:formula="of:=TEXT(WEEKDAY(DATE(2017;1;[.C27]));&quot;NNN&quot;)" office:value-type="string" office:string-value="Rabu" calcext:value-type="string">
            <text:p>Rab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is. 22:3-16,Kis. 9:1-22,Mzm. 117:1,2,Mrk. 16:15-18,Gal 1:11-24,</text:p>
          </table:table-cell>
          <table:table-cell/>
        </table:table-row>
        <table:table-row table:style-name="ro1" table:visibility="filter">
          <table:table-cell/>
          <table:table-cell table:formula="of:=TEXT(WEEKDAY(DATE(2017;1;[.C28]));&quot;NNN&quot;)" office:value-type="string" office:string-value="Kamis" calcext:value-type="string">
            <text:p>Kami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br. 10:19-25,Mzm. 24:1-2,3-4ab,5-6,:,Mrk. 4:21-25,Rm 10:1-21,</text:p>
          </table:table-cell>
          <table:table-cell/>
        </table:table-row>
        <table:table-row table:style-name="ro1" table:visibility="filter">
          <table:table-cell/>
          <table:table-cell table:formula="of:=TEXT(WEEKDAY(DATE(2017;1;[.C29]));&quot;NNN&quot;)" office:value-type="string" office:string-value="Jumat" calcext:value-type="string">
            <text:p>Jum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br. 10:32-39,Mzm. 37:3-4,5-6,23-24,39-40,Mrk. 4:26-34,Rm 11:1-12,</text:p>
          </table:table-cell>
          <table:table-cell/>
        </table:table-row>
        <table:table-row table:style-name="ro1" table:visibility="filter">
          <table:table-cell/>
          <table:table-cell table:formula="of:=TEXT(WEEKDAY(DATE(2017;1;[.C30]));&quot;NNN&quot;)" office:value-type="string" office:string-value="Sabtu" calcext:value-type="string">
            <text:p>Sabt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br. <text:s/>11: 1-2,8-19,Luk. 1:69-70,71-72,73-75,Mrk. 4:35-41,Rm 11:13-24,</text:p>
          </table:table-cell>
          <table:table-cell/>
        </table:table-row>
        <table:table-row table:style-name="ro1" table:visibility="filter">
          <table:table-cell/>
          <table:table-cell table:formula="of:=TEXT(WEEKDAY(DATE(2017;1;[.C31]));&quot;NNN&quot;)" office:value-type="string" office:string-value="Minggu" calcext:value-type="string">
            <text:p>Mingg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ef. 2:3 <text:s/>3:12-13,Mzm. 146:1,7,8-9a,9bc-10,1Kor. 1:26-31,Mat. 5:1-12a,Rm 11:25-36,</text:p>
          </table:table-cell>
          <table:table-cell/>
        </table:table-row>
        <table:table-row table:style-name="ro1" table:visibility="filter">
          <table:table-cell/>
          <table:table-cell table:formula="of:=TEXT(WEEKDAY(DATE(2017;1;[.C32]));&quot;NNN&quot;)" office:value-type="string" office:string-value="Senin" calcext:value-type="string">
            <text:p>Sen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br. 11:32-40,Mzm. 31:20,21,22,23,24,Mrk. 5:1-20,Rm 12:1-21,</text:p>
          </table:table-cell>
          <table:table-cell/>
        </table:table-row>
        <table:table-row table:style-name="ro1" table:visibility="filter">
          <table:table-cell/>
          <table:table-cell table:formula="of:=TEXT(WEEKDAY(DATE(2017;1;[.C33]));&quot;NNN&quot;)" office:value-type="string" office:string-value="Selasa" calcext:value-type="string">
            <text:p>Selas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br. 12: 1-4,Mzm. 22:26b-27,28,30,31-32,Mrk. 5:21-43,Rm 13:1-1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TEXT(WEEKDAY(DATE(2017;1;[.C34]));&quot;NNN&quot;)" office:value-type="string" office:string-value="" calcext:value-type="error">
            <text:p>#VALUE!</text:p>
          </table:table-cell>
          <table:table-cell office:value-type="string" calcext:value-type="string">
            <text:p>bulan= 2 tahun= 2017</text:p>
          </table:table-cell>
          <table:table-cell table:number-columns-repeated="2"/>
        </table:table-row>
        <table:table-row table:style-name="ro1" table:visibility="filter">
          <table:table-cell/>
          <table:table-cell table:formula="of:=TEXT(WEEKDAY(DATE(2017;2;[.C35]));&quot;NNN&quot;)" office:value-type="string" office:string-value="Rabu" calcext:value-type="string">
            <text:p>Ra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r. 12: 4-7,11-15,Mzm. 103:1-2,13-14,17-18a,Mrk. 6:1-6,Rm 14:1-23,</text:p>
          </table:table-cell>
          <table:table-cell/>
        </table:table-row>
        <table:table-row table:style-name="ro1" table:visibility="filter">
          <table:table-cell/>
          <table:table-cell table:formula="of:=TEXT(WEEKDAY(DATE(2017;2;[.C36]));&quot;NNN&quot;)" office:value-type="string" office:string-value="Kamis" calcext:value-type="string">
            <text:p>Ka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. 3:1-4,Ibr. 2:14-18,Mzm. 24:7,8,9,10,Luk. 2:22-40,Kel 13:1-3a, 11-16,</text:p>
          </table:table-cell>
          <table:table-cell/>
        </table:table-row>
        <table:table-row table:style-name="ro1" table:visibility="filter">
          <table:table-cell/>
          <table:table-cell table:formula="of:=TEXT(WEEKDAY(DATE(2017;2;[.C37]));&quot;NNN&quot;)" office:value-type="string" office:string-value="Jumat" calcext:value-type="string">
            <text:p>Jum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. 13:1-8,Mzm. 27:1,3,5,8b-9abc,Mrk. 6:14-29,Rm 15:14-33,</text:p>
          </table:table-cell>
          <table:table-cell/>
        </table:table-row>
        <table:table-row table:style-name="ro1" table:visibility="filter">
          <table:table-cell/>
          <table:table-cell table:formula="of:=TEXT(WEEKDAY(DATE(2017;2;[.C38]));&quot;NNN&quot;)" office:value-type="string" office:string-value="Sabtu" calcext:value-type="string">
            <text:p>Sab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br. 13: 15-17,20-21,Mzm. 23:1-3a,3b-4,5,6,Mrk. 6:30-34,Rm 16:1-27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2;[.C39]));&quot;NNN&quot;)" office:value-type="string" office:string-value="Minggu" calcext:value-type="string">
            <text:p>Mingg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. 58:7-10,Mzm. 112:4-5,6-7,8a,9,1Kor. 2:1-5,Mat. 5:13-16,1Kor 1:1-17,</text:p>
          </table:table-cell>
          <table:table-cell/>
        </table:table-row>
        <table:table-row table:style-name="ro1" table:visibility="filter">
          <table:table-cell/>
          <table:table-cell table:formula="of:=TEXT(WEEKDAY(DATE(2017;2;[.C40]));&quot;NNN&quot;)" office:value-type="string" office:string-value="Senin" calcext:value-type="string">
            <text:p>Sen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j. 1:1-19,Mzm. 104:1-2a,5-6,10,12,35c,Mrk. 6:53-56,1Kor 1:18-31,</text:p>
          </table:table-cell>
          <table:table-cell/>
        </table:table-row>
        <table:table-row table:style-name="ro1" table:visibility="filter">
          <table:table-cell/>
          <table:table-cell table:formula="of:=TEXT(WEEKDAY(DATE(2017;2;[.C41]));&quot;NNN&quot;)" office:value-type="string" office:string-value="Selasa" calcext:value-type="string">
            <text:p>Sela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j. 1:20-2:4a,Mzm. 8:4-5,6-7,8-9,Mrk. 7:1-13,1Kor 2:1-16,</text:p>
          </table:table-cell>
          <table:table-cell/>
        </table:table-row>
        <table:table-row table:style-name="ro1" table:visibility="filter">
          <table:table-cell/>
          <table:table-cell table:formula="of:=TEXT(WEEKDAY(DATE(2017;2;[.C42]));&quot;NNN&quot;)" office:value-type="string" office:string-value="Rabu" calcext:value-type="string">
            <text:p>Ra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j. 2:4b-9,15-17,Mzm. 104:1-2a,27-28,29bc,Mrk. 7:14-23,1Kor 3:1-23,</text:p>
          </table:table-cell>
          <table:table-cell/>
        </table:table-row>
        <table:table-row table:style-name="ro1" table:visibility="filter">
          <table:table-cell/>
          <table:table-cell table:formula="of:=TEXT(WEEKDAY(DATE(2017;2;[.C43]));&quot;NNN&quot;)" office:value-type="string" office:string-value="Kamis" calcext:value-type="string">
            <text:p>Kam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j. 2:18-25,Mzm. 128:1-2,3,4-5,Mrk. 7:24-30,1Kor 4:1-21,</text:p>
          </table:table-cell>
          <table:table-cell/>
        </table:table-row>
        <table:table-row table:style-name="ro1" table:visibility="filter">
          <table:table-cell/>
          <table:table-cell table:formula="of:=TEXT(WEEKDAY(DATE(2017;2;[.C44]));&quot;NNN&quot;)" office:value-type="string" office:string-value="Jumat" calcext:value-type="string">
            <text:p>Jum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j. 3:1-8,Mzm. 32:1-2,5,6,7,Mrk. 7:31-37,1Kor 5:1-13,</text:p>
          </table:table-cell>
          <table:table-cell/>
        </table:table-row>
        <table:table-row table:style-name="ro1" table:visibility="filter">
          <table:table-cell/>
          <table:table-cell table:formula="of:=TEXT(WEEKDAY(DATE(2017;2;[.C45]));&quot;NNN&quot;)" office:value-type="string" office:string-value="Sabtu" calcext:value-type="string">
            <text:p>Sabt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j. 3:9-24,Mzm. 90:2,3-4, 5-6,12-13,Mrk. 8:1-10,1Kor 6:1-11,</text:p>
          </table:table-cell>
          <table:table-cell/>
        </table:table-row>
        <table:table-row table:style-name="ro1" table:visibility="filter">
          <table:table-cell/>
          <table:table-cell table:formula="of:=TEXT(WEEKDAY(DATE(2017;2;[.C46]));&quot;NNN&quot;)" office:value-type="string" office:string-value="Minggu" calcext:value-type="string">
            <text:p>Mingg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r. 15:15-20,Mzm. 119:1-2,4-5,17-18,33-34,1Kor. 2:6-10,Mat. 5:17-37,1Kor 6:12-20,</text:p>
          </table:table-cell>
          <table:table-cell/>
        </table:table-row>
        <table:table-row table:style-name="ro1" table:visibility="filter">
          <table:table-cell/>
          <table:table-cell table:formula="of:=TEXT(WEEKDAY(DATE(2017;2;[.C47]));&quot;NNN&quot;)" office:value-type="string" office:string-value="Senin" calcext:value-type="string">
            <text:p>Sen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j. 4:1-15,25,Mzm. 50:1,8,16bc-17,20-21,Mrk. 8:11-13,1Kor 7:1-24,</text:p>
          </table:table-cell>
          <table:table-cell/>
        </table:table-row>
        <table:table-row table:style-name="ro1" table:visibility="filter">
          <table:table-cell/>
          <table:table-cell table:formula="of:=TEXT(WEEKDAY(DATE(2017;2;[.C48]));&quot;NNN&quot;)" office:value-type="string" office:string-value="Selasa" calcext:value-type="string">
            <text:p>Selas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j. 6:5-8,7:1-5,10,Mzm. 29:1a,2,3ac-4,3b,9b-10,Mrk. 8:14-21,1Kor 7:25-40,</text:p>
          </table:table-cell>
          <table:table-cell/>
        </table:table-row>
        <table:table-row table:style-name="ro1" table:visibility="filter">
          <table:table-cell/>
          <table:table-cell table:formula="of:=TEXT(WEEKDAY(DATE(2017;2;[.C49]));&quot;NNN&quot;)" office:value-type="string" office:string-value="Rabu" calcext:value-type="string">
            <text:p>Rab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j. 8:6-13,20-22,Mzm. 116: 12-13,14-15,18-19,Mrk. 8:22-26,1Kor 8:1-13,</text:p>
          </table:table-cell>
          <table:table-cell/>
        </table:table-row>
        <table:table-row table:style-name="ro1" table:visibility="filter">
          <table:table-cell/>
          <table:table-cell table:formula="of:=TEXT(WEEKDAY(DATE(2017;2;[.C50]));&quot;NNN&quot;)" office:value-type="string" office:string-value="Kamis" calcext:value-type="string">
            <text:p>Kam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j. 9:1-13,Mzm. 102:16-18,19-21,29,22-23,Mrk. 8:27-33,1Kor 9:1-18,</text:p>
          </table:table-cell>
          <table:table-cell/>
        </table:table-row>
        <table:table-row table:style-name="ro1" table:visibility="filter">
          <table:table-cell/>
          <table:table-cell table:formula="of:=TEXT(WEEKDAY(DATE(2017;2;[.C51]));&quot;NNN&quot;)" office:value-type="string" office:string-value="Jumat" calcext:value-type="string">
            <text:p>Jum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j. 11:1-9,Mzm. 33:10-11,12-13,14-15,Mrk. 8:34-9:1,1Kor 9:19-27,</text:p>
          </table:table-cell>
          <table:table-cell/>
        </table:table-row>
        <table:table-row table:style-name="ro1" table:visibility="filter">
          <table:table-cell/>
          <table:table-cell table:formula="of:=TEXT(WEEKDAY(DATE(2017;2;[.C52]));&quot;NNN&quot;)" office:value-type="string" office:string-value="Sabtu" calcext:value-type="string">
            <text:p>Sabt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br. 11:1-7,Mzm. 145:2-3,4-5,10-11,Mrk. 9:2-13,1Kor 10:1-1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2;[.C53]));&quot;NNN&quot;)" office:value-type="string" office:string-value="Minggu" calcext:value-type="string">
            <text:p>Mingg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m. 19:1-2,17-18,Mzm. 103:1-2,3-4,8,10,12-13,1Kor. 3:16-23,Mat. 5:38-48,1Kor 10-14-11:1,</text:p>
          </table:table-cell>
          <table:table-cell/>
        </table:table-row>
        <table:table-row table:style-name="ro1" table:visibility="filter">
          <table:table-cell/>
          <table:table-cell table:formula="of:=TEXT(WEEKDAY(DATE(2017;2;[.C54]));&quot;NNN&quot;)" office:value-type="string" office:string-value="Senin" calcext:value-type="string">
            <text:p>Sen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r. 1:1-10,Mzm. 93:1ab,1c-2,5,Mrk. 9:14-29,1Kor 11:2-16,</text:p>
          </table:table-cell>
          <table:table-cell/>
        </table:table-row>
        <table:table-row table:style-name="ro1" table:visibility="filter">
          <table:table-cell/>
          <table:table-cell table:formula="of:=TEXT(WEEKDAY(DATE(2017;2;[.C55]));&quot;NNN&quot;)" office:value-type="string" office:string-value="Selasa" calcext:value-type="string">
            <text:p>Selas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r. 2:1-11,Mzm. 37:3-4,18-19,27-28,39-40,Mrk. 9:30-37,1Kor 11:17-34,</text:p>
          </table:table-cell>
          <table:table-cell/>
        </table:table-row>
        <table:table-row table:style-name="ro1" table:visibility="filter">
          <table:table-cell/>
          <table:table-cell table:formula="of:=TEXT(WEEKDAY(DATE(2017;2;[.C56]));&quot;NNN&quot;)" office:value-type="string" office:string-value="Rabu" calcext:value-type="string">
            <text:p>Rabu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Ptr. 5:1-4,Mzm. 23:1-3a,3b-4,5,6,Mat. 16:13-19,1Kor 12:1-11,</text:p>
          </table:table-cell>
          <table:table-cell/>
        </table:table-row>
        <table:table-row table:style-name="ro1" table:visibility="filter">
          <table:table-cell/>
          <table:table-cell table:formula="of:=TEXT(WEEKDAY(DATE(2017;2;[.C57]));&quot;NNN&quot;)" office:value-type="string" office:string-value="Kamis" calcext:value-type="string">
            <text:p>Kam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r. 5:1-8,Mzm. 1:1-2,3,4,6,Mrk. 9:41-50,1Kor 12:12-31,</text:p>
          </table:table-cell>
          <table:table-cell/>
        </table:table-row>
        <table:table-row table:style-name="ro1" table:visibility="filter">
          <table:table-cell/>
          <table:table-cell table:formula="of:=TEXT(WEEKDAY(DATE(2017;2;[.C58]));&quot;NNN&quot;)" office:value-type="string" office:string-value="Jumat" calcext:value-type="string">
            <text:p>Jum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r. 6:5-17,Mzm. 119:12,16,18,27,34,35,Mrk. 10:1-12,1Kor 12:21-13:13,</text:p>
          </table:table-cell>
          <table:table-cell/>
        </table:table-row>
        <table:table-row table:style-name="ro1" table:visibility="filter">
          <table:table-cell/>
          <table:table-cell table:formula="of:=TEXT(WEEKDAY(DATE(2017;2;[.C59]));&quot;NNN&quot;)" office:value-type="string" office:string-value="Sabtu" calcext:value-type="string">
            <text:p>Sabt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r. 17:1-15,Mzm. 103:13-14,15-16,17-18a,Mrk. 10:13-16,1Kor 14:1-19,</text:p>
          </table:table-cell>
          <table:table-cell/>
        </table:table-row>
        <table:table-row table:style-name="ro1" table:visibility="filter">
          <table:table-cell/>
          <table:table-cell table:formula="of:=TEXT(WEEKDAY(DATE(2017;2;[.C60]));&quot;NNN&quot;)" office:value-type="string" office:string-value="Minggu" calcext:value-type="string">
            <text:p>Minggu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. 49:14-15,Mzm. 62:2-3,6-7,8-9ab,1Kor. 4:1-5,Mat. 6:24-34,1Kor 14:20-40,</text:p>
          </table:table-cell>
          <table:table-cell/>
        </table:table-row>
        <table:table-row table:style-name="ro1" table:visibility="filter">
          <table:table-cell/>
          <table:table-cell table:formula="of:=TEXT(WEEKDAY(DATE(2017;2;[.C61]));&quot;NNN&quot;)" office:value-type="string" office:string-value="Senin" calcext:value-type="string">
            <text:p>Sen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r. 17:24-29,Mzm. 32:1-2,5,6,7,:,Mrk. 10:17-27,1Kor 15:1-19,</text:p>
          </table:table-cell>
          <table:table-cell/>
        </table:table-row>
        <table:table-row table:style-name="ro1" table:visibility="filter">
          <table:table-cell/>
          <table:table-cell table:formula="of:=TEXT(WEEKDAY(DATE(2017;2;[.C62]));&quot;NNN&quot;)" office:value-type="string" office:string-value="Selasa" calcext:value-type="string">
            <text:p>Selas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r. 35:1-12,Mzm. 50:5-6,7-8,14,23,Mrk. 10:28-31,1Kor 15:20-3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TEXT(WEEKDAY(DATE(2017;1;[.C63]));&quot;NNN&quot;)" office:value-type="string" office:string-value="" calcext:value-type="error">
            <text:p>#VALUE!</text:p>
          </table:table-cell>
          <table:table-cell office:value-type="string" calcext:value-type="string">
            <text:p>bulan= 3 tahun= 2017</text:p>
          </table:table-cell>
          <table:table-cell table:number-columns-repeated="2"/>
        </table:table-row>
        <table:table-row table:style-name="ro1" table:visibility="filter">
          <table:table-cell/>
          <table:table-cell table:formula="of:=TEXT(WEEKDAY(DATE(2017;3;[.C64]));&quot;NNN&quot;)" office:value-type="string" office:string-value="Rabu" calcext:value-type="string">
            <text:p>Ra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l. 2:12-18,Mzm. 51:3-4,5-6a,12-13,14,17,2Kor. 5:20-6:2,Mat. 6:1-6,16-18,Yes 58:1-1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3;[.C65]));&quot;NNN&quot;)" office:value-type="string" office:string-value="Kamis" calcext:value-type="string">
            <text:p>Ka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l. 30:15-20,Mzm. 1:1-2,3,4,6,Luk. 9:22-25,Kel 1:1-22,</text:p>
          </table:table-cell>
          <table:table-cell/>
        </table:table-row>
        <table:table-row table:style-name="ro1" table:visibility="filter">
          <table:table-cell/>
          <table:table-cell table:formula="of:=TEXT(WEEKDAY(DATE(2017;3;[.C66]));&quot;NNN&quot;)" office:value-type="string" office:string-value="Jumat" calcext:value-type="string">
            <text:p>Jum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. 58:1-9a,Mzm. 51:3-4,5-6a,18-19,Mat. 9:14-15,Kel 2:1-22,</text:p>
          </table:table-cell>
          <table:table-cell/>
        </table:table-row>
        <table:table-row table:style-name="ro1" table:visibility="filter">
          <table:table-cell/>
          <table:table-cell table:formula="of:=TEXT(WEEKDAY(DATE(2017;3;[.C67]));&quot;NNN&quot;)" office:value-type="string" office:string-value="Sabtu" calcext:value-type="string">
            <text:p>Sab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. 58:9b-14,Mzm. 86:1-2,3-4,5-6,Luk. 5:27-32,Kel 3:1-20,</text:p>
          </table:table-cell>
          <table:table-cell/>
        </table:table-row>
        <table:table-row table:style-name="ro1" table:visibility="filter">
          <table:table-cell/>
          <table:table-cell table:formula="of:=TEXT(WEEKDAY(DATE(2017;3;[.C68]));&quot;NNN&quot;)" office:value-type="string" office:string-value="Minggu" calcext:value-type="string">
            <text:p>Mingg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j. 2:7-9; 3:1-7,Mzm. 51:3-4,5-6a,12-13,14,17,Rm. 5:12-19,Mat. 4:1-11,Ul 6:4-25,</text:p>
          </table:table-cell>
          <table:table-cell/>
        </table:table-row>
        <table:table-row table:style-name="ro1" table:visibility="filter">
          <table:table-cell/>
          <table:table-cell table:formula="of:=TEXT(WEEKDAY(DATE(2017;3;[.C69]));&quot;NNN&quot;)" office:value-type="string" office:string-value="Senin" calcext:value-type="string">
            <text:p>Sen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. 19:1-2,11-18,Mzm. 19:8,9,10,15,Mat. 25:31-46,Ul 7:6-14; 8:1-6,</text:p>
          </table:table-cell>
          <table:table-cell/>
        </table:table-row>
        <table:table-row table:style-name="ro1" table:visibility="filter">
          <table:table-cell/>
          <table:table-cell table:formula="of:=TEXT(WEEKDAY(DATE(2017;3;[.C70]));&quot;NNN&quot;)" office:value-type="string" office:string-value="Selasa" calcext:value-type="string">
            <text:p>Sela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. 55:10-11,Mzm. 34:4-5,6-7,16-17,18-19,Mat. 6:7-15,Ul 9:7-21,25-29,</text:p>
          </table:table-cell>
          <table:table-cell/>
        </table:table-row>
        <table:table-row table:style-name="ro1" table:visibility="filter">
          <table:table-cell/>
          <table:table-cell table:formula="of:=TEXT(WEEKDAY(DATE(2017;3;[.C71]));&quot;NNN&quot;)" office:value-type="string" office:string-value="Rabu" calcext:value-type="string">
            <text:p>Ra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n. 3:1-10,Mzm. 51:3-4,12-13,18-19,Luk. 11:29-32,Ul 10:12-11:7,26-28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3;[.C72]));&quot;NNN&quot;)" office:value-type="string" office:string-value="Kamis" calcext:value-type="string">
            <text:p>Kam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. 4:10a,10c-12,17-19,Mzm. 138:1-2a,2bc-3,7c-8,Mat. 7:7-12,Ul 12:1-14,</text:p>
          </table:table-cell>
          <table:table-cell/>
        </table:table-row>
        <table:table-row table:style-name="ro1" table:visibility="filter">
          <table:table-cell/>
          <table:table-cell table:formula="of:=TEXT(WEEKDAY(DATE(2017;3;[.C73]));&quot;NNN&quot;)" office:value-type="string" office:string-value="Jumat" calcext:value-type="string">
            <text:p>Jum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h. 18:21-28,Mzm. 130:1-2,3-4ab,4c-6,7-8,Mat. 5:20-26,Ul 15:1-18,</text:p>
          </table:table-cell>
          <table:table-cell/>
        </table:table-row>
        <table:table-row table:style-name="ro1" table:visibility="filter">
          <table:table-cell/>
          <table:table-cell table:formula="of:=TEXT(WEEKDAY(DATE(2017;3;[.C74]));&quot;NNN&quot;)" office:value-type="string" office:string-value="Sabtu" calcext:value-type="string">
            <text:p>Sabt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l. 26:16-19,Mzm. 119:1-2,4-5,7-8,Mat. 5:43-48,Ul 16:1-17,</text:p>
          </table:table-cell>
          <table:table-cell/>
        </table:table-row>
        <table:table-row table:style-name="ro1" table:visibility="filter">
          <table:table-cell/>
          <table:table-cell table:formula="of:=TEXT(WEEKDAY(DATE(2017;3;[.C75]));&quot;NNN&quot;)" office:value-type="string" office:string-value="Minggu" calcext:value-type="string">
            <text:p>Mingg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j. 12:1-4a,Mzm. 33:4-5,18-19,20,22,2Tim. 1:8b-10,Mat. 17:1-9,Ul 18:1-22,</text:p>
          </table:table-cell>
          <table:table-cell/>
        </table:table-row>
        <table:table-row table:style-name="ro1" table:visibility="filter">
          <table:table-cell/>
          <table:table-cell table:formula="of:=TEXT(WEEKDAY(DATE(2017;3;[.C76]));&quot;NNN&quot;)" office:value-type="string" office:string-value="Senin" calcext:value-type="string">
            <text:p>Sen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. 9:4b-10,Mzm. 79:8,9,11,13,Luk. 6:36-38,Ul 24:1-25:4,</text:p>
          </table:table-cell>
          <table:table-cell/>
        </table:table-row>
        <table:table-row table:style-name="ro1" table:visibility="filter">
          <table:table-cell/>
          <table:table-cell table:formula="of:=TEXT(WEEKDAY(DATE(2017;3;[.C77]));&quot;NNN&quot;)" office:value-type="string" office:string-value="Selasa" calcext:value-type="string">
            <text:p>Selas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 1:10.16-20,Mzm 50:8-9.16bc-17.21.23,Mat 23:1-12,Ul 26:1-19,</text:p>
          </table:table-cell>
          <table:table-cell/>
        </table:table-row>
        <table:table-row table:style-name="ro1" table:visibility="filter">
          <table:table-cell/>
          <table:table-cell table:formula="of:=TEXT(WEEKDAY(DATE(2017;3;[.C78]));&quot;NNN&quot;)" office:value-type="string" office:string-value="Rabu" calcext:value-type="string">
            <text:p>Rab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r. 18:18-20,Mzm. 31:5-6,14,15-16,Mat. 20:17-28,Ul 29:2-6,10-29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3;[.C79]));&quot;NNN&quot;)" office:value-type="string" office:string-value="Kamis" calcext:value-type="string">
            <text:p>Kam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r 17:5-10,Mzm 1:1-2.3.4.6,Luk 16:19-31,Ul 30:1-20,</text:p>
          </table:table-cell>
          <table:table-cell/>
        </table:table-row>
        <table:table-row table:style-name="ro1" table:visibility="filter">
          <table:table-cell/>
          <table:table-cell table:formula="of:=TEXT(WEEKDAY(DATE(2017;3;[.C80]));&quot;NNN&quot;)" office:value-type="string" office:string-value="Jumat" calcext:value-type="string">
            <text:p>Jum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j. 37:3-4,12-13a,17b-28,Mzm. 105:16-17,18-19,20-21,Mat. 21:33-43,45-46,Ul 31:1-15,23,</text:p>
          </table:table-cell>
          <table:table-cell/>
        </table:table-row>
        <table:table-row table:style-name="ro1" table:visibility="filter">
          <table:table-cell/>
          <table:table-cell table:formula="of:=TEXT(WEEKDAY(DATE(2017;3;[.C81]));&quot;NNN&quot;)" office:value-type="string" office:string-value="Sabtu" calcext:value-type="string">
            <text:p>Sabt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. 7:14-15,18-20,Mzm. 103:1-2,3-4,9-10,11-12,Luk. 15:1-3,11-32,Ul 32:48-52; 34:1-12,</text:p>
          </table:table-cell>
          <table:table-cell/>
        </table:table-row>
        <table:table-row table:style-name="ro1" table:visibility="filter">
          <table:table-cell/>
          <table:table-cell table:formula="of:=TEXT(WEEKDAY(DATE(2017;3;[.C82]));&quot;NNN&quot;)" office:value-type="string" office:string-value="Minggu" calcext:value-type="string">
            <text:p>Mingg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l. 17:3-7,Mzm. 95:1-2,6-7,8-9,Rm. 5:1-2,5-8,Yoh. 4:5-42,Ibr 1:1-2:4,</text:p>
          </table:table-cell>
          <table:table-cell/>
        </table:table-row>
        <table:table-row table:style-name="ro1" table:visibility="filter">
          <table:table-cell/>
          <table:table-cell table:formula="of:=TEXT(WEEKDAY(DATE(2017;3;[.C83]));&quot;NNN&quot;)" office:value-type="string" office:string-value="Senin" calcext:value-type="string">
            <text:p>Sen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Sam. 7:4-5a,12-14a,16,Mzm. 89:2-3,4-5,27,29,Rm. 4:13,16-18,22,Mat. 1:16,18-21,24a,Luk. 2:41-51a,Ibr 11:1-16,</text:p>
          </table:table-cell>
          <table:table-cell/>
        </table:table-row>
        <table:table-row table:style-name="ro1" table:visibility="filter">
          <table:table-cell/>
          <table:table-cell table:formula="of:=TEXT(WEEKDAY(DATE(2017;3;[.C84]));&quot;NNN&quot;)" office:value-type="string" office:string-value="Selasa" calcext:value-type="string">
            <text:p>Selas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n. 3:25,34-43,Mzm. 25:4bc-5ab,6-7bc,8-9,Mat. 18:21-35,Ibr 3:1-19,</text:p>
          </table:table-cell>
          <table:table-cell/>
        </table:table-row>
        <table:table-row table:style-name="ro1" table:visibility="filter">
          <table:table-cell/>
          <table:table-cell table:formula="of:=TEXT(WEEKDAY(DATE(2017;3;[.C85]));&quot;NNN&quot;)" office:value-type="string" office:string-value="Rabu" calcext:value-type="string">
            <text:p>Rabu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l. 4:1,5-9,Mzm. 147:12-13,15-16,19-20,Mat. 5:17-19,Ibr 4:1-13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3;[.C86]));&quot;NNN&quot;)" office:value-type="string" office:string-value="Kamis" calcext:value-type="string">
            <text:p>Kam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r. 7:23-28,Mzm. 95:1-2,6-7.8-9,Luk. 11:14-23,Ibr 4:14-5:10,</text:p>
          </table:table-cell>
          <table:table-cell/>
        </table:table-row>
        <table:table-row table:style-name="ro1" table:visibility="filter">
          <table:table-cell/>
          <table:table-cell table:formula="of:=TEXT(WEEKDAY(DATE(2017;3;[.C87]));&quot;NNN&quot;)" office:value-type="string" office:string-value="Jumat" calcext:value-type="string">
            <text:p>Jum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s. 14:2-10,Mzm. 81:6c-8a,8bc-9,10-11ab,14,17,Mrk. 12:28b-34,Ibr 5:11-6:8,</text:p>
          </table:table-cell>
          <table:table-cell/>
        </table:table-row>
        <table:table-row table:style-name="ro1" table:visibility="filter">
          <table:table-cell/>
          <table:table-cell table:formula="of:=TEXT(WEEKDAY(DATE(2017;3;[.C88]));&quot;NNN&quot;)" office:value-type="string" office:string-value="Sabtu" calcext:value-type="string">
            <text:p>Sabt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. 7:10-14; 8:10,Mzm. 40:7-8a,8b-9,10,11,Ibr. 10:4-10,Luk. 1:26-38,1Taw 17:1-15,</text:p>
          </table:table-cell>
          <table:table-cell/>
        </table:table-row>
        <table:table-row table:style-name="ro1" table:visibility="filter">
          <table:table-cell/>
          <table:table-cell table:formula="of:=TEXT(WEEKDAY(DATE(2017;3;[.C89]));&quot;NNN&quot;)" office:value-type="string" office:string-value="Minggu" calcext:value-type="string">
            <text:p>Minggu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Sam. 16:1b,6-7,10-13a,Mzm. 23:1-3a,3b-4,5,6,Ef. 5:8-14,Yoh. 9:1-41,Ibr 7:1-11,</text:p>
          </table:table-cell>
          <table:table-cell/>
        </table:table-row>
        <table:table-row table:style-name="ro1" table:visibility="filter">
          <table:table-cell/>
          <table:table-cell table:formula="of:=TEXT(WEEKDAY(DATE(2017;3;[.C90]));&quot;NNN&quot;)" office:value-type="string" office:string-value="Senin" calcext:value-type="string">
            <text:p>Sen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. 65:17-21,Mzm. 30:2,4,5-6,11-12a,13b,Yoh. 4:43-54,Ibr 7:11-28,</text:p>
          </table:table-cell>
          <table:table-cell/>
        </table:table-row>
        <table:table-row table:style-name="ro1" table:visibility="filter">
          <table:table-cell/>
          <table:table-cell table:formula="of:=TEXT(WEEKDAY(DATE(2017;3;[.C91]));&quot;NNN&quot;)" office:value-type="string" office:string-value="Selasa" calcext:value-type="string">
            <text:p>Selas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h. 47:1-9,12,Mzm. 46:2-3,5-6,8-9,Yoh. 5:1-3a.5-16,Ibr 8:1-13,</text:p>
          </table:table-cell>
          <table:table-cell/>
        </table:table-row>
        <table:table-row table:style-name="ro1" table:visibility="filter">
          <table:table-cell/>
          <table:table-cell table:formula="of:=TEXT(WEEKDAY(DATE(2017;3;[.C92]));&quot;NNN&quot;)" office:value-type="string" office:string-value="Rabu" calcext:value-type="string">
            <text:p>Rab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. 49:8-15,Mzm. 145:8-9,13cd-14,17-18,Yoh. 5:17-30,Ibr 9:1-1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3;[.C93]));&quot;NNN&quot;)" office:value-type="string" office:string-value="Kamis" calcext:value-type="string">
            <text:p>Kam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el. 32:7-14,Mzm. 106:19-20,21-22,23,Yoh. 5:31-47,Ibr 9:15-28,</text:p>
          </table:table-cell>
          <table:table-cell/>
        </table:table-row>
        <table:table-row table:style-name="ro1" table:visibility="filter">
          <table:table-cell/>
          <table:table-cell table:formula="of:=TEXT(WEEKDAY(DATE(2017;3;[.C94]));&quot;NNN&quot;)" office:value-type="string" office:string-value="Jumat" calcext:value-type="string">
            <text:p>Juma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eb. 2:1a,12-22,Mzm. 34:17-18,19-20,21,23,Yoh. 7:1-2,10,25-30,Ibr 10:1-10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TEXT(WEEKDAY(DATE(2017;1;[.C95]));&quot;NNN&quot;)" office:value-type="string" office:string-value="" calcext:value-type="error">
            <text:p>#VALUE!</text:p>
          </table:table-cell>
          <table:table-cell office:value-type="string" calcext:value-type="string">
            <text:p>bulan= 4 tahun= 2017</text:p>
          </table:table-cell>
          <table:table-cell table:number-columns-repeated="2"/>
        </table:table-row>
        <table:table-row table:style-name="ro1" table:visibility="filter">
          <table:table-cell/>
          <table:table-cell table:formula="of:=TEXT(WEEKDAY(DATE(2017;4;[.C96]));&quot;NNN&quot;)" office:value-type="string" office:string-value="Sabtu" calcext:value-type="string">
            <text:p>Sab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r. 11:18-20,Mzm. 7:2-3,9bc-10,11-12,Yoh. 7:40-53,Ibr 10:11-35,</text:p>
          </table:table-cell>
          <table:table-cell/>
        </table:table-row>
        <table:table-row table:style-name="ro1" table:visibility="filter">
          <table:table-cell/>
          <table:table-cell table:formula="of:=TEXT(WEEKDAY(DATE(2017;4;[.C97]));&quot;NNN&quot;)" office:value-type="string" office:string-value="Minggu" calcext:value-type="string">
            <text:p>Ming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h. 37:12-14,Mzm. 130:1-2,3-4ab,4c-6,7-8,Rm. 8:8-11,Yoh. 11:1-45,Ibr 10:26-39,</text:p>
          </table:table-cell>
          <table:table-cell/>
        </table:table-row>
        <table:table-row table:style-name="ro1" table:visibility="filter">
          <table:table-cell/>
          <table:table-cell table:formula="of:=TEXT(WEEKDAY(DATE(2017;4;[.C98]));&quot;NNN&quot;)" office:value-type="string" office:string-value="Senin" calcext:value-type="string">
            <text:p>Sen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. 13:1-9,15-17,19-30,33-62,Mzm. 23:1-3a,3b-4,5,6,Yoh. 8:1-11,Ibr 11:1-19,</text:p>
          </table:table-cell>
          <table:table-cell/>
        </table:table-row>
        <table:table-row table:style-name="ro1" table:visibility="filter">
          <table:table-cell/>
          <table:table-cell table:formula="of:=TEXT(WEEKDAY(DATE(2017;4;[.C99]));&quot;NNN&quot;)" office:value-type="string" office:string-value="Selasa" calcext:value-type="string">
            <text:p>Sela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l. 21:4-9,Mzm. 102:2-3,16-18,19-21,Yoh. 8:21-30,Ibr 11:20-31,</text:p>
          </table:table-cell>
          <table:table-cell/>
        </table:table-row>
        <table:table-row table:style-name="ro1" table:visibility="filter">
          <table:table-cell/>
          <table:table-cell table:formula="of:=TEXT(WEEKDAY(DATE(2017;4;[.C100]));&quot;NNN&quot;)" office:value-type="string" office:string-value="Rabu" calcext:value-type="string">
            <text:p>Rab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n. 3:14-20,24-25,28,Dan. 3:52,53,54,55,56,Yoh. 8:31-42,Ibr 11:31-42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4;[.C101]));&quot;NNN&quot;)" office:value-type="string" office:string-value="Kamis" calcext:value-type="string">
            <text:p>Kam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j. 17:3-9,Mzm. 105:4-5,6-7,8-9,Yoh. 8:51-59,Ibr 12:1-13,</text:p>
          </table:table-cell>
          <table:table-cell/>
        </table:table-row>
        <table:table-row table:style-name="ro1" table:visibility="filter">
          <table:table-cell/>
          <table:table-cell table:formula="of:=TEXT(WEEKDAY(DATE(2017;4;[.C102]));&quot;NNN&quot;)" office:value-type="string" office:string-value="Jumat" calcext:value-type="string">
            <text:p>Jum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r. 20:10-13,Mzm. 18:2-3a,3bc-4,5-6,7,Yoh. 10:31-42,Ibr 12:14-29,</text:p>
          </table:table-cell>
          <table:table-cell/>
        </table:table-row>
        <table:table-row table:style-name="ro1" table:visibility="filter">
          <table:table-cell/>
          <table:table-cell table:formula="of:=TEXT(WEEKDAY(DATE(2017;4;[.C103]));&quot;NNN&quot;)" office:value-type="string" office:string-value="Sabtu" calcext:value-type="string">
            <text:p>Sabt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h. 37:21-28,Yer. 31:10,11-12ab,13,Yoh. 11:45-56,Ibr 13:1-25,</text:p>
          </table:table-cell>
          <table:table-cell/>
        </table:table-row>
        <table:table-row table:style-name="ro1" table:visibility="filter">
          <table:table-cell/>
          <table:table-cell table:formula="of:=TEXT(WEEKDAY(DATE(2017;4;[.C104]));&quot;NNN&quot;)" office:value-type="string" office:string-value="Minggu" calcext:value-type="string">
            <text:p>Mingg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caan Perarakan :,Mat. 21:1-11,Yes. 50:4-7,Mzm. 22:8-9,17-18a,19-20,23-24,Flp. 2:6-11,Mat. 26:14-27:66,Yer 22:1-8; 23:1-8,</text:p>
          </table:table-cell>
          <table:table-cell/>
        </table:table-row>
        <table:table-row table:style-name="ro1" table:visibility="filter">
          <table:table-cell/>
          <table:table-cell table:formula="of:=TEXT(WEEKDAY(DATE(2017;4;[.C105]));&quot;NNN&quot;)" office:value-type="string" office:string-value="Senin" calcext:value-type="string">
            <text:p>Sen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. 42:1-7,Mzm. 27:1,2,3,13-14,Yoh. 12:1-11,Yes 52:13-53:12,</text:p>
          </table:table-cell>
          <table:table-cell/>
        </table:table-row>
        <table:table-row table:style-name="ro1" table:visibility="filter">
          <table:table-cell/>
          <table:table-cell table:formula="of:=TEXT(WEEKDAY(DATE(2017;4;[.C106]));&quot;NNN&quot;)" office:value-type="string" office:string-value="Selasa" calcext:value-type="string">
            <text:p>Selas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. 49:1-6,Mzm. 71:1-2,3-4a,5-6ab,15,17,Yoh. 13:21-33,36-38,Yer 11:18-12:13,</text:p>
          </table:table-cell>
          <table:table-cell/>
        </table:table-row>
        <table:table-row table:style-name="ro1" table:visibility="filter">
          <table:table-cell/>
          <table:table-cell table:formula="of:=TEXT(WEEKDAY(DATE(2017;4;[.C107]));&quot;NNN&quot;)" office:value-type="string" office:string-value="Rabu" calcext:value-type="string">
            <text:p>Rab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. 50:4-9a,Mzm. 69:8-10,21bcd-22,31,33-34,Mat. 26:14-25,Yer 15:10-21,</text:p>
          </table:table-cell>
          <table:table-cell/>
        </table:table-row>
        <table:table-row table:style-name="ro1" table:visibility="filter">
          <table:table-cell/>
          <table:table-cell table:formula="of:=TEXT(WEEKDAY(DATE(2017;4;[.C108]));&quot;NNN&quot;)" office:value-type="string" office:string-value="Kamis" calcext:value-type="string">
            <text:p>Kam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gi :,Yes. 61:1-3a,6a,8b-9,Mzm. 89:21-22,25,27,Why. 1:5-8,Luk. 4:16-21,Yer. 20:7-18,Sore :,Kel. 12:1-8,11-14,Mzm. 116:12-13,15-16bc,17-18,1Kor. 11:23-26,Yoh. 13:1-15,</text:p>
          </table:table-cell>
          <table:table-cell/>
        </table:table-row>
        <table:table-row table:style-name="ro1" table:visibility="filter">
          <table:table-cell/>
          <table:table-cell table:formula="of:=TEXT(WEEKDAY(DATE(2017;4;[.C109]));&quot;NNN&quot;)" office:value-type="string" office:string-value="Jumat" calcext:value-type="string">
            <text:p>Jum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. 52:13-53:12,Mzm. 31:2,6,12-13,15-16,17,25,Ibr. 4:14-16; 5:7-9,Yoh. 18:1-19:42,Ibr 9:11-28,</text:p>
          </table:table-cell>
          <table:table-cell/>
        </table:table-row>
        <table:table-row table:style-name="ro1" table:visibility="filter">
          <table:table-cell/>
          <table:table-cell table:formula="of:=TEXT(WEEKDAY(DATE(2017;4;[.C110]));&quot;NNN&quot;)" office:value-type="string" office:string-value="Sabtu" calcext:value-type="string">
            <text:p>Sabt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j. 1:1-2:2,Kej. 1:1,26-31a,Mzm. 104:1-2a,5-6,10,12,13-14,24,35c,Mzm. 33:4-5,6-7,12-13,20,22,Kej. 22:1-18,Kej. 22:1-2,9a,10-13,15-18,Mzm. 16:5,8,9-10,11,Kel. 14:15-15:1,Kel. 15:1-2,3-4,5-6,17-18,Yes. 54:5-14,Mzm. 30:2,4,5-6,11,12a,13b,Yes. 55:1-11,Yes. 12:2-3,4bcd,5-6,Bar. 3:9-15,32-4:4,Mzm. 19:8,9,10,11,Yeh. 36:16-17a,18-28,Mzm. 42:3,5bcd; 43:3,4,Yes. 12:2-3,4bcd,5-6,Mzm. 51:12-13,14-15,18-19,Rm. 6:3-11,Mzm. 118:1-2,16ab-17,22-23,Mat. 28:1-10,</text:p>
          </table:table-cell>
          <table:table-cell/>
        </table:table-row>
        <table:table-row table:style-name="ro1" table:visibility="filter">
          <table:table-cell/>
          <table:table-cell table:formula="of:=TEXT(WEEKDAY(DATE(2017;4;[.C111]));&quot;NNN&quot;)" office:value-type="string" office:string-value="Minggu" calcext:value-type="string">
            <text:p>Mingg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is. 10:34a,37-43,Mzm. 118:1-2,16ab-17,22-23,Kol. 3:1-4,1Kor. 5:6b-8,Yoh. 20:1-9,atau kalau ada Sore :,Luk. 24:13-35,Kel 14:15-15:1,Yeh 36:16-28,Rm 6:3-11,Mat 28:1-10,</text:p>
          </table:table-cell>
          <table:table-cell/>
        </table:table-row>
        <table:table-row table:style-name="ro1" table:visibility="filter">
          <table:table-cell/>
          <table:table-cell table:formula="of:=TEXT(WEEKDAY(DATE(2017;4;[.C112]));&quot;NNN&quot;)" office:value-type="string" office:string-value="Senin" calcext:value-type="string">
            <text:p>Sen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is. 2:14,22-32,Mzm. 16:1-2a,5,7-8,9-10,11,Mat. 28:8-15,1Ptr 1:1-21,</text:p>
          </table:table-cell>
          <table:table-cell/>
        </table:table-row>
        <table:table-row table:style-name="ro1" table:visibility="filter">
          <table:table-cell/>
          <table:table-cell table:formula="of:=TEXT(WEEKDAY(DATE(2017;4;[.C113]));&quot;NNN&quot;)" office:value-type="string" office:string-value="Selasa" calcext:value-type="string">
            <text:p>Selas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is. 2:36-41,Mzm. 33:4-5,18-19,20,22,Yoh. 20:11-18,1Ptr 1:22-2:10,</text:p>
          </table:table-cell>
          <table:table-cell/>
        </table:table-row>
        <table:table-row table:style-name="ro1" table:visibility="filter">
          <table:table-cell/>
          <table:table-cell table:formula="of:=TEXT(WEEKDAY(DATE(2017;4;[.C114]));&quot;NNN&quot;)" office:value-type="string" office:string-value="Rabu" calcext:value-type="string">
            <text:p>Rab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s. 3:1-10,Mzm. 105:1-2,3-4,6-7,8-9,Luk. 24:13-35,1Ptr 2:11-25,</text:p>
          </table:table-cell>
          <table:table-cell/>
        </table:table-row>
        <table:table-row table:style-name="ro1" table:visibility="filter">
          <table:table-cell/>
          <table:table-cell table:formula="of:=TEXT(WEEKDAY(DATE(2017;4;[.C115]));&quot;NNN&quot;)" office:value-type="string" office:string-value="Kamis" calcext:value-type="string">
            <text:p>Kami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s. 3:11-26,Mzm. 8:2a,5,6-7,8-9,Luk. 24:35-48,1Ptr 3:1-17,</text:p>
          </table:table-cell>
          <table:table-cell/>
        </table:table-row>
        <table:table-row table:style-name="ro1" table:visibility="filter">
          <table:table-cell/>
          <table:table-cell table:formula="of:=TEXT(WEEKDAY(DATE(2017;4;[.C116]));&quot;NNN&quot;)" office:value-type="string" office:string-value="Jumat" calcext:value-type="string">
            <text:p>Jum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s. 4:1-12,Mzm. 118:1-2,4,22-24,25-27a,Yoh. 21:1-14,1Ptr 3:18-4:11,</text:p>
          </table:table-cell>
          <table:table-cell/>
        </table:table-row>
        <table:table-row table:style-name="ro1" table:visibility="filter">
          <table:table-cell/>
          <table:table-cell table:formula="of:=TEXT(WEEKDAY(DATE(2017;4;[.C117]));&quot;NNN&quot;)" office:value-type="string" office:string-value="Sabtu" calcext:value-type="string">
            <text:p>Sabtu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is. 4:13-21,Mzm. 118:1,14-15,16ab-18,19-21,Mrk. 16:9-15,1Ptr 4:12-5:1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4;[.C118]));&quot;NNN&quot;)" office:value-type="string" office:string-value="Minggu" calcext:value-type="string">
            <text:p>Minggu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s. 2:42-47,Mzm. 118:2-4,13-15,22-24,1Ptr. 1:3-9,Yoh. 20:19-31,Kol 3:1-17,</text:p>
          </table:table-cell>
          <table:table-cell/>
        </table:table-row>
        <table:table-row table:style-name="ro1" table:visibility="filter">
          <table:table-cell/>
          <table:table-cell table:formula="of:=TEXT(WEEKDAY(DATE(2017;4;[.C119]));&quot;NNN&quot;)" office:value-type="string" office:string-value="Senin" calcext:value-type="string">
            <text:p>Sen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is. 4:23-31,Mzm. 2:1-3,4-6,7-9,Yoh. 3:1-8,Why 1:1-20,</text:p>
          </table:table-cell>
          <table:table-cell/>
        </table:table-row>
        <table:table-row table:style-name="ro1" table:visibility="filter">
          <table:table-cell/>
          <table:table-cell table:formula="of:=TEXT(WEEKDAY(DATE(2017;4;[.C120]));&quot;NNN&quot;)" office:value-type="string" office:string-value="Selasa" calcext:value-type="string">
            <text:p>Selas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Ptr. 5:5b-14,Mzm. 89:2-3,6-7,16-17,Mrk. 16:15-20,Ef 4:1-16,</text:p>
          </table:table-cell>
          <table:table-cell/>
        </table:table-row>
        <table:table-row table:style-name="ro1" table:visibility="filter">
          <table:table-cell/>
          <table:table-cell table:formula="of:=TEXT(WEEKDAY(DATE(2017;4;[.C121]));&quot;NNN&quot;)" office:value-type="string" office:string-value="Rabu" calcext:value-type="string">
            <text:p>Rabu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s. 5:17-26,Mzm. 34:2-3,4-5,6-7,8-9,Yoh. 3:16-21,Why 3:1-22,</text:p>
          </table:table-cell>
          <table:table-cell/>
        </table:table-row>
        <table:table-row table:style-name="ro1" table:visibility="filter">
          <table:table-cell/>
          <table:table-cell table:formula="of:=TEXT(WEEKDAY(DATE(2017;4;[.C122]));&quot;NNN&quot;)" office:value-type="string" office:string-value="Kamis" calcext:value-type="string">
            <text:p>Kami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is. 5:27-33,Mzm. 34:2,9,17-18,19-20,Yoh. 3:31-36,Why 3:1-22,</text:p>
          </table:table-cell>
          <table:table-cell/>
        </table:table-row>
        <table:table-row table:style-name="ro1" table:visibility="filter">
          <table:table-cell/>
          <table:table-cell table:formula="of:=TEXT(WEEKDAY(DATE(2017;4;[.C123]));&quot;NNN&quot;)" office:value-type="string" office:string-value="Jumat" calcext:value-type="string">
            <text:p>Jum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s. 5:34-42,Mzm. 27:1,4,13-14,Yoh. 6:1-15,Why 4:1-11,</text:p>
          </table:table-cell>
          <table:table-cell/>
        </table:table-row>
        <table:table-row table:style-name="ro1" table:visibility="filter">
          <table:table-cell/>
          <table:table-cell table:formula="of:=TEXT(WEEKDAY(DATE(2017;4;[.C124]));&quot;NNN&quot;)" office:value-type="string" office:string-value="Sabtu" calcext:value-type="string">
            <text:p>Sabt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s. 6:1-7,Mzm. 33:1-2,4-5,18-19,Yoh. 6:16-21,Why 5:1-14,</text:p>
          </table:table-cell>
          <table:table-cell/>
        </table:table-row>
        <table:table-row table:style-name="ro1" table:visibility="filter">
          <table:table-cell/>
          <table:table-cell table:formula="of:=TEXT(WEEKDAY(DATE(2017;4;[.C125]));&quot;NNN&quot;)" office:value-type="string" office:string-value="Minggu" calcext:value-type="string">
            <text:p>Mingg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s. 2:14,22-33,Mzm. 16:1-2a,5,7-8,9-10,11,1Ptr. 1:17-21,Luk. 24:13-35,Why 6:1-17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TEXT(WEEKDAY(DATE(2017;1;[.C126]));&quot;NNN&quot;)" office:value-type="string" office:string-value="" calcext:value-type="error">
            <text:p>#VALUE!</text:p>
          </table:table-cell>
          <table:table-cell office:value-type="string" calcext:value-type="string">
            <text:p>bulan= 5 tahun= 20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27]));&quot;NNN&quot;)" office:value-type="string" office:string-value="Senin" calcext:value-type="string">
            <text:p>Se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. 6:8-15,Mzm. 119:23-24,26-27,29-30,Yoh. 6:22-29,Why 7:1-17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28]));&quot;NNN&quot;)" office:value-type="string" office:string-value="Selasa" calcext:value-type="string">
            <text:p>Sela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. 7:51 - 8:1a,Mzm. 31:3cd-4,6ab,7b,8a,17,21ab,Yoh. 6:30-35,Why 8:1-13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29]));&quot;NNN&quot;)" office:value-type="string" office:string-value="Rabu" calcext:value-type="string">
            <text:p>Rab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or. 15:1-8,Mzm. 19:2-3,4-5,Yoh. 14:6-14,Kis5:12-32,1Kor 1:17-2:5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30]));&quot;NNN&quot;)" office:value-type="string" office:string-value="Kamis" calcext:value-type="string">
            <text:p>Kam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s. 8:26-40,Mzm. 66:8-9,16-17,20,Yoh. 6:44-51,Why 9:13-2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31]));&quot;NNN&quot;)" office:value-type="string" office:string-value="Jumat" calcext:value-type="string">
            <text:p>Jum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s. 9:1-20,Mzm. 117:1,2,Yoh. 6:52-59,Why 10:1-1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32]));&quot;NNN&quot;)" office:value-type="string" office:string-value="Sabtu" calcext:value-type="string">
            <text:p>Sabt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. 9:31-42,Mzm. 116:12-13,14-15,16-17,Yoh. 6:60-69,Why 11:1-19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33]));&quot;NNN&quot;)" office:value-type="string" office:string-value="Minggu" calcext:value-type="string">
            <text:p>Mingg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s. 2:14a,36-41,Mzm. 23:1-3a,3b-4,5,6,1Ptr. 2:20b-25,Yoh. 10:1-10,Why 12:1-17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34]));&quot;NNN&quot;)" office:value-type="string" office:string-value="Senin" calcext:value-type="string">
            <text:p>Sen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s. 11:1-18,Mzm. 42:2-3; 43:3,4,Yoh. 10:11-18,Why 13:1-18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35]));&quot;NNN&quot;)" office:value-type="string" office:string-value="Selasa" calcext:value-type="string">
            <text:p>Selas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s. 11:19-26,Mzm. 87:1-3,4-5,6-7,Yoh. 10:22-30,Why 14:1-13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36]));&quot;NNN&quot;)" office:value-type="string" office:string-value="Rabu" calcext:value-type="string">
            <text:p>Rab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s. 12:24-13:5a,Mzm. 67:2-3,5,6,8,Yoh. 12:44-50,Why 14:14-15: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37]));&quot;NNN&quot;)" office:value-type="string" office:string-value="Kamis" calcext:value-type="string">
            <text:p>Kam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s. 13:13-25,Mzm. 89:2-3,21-22,25,27,Yoh. 13:16-20,Why 15:5-16:2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38]));&quot;NNN&quot;)" office:value-type="string" office:string-value="Jumat" calcext:value-type="string">
            <text:p>Jum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s. 13:26-33,Mzm. 2:6-7,8-9,10-11,Yoh. 14:1-6,Why 17:1-18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39]));&quot;NNN&quot;)" office:value-type="string" office:string-value="Sabtu" calcext:value-type="string">
            <text:p>Sabt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s. 13:44-52,Mzm. 98:1,2-3ab,3cd-4,Yoh. 14:7-14,Why 18:1-20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40]));&quot;NNN&quot;)" office:value-type="string" office:string-value="Minggu" calcext:value-type="string">
            <text:p>Mingg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s. 6:1-7,Mzm. 33:1-2,4-5,18-19,1Ptr. 2:4-9,Yoh. 14:1-12,Why 18:21-19:10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41]));&quot;NNN&quot;)" office:value-type="string" office:string-value="Senin" calcext:value-type="string">
            <text:p>Sen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s. 14:5-18,Mzm. 115:1-2,3-4,15-16,Yoh. 14:21-26,Why 19:11-2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42]));&quot;NNN&quot;)" office:value-type="string" office:string-value="Selasa" calcext:value-type="string">
            <text:p>Selas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is. 14:19-28,Mzm. 145:10-11,12-13ab,21,Yoh. 14:27-31a,Why 20:1-15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43]));&quot;NNN&quot;)" office:value-type="string" office:string-value="Rabu" calcext:value-type="string">
            <text:p>Rab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is. 15:1-6,Mzm. 122:1-2,3-4a,4b-5,Yoh. 15:1-8,Why 21:1-8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44]));&quot;NNN&quot;)" office:value-type="string" office:string-value="Kamis" calcext:value-type="string">
            <text:p>Kami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is. 15:7-21,Mzm. 96:1-2a,2b-3,10,Yoh. 15:9-11,Why 21:8-27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45]));&quot;NNN&quot;)" office:value-type="string" office:string-value="Jumat" calcext:value-type="string">
            <text:p>Jum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s. 15:22-31,Mzm. 57:8-9,10-12,Yoh. 15:12-17,Why 22:1-9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46]));&quot;NNN&quot;)" office:value-type="string" office:string-value="Sabtu" calcext:value-type="string">
            <text:p>Sabt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s. 16:1-10,Mzm. 100:1-2,3,5,Yoh. 15:18-21,Why 22:10-2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47]));&quot;NNN&quot;)" office:value-type="string" office:string-value="Minggu" calcext:value-type="string">
            <text:p>Mingg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s. 8:5-8,14-17,Mzm. 66:1-3a,4-5,6-7a,16,20,1Ptr. 3:15-18,Yoh. 14:15-21,1Yoh 1:1-10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48]));&quot;NNN&quot;)" office:value-type="string" office:string-value="Senin" calcext:value-type="string">
            <text:p>Sen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is. 16:11-15,Mzm. 149:1-2,3-4,5-6a,9b,Yoh. 15:26 - 16:4a,1Yoh 2:1-1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49]));&quot;NNN&quot;)" office:value-type="string" office:string-value="Selasa" calcext:value-type="string">
            <text:p>Selas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s. 16:22-34,Mzm. 138:1-2a,2bc-3,7c-8,Yoh. 16:5-11,1Yoh 2:12-17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50]));&quot;NNN&quot;)" office:value-type="string" office:string-value="Rabu" calcext:value-type="string">
            <text:p>Rab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is. 17:15,22-18:1,Mzm. 148:1-2,11-12ab,12c-14a,14bcd,Yoh. 16:12-15,1Yoh 2:18-29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51]));&quot;NNN&quot;)" office:value-type="string" office:string-value="Kamis" calcext:value-type="string">
            <text:p>Kam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is 1:1-11,Mzm 47:2-3,6-7,8-9,Ef 1:17-23,Mat 28:16-20,Ef4:1-2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52]));&quot;NNN&quot;)" office:value-type="string" office:string-value="Jumat" calcext:value-type="string">
            <text:p>Jum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s. 18:9-18,Mzm. 47:2-3,4-5,6-7,Yoh. 16:20-23a,1Yoh 3:1-10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53]));&quot;NNN&quot;)" office:value-type="string" office:string-value="Sabtu" calcext:value-type="string">
            <text:p>Sabt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is. 18:23-28,Mzm. 47:2-3,8-9,10,Yoh. 16:23b-28,1Yoh 3:11-17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54]));&quot;NNN&quot;)" office:value-type="string" office:string-value="Minggu" calcext:value-type="string">
            <text:p>Mingg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s. 1:12-14,Mzm. 27:1,4,7-8a,1Ptr. 4:13-16,Yoh. 17:1-11a,1Yoh 3:18-2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55]));&quot;NNN&quot;)" office:value-type="string" office:string-value="Senin" calcext:value-type="string">
            <text:p>Sen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s. 19:1-8,Mzm. 68:2-3,4-5ac,6-7ab,Yoh. 16:29-33,1Yoh 4:1-10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56]));&quot;NNN&quot;)" office:value-type="string" office:string-value="Selasa" calcext:value-type="string">
            <text:p>Selas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s. 20:17-27,Mzm. 68:10-11,20-21,Yoh. 17:1-11a,1Yoh 4:11-2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5;[.C157]));&quot;NNN&quot;)" office:value-type="string" office:string-value="Rabu" calcext:value-type="string">
            <text:p>Rabu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ef. 3:14-18a,Rm. 12:9-16b,Yes. 12:2-3,4,Luk. 1:39-56,kid 2:8-14; 8:6-7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lan= 6 tahun= 2017</text:p>
          </table:table-cell>
          <table:table-cell table:number-columns-repeated="2"/>
        </table:table-row>
        <table:table-row table:style-name="ro1" table:visibility="filter">
          <table:table-cell/>
          <table:table-cell table:formula="of:=TEXT(WEEKDAY(DATE(2017;6;[.C159]));&quot;NNN&quot;)" office:value-type="string" office:string-value="Kamis" calcext:value-type="string">
            <text:p>Ka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. 22:30; 23:6-11,Mzm. 16:1-2a,5,7-8,9-10,11,Yoh. 17:20-26,1Yoh 5:13-21,</text:p>
          </table:table-cell>
          <table:table-cell/>
        </table:table-row>
        <table:table-row table:style-name="ro1" table:visibility="filter">
          <table:table-cell/>
          <table:table-cell table:formula="of:=TEXT(WEEKDAY(DATE(2017;6;[.C160]));&quot;NNN&quot;)" office:value-type="string" office:string-value="Jumat" calcext:value-type="string">
            <text:p>Jum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. 25:13-21,Mzm. 103:1-2,11-12,19-20ab,Yoh. 21:15-19,</text:p>
          </table:table-cell>
          <table:table-cell/>
        </table:table-row>
        <table:table-row table:style-name="ro1" table:visibility="filter">
          <table:table-cell/>
          <table:table-cell table:formula="of:=TEXT(WEEKDAY(DATE(2017;6;[.C161]));&quot;NNN&quot;)" office:value-type="string" office:string-value="Sabtu" calcext:value-type="string">
            <text:p>Sab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s. 28:16-20,30-31,Mzm. 11:4,5,7,Yoh. 21:20-25,</text:p>
          </table:table-cell>
          <table:table-cell/>
        </table:table-row>
        <table:table-row table:style-name="ro1" table:visibility="filter">
          <table:table-cell/>
          <table:table-cell table:formula="of:=TEXT(WEEKDAY(DATE(2017;6;[.C162]));&quot;NNN&quot;)" office:value-type="string" office:string-value="Minggu" calcext:value-type="string">
            <text:p>Mingg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s. 2:1-11,Mzm. 104:1ab,24ac,29bc-30,31,34,1Kor. 12:3b-7,12-13,Yoh. 20:19-23,Rm 8:5-27,</text:p>
          </table:table-cell>
          <table:table-cell/>
        </table:table-row>
        <table:table-row table:style-name="ro1" table:visibility="filter">
          <table:table-cell/>
          <table:table-cell table:formula="of:=TEXT(WEEKDAY(DATE(2017;6;[.C163]));&quot;NNN&quot;)" office:value-type="string" office:string-value="Senin" calcext:value-type="string">
            <text:p>Sen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b. 1:1a,2a,3; 2:1b-8,Mzm. 112:1-2,3-4,5-6,Mrk. 12:1-12,Yak 2:14-26,</text:p>
          </table:table-cell>
          <table:table-cell/>
        </table:table-row>
        <table:table-row table:style-name="ro1" table:visibility="filter">
          <table:table-cell/>
          <table:table-cell table:formula="of:=TEXT(WEEKDAY(DATE(2017;6;[.C164]));&quot;NNN&quot;)" office:value-type="string" office:string-value="Selasa" calcext:value-type="string">
            <text:p>Selas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b. 2:9-14,Mzm. 112:1-2,7bc-8,9,Mrk. 12:13-17,Yak 3:1-12,</text:p>
          </table:table-cell>
          <table:table-cell/>
        </table:table-row>
        <table:table-row table:style-name="ro1" table:visibility="filter">
          <table:table-cell/>
          <table:table-cell table:formula="of:=TEXT(WEEKDAY(DATE(2017;6;[.C165]));&quot;NNN&quot;)" office:value-type="string" office:string-value="Rabu" calcext:value-type="string">
            <text:p>Rab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b. 3:1-11a,16-17a,Mzm. 25:2-4a,4b-5ab,6-7bc,8-9,Mrk. 12:18-27,Yak 3:13-18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6;[.C166]));&quot;NNN&quot;)" office:value-type="string" office:string-value="Kamis" calcext:value-type="string">
            <text:p>Kam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b. 6:10-11; 7:1,6,8-13; 8:1,5-9,Mzm. 128:1-2,3,4-5,Mrk. 12:28b-34,Yak 4:1-12,</text:p>
          </table:table-cell>
          <table:table-cell/>
        </table:table-row>
        <table:table-row table:style-name="ro1" table:visibility="filter">
          <table:table-cell/>
          <table:table-cell table:formula="of:=TEXT(WEEKDAY(DATE(2017;6;[.C167]));&quot;NNN&quot;)" office:value-type="string" office:string-value="Jumat" calcext:value-type="string">
            <text:p>Jum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b 11: 5-17,Mzm 146:2abc.7.8-9a.9bc-10,Mrk 12:35-37,Yak 4:13-5:11,</text:p>
          </table:table-cell>
          <table:table-cell/>
        </table:table-row>
        <table:table-row table:style-name="ro1" table:visibility="filter">
          <table:table-cell/>
          <table:table-cell table:formula="of:=TEXT(WEEKDAY(DATE(2017;6;[.C168]));&quot;NNN&quot;)" office:value-type="string" office:string-value="Sabtu" calcext:value-type="string">
            <text:p>Sabt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b. 12: 1,5-15,20,Tob. 13:2,6,7,8,Mrk. 12:38-44,Yak 5:12-20,</text:p>
          </table:table-cell>
          <table:table-cell/>
        </table:table-row>
        <table:table-row table:style-name="ro1" table:visibility="filter">
          <table:table-cell/>
          <table:table-cell table:formula="of:=TEXT(WEEKDAY(DATE(2017;6;[.C169]));&quot;NNN&quot;)" office:value-type="string" office:string-value="Minggu" calcext:value-type="string">
            <text:p>Mingg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l. 34:4b-6,8-9,Dan. 3:52,53,54,55,56,2Kor. 13:11-13,Yoh. 3:16-18,Ef 1:1-14,1Kor 2:1-16,</text:p>
          </table:table-cell>
          <table:table-cell/>
        </table:table-row>
        <table:table-row table:style-name="ro1" table:visibility="filter">
          <table:table-cell/>
          <table:table-cell table:formula="of:=TEXT(WEEKDAY(DATE(2017;6;[.C170]));&quot;NNN&quot;)" office:value-type="string" office:string-value="Senin" calcext:value-type="string">
            <text:p>Sen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Kor. 1: 1-7,Mzm. 34:2-3,4-5,6-7,8-9,Mat. 5:1-12,Yos 1:1-18,</text:p>
          </table:table-cell>
          <table:table-cell/>
        </table:table-row>
        <table:table-row table:style-name="ro1" table:visibility="filter">
          <table:table-cell/>
          <table:table-cell table:formula="of:=TEXT(WEEKDAY(DATE(2017;6;[.C171]));&quot;NNN&quot;)" office:value-type="string" office:string-value="Selasa" calcext:value-type="string">
            <text:p>Selas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Kor. 1: 18-22,Mzm. 119:129,130,131,132,133,135,Mat. 5:13-16,Yos 2:1-24,</text:p>
          </table:table-cell>
          <table:table-cell/>
        </table:table-row>
        <table:table-row table:style-name="ro1" table:visibility="filter">
          <table:table-cell/>
          <table:table-cell table:formula="of:=TEXT(WEEKDAY(DATE(2017;6;[.C172]));&quot;NNN&quot;)" office:value-type="string" office:string-value="Rabu" calcext:value-type="string">
            <text:p>Rab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Kor. 3: 4-11,Mzm. 99:5,6,7,8,9,Mat. 5:17-19,Yos 3:1-17; 14:14-19; 5:10-12,</text:p>
          </table:table-cell>
          <table:table-cell/>
        </table:table-row>
        <table:table-row table:style-name="ro1" table:visibility="filter">
          <table:table-cell/>
          <table:table-cell table:formula="of:=TEXT(WEEKDAY(DATE(2017;6;[.C173]));&quot;NNN&quot;)" office:value-type="string" office:string-value="Kamis" calcext:value-type="string">
            <text:p>Kam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Kor. 3:15-4:1,3-6,Mzm. 85:9ab-10,11-12,13-14,Mat. 5:20-26,Yos 5:13-6:21,</text:p>
          </table:table-cell>
          <table:table-cell/>
        </table:table-row>
        <table:table-row table:style-name="ro1" table:visibility="filter">
          <table:table-cell/>
          <table:table-cell table:formula="of:=TEXT(WEEKDAY(DATE(2017;6;[.C174]));&quot;NNN&quot;)" office:value-type="string" office:string-value="Jumat" calcext:value-type="string">
            <text:p>Jum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Kor 4:7-15,Mzm. 116:10-11,15-16,17-18,Mat. 5:27-32,Yos 7:4-26,</text:p>
          </table:table-cell>
          <table:table-cell/>
        </table:table-row>
        <table:table-row table:style-name="ro1" table:visibility="filter">
          <table:table-cell/>
          <table:table-cell table:formula="of:=TEXT(WEEKDAY(DATE(2017;6;[.C175]));&quot;NNN&quot;)" office:value-type="string" office:string-value="Sabtu" calcext:value-type="string">
            <text:p>Sabt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Kor. 5: 14-21,Mzm. 103:1-2,3-4,8-9,11-12,Mat. 5:33-37,Yos 10:1-15,</text:p>
          </table:table-cell>
          <table:table-cell/>
        </table:table-row>
        <table:table-row table:style-name="ro1" table:visibility="filter">
          <table:table-cell/>
          <table:table-cell table:formula="of:=TEXT(WEEKDAY(DATE(2017;6;[.C176]));&quot;NNN&quot;)" office:value-type="string" office:string-value="Minggu" calcext:value-type="string">
            <text:p>Mingg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l. 8:2-3,14b-16a,Mzm. 147:12-13,14-15,19-20,1Kor. 10:16-17,Yoh. 6:51-58,Rm 5:1-21,Kel 24:1-11,</text:p>
          </table:table-cell>
          <table:table-cell/>
        </table:table-row>
        <table:table-row table:style-name="ro1" table:visibility="filter">
          <table:table-cell/>
          <table:table-cell table:formula="of:=TEXT(WEEKDAY(DATE(2017;6;[.C177]));&quot;NNN&quot;)" office:value-type="string" office:string-value="Senin" calcext:value-type="string">
            <text:p>Sen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Kor. 6:1-10,Mzm. 98:1,2-3ab,3cd-4,Mat. 5:38-42,Hak 2:6-3:4,</text:p>
          </table:table-cell>
          <table:table-cell/>
        </table:table-row>
        <table:table-row table:style-name="ro1" table:visibility="filter">
          <table:table-cell/>
          <table:table-cell table:formula="of:=TEXT(WEEKDAY(DATE(2017;6;[.C178]));&quot;NNN&quot;)" office:value-type="string" office:string-value="Selasa" calcext:value-type="string">
            <text:p>Selas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Kor. 8: 1-9,Mzm. 146:2,5-6,7,8-9a,Mat. 5:43-48,Hak 4:1-24,</text:p>
          </table:table-cell>
          <table:table-cell/>
        </table:table-row>
        <table:table-row table:style-name="ro1" table:visibility="filter">
          <table:table-cell/>
          <table:table-cell table:formula="of:=TEXT(WEEKDAY(DATE(2017;6;[.C179]));&quot;NNN&quot;)" office:value-type="string" office:string-value="Rabu" calcext:value-type="string">
            <text:p>Rab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Kor. 9:6-11,Mzm. 112:1-2,3-4,9,Mat. 6:1-6,16-18,Hak 6:1-6, 11-2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6;[.C180]));&quot;NNN&quot;)" office:value-type="string" office:string-value="Kamis" calcext:value-type="string">
            <text:p>Kami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Kor. 11: 1-11,Mzm. 111:1-2,3-4,7-8,Mat 6:7-15,Hak 7:1-8; 16-22a,</text:p>
          </table:table-cell>
          <table:table-cell/>
        </table:table-row>
        <table:table-row table:style-name="ro1" table:visibility="filter">
          <table:table-cell/>
          <table:table-cell table:formula="of:=TEXT(WEEKDAY(DATE(2017;6;[.C181]));&quot;NNN&quot;)" office:value-type="string" office:string-value="Jumat" calcext:value-type="string">
            <text:p>Jum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l. 7:6-11,Mzm. 103:1-2,3-4,6-7,8,10,1Yoh. 4:7-16,Mat. 11:25-30,Rm 5:1-21,Rm 8:28-39,</text:p>
          </table:table-cell>
          <table:table-cell/>
        </table:table-row>
        <table:table-row table:style-name="ro1" table:visibility="filter">
          <table:table-cell/>
          <table:table-cell table:formula="of:=TEXT(WEEKDAY(DATE(2017;6;[.C182]));&quot;NNN&quot;)" office:value-type="string" office:string-value="Sabtu" calcext:value-type="string">
            <text:p>Sabt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. 49:1-6,Mzm. 139:1-3,13-14ab,14c-15,Kis. 13:22-26,Luk. 1:57-66,80,Yer 1:4-10. 17,</text:p>
          </table:table-cell>
          <table:table-cell/>
        </table:table-row>
        <table:table-row table:style-name="ro1" table:visibility="filter">
          <table:table-cell/>
          <table:table-cell table:formula="of:=TEXT(WEEKDAY(DATE(2017;6;[.C183]));&quot;NNN&quot;)" office:value-type="string" office:string-value="Minggu" calcext:value-type="string">
            <text:p>Mingg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r. 20:10-13,Mzm. 69:8-10,14,7,33-35,Rm. 5:12-15,Mat. 10:26-33,Hak 13:1-25,</text:p>
          </table:table-cell>
          <table:table-cell/>
        </table:table-row>
        <table:table-row table:style-name="ro1" table:visibility="filter">
          <table:table-cell/>
          <table:table-cell table:formula="of:=TEXT(WEEKDAY(DATE(2017;6;[.C184]));&quot;NNN&quot;)" office:value-type="string" office:string-value="Senin" calcext:value-type="string">
            <text:p>Sen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ej. 12:1-9,Mzm. 33:12-13,18-19,20,22,Mat. 7:1-5,Hak 16:4-6; 16:31,</text:p>
          </table:table-cell>
          <table:table-cell/>
        </table:table-row>
        <table:table-row table:style-name="ro1" table:visibility="filter">
          <table:table-cell/>
          <table:table-cell table:formula="of:=TEXT(WEEKDAY(DATE(2017;6;[.C185]));&quot;NNN&quot;)" office:value-type="string" office:string-value="Selasa" calcext:value-type="string">
            <text:p>Selas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ej. 13:2,5-18,Mzm. 15:2-3ab,3cd-4ab,5,Mat. 7:6,12-14,1Sam 1:1-19,</text:p>
          </table:table-cell>
          <table:table-cell/>
        </table:table-row>
        <table:table-row table:style-name="ro1" table:visibility="filter">
          <table:table-cell/>
          <table:table-cell table:formula="of:=TEXT(WEEKDAY(DATE(2017;6;[.C186]));&quot;NNN&quot;)" office:value-type="string" office:string-value="Rabu" calcext:value-type="string">
            <text:p>Rab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ej. 15:1-12,17-18,Mzm. 105:1-2,3-4,6-7,8-9,Mat. 7:15-20,1Sam 1:20-28;2:11-21,</text:p>
          </table:table-cell>
          <table:table-cell/>
        </table:table-row>
        <table:table-row table:style-name="ro1" table:visibility="filter">
          <table:table-cell/>
          <table:table-cell table:formula="of:=TEXT(WEEKDAY(DATE(2017;6;[.C187]));&quot;NNN&quot;)" office:value-type="string" office:string-value="Kamis" calcext:value-type="string">
            <text:p>Kam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s. 12:1-11,Mzm. 34:2-3,4-5,6-7,8-9,2Tim. 4:6-8,17-18,Mat. 16:13-19,@15-2:10,</text:p>
          </table:table-cell>
          <table:table-cell/>
        </table:table-row>
        <table:table-row table:style-name="ro1" table:visibility="filter">
          <table:table-cell/>
          <table:table-cell table:formula="of:=TEXT(WEEKDAY(DATE(2017;6;[.C188]));&quot;NNN&quot;)" office:value-type="string" office:string-value="Jumat" calcext:value-type="string">
            <text:p>Jum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ej. 17:1,9-10,15-22,Mzm. 128:1-2,3,4-5,Mat. 8:1-4,1Sam 3:1-21,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bulan= 7 tahun= 2017</text:p>
          </table:table-cell>
          <table:table-cell table:number-columns-repeated="2"/>
        </table:table-row>
        <table:table-row table:style-name="ro1" table:visibility="filter">
          <table:table-cell/>
          <table:table-cell table:formula="of:=TEXT(WEEKDAY(DATE(2017;7;[.C190]));&quot;NNN&quot;)" office:value-type="string" office:string-value="Sabtu" calcext:value-type="string">
            <text:p>Sab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j. 18:1-15,Luk. 1:46-47,48-49,50,53,Mat. 8:5-17,1Sam 4:1-18,</text:p>
          </table:table-cell>
          <table:table-cell/>
        </table:table-row>
        <table:table-row table:style-name="ro1" table:visibility="filter">
          <table:table-cell/>
          <table:table-cell table:formula="of:=TEXT(WEEKDAY(DATE(2017;7;[.C191]));&quot;NNN&quot;)" office:value-type="string" office:string-value="Minggu" calcext:value-type="string">
            <text:p>Ming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Raj. 4:8-11,14-16a,Mzm. 89:2-3,16-17,18-19,Rm. 6:3-4,8-11,Mat. 10:37-42,1Sam 5:1-6:4,</text:p>
          </table:table-cell>
          <table:table-cell/>
        </table:table-row>
        <table:table-row table:style-name="ro1" table:visibility="filter">
          <table:table-cell/>
          <table:table-cell table:formula="of:=TEXT(WEEKDAY(DATE(2017;7;[.C192]));&quot;NNN&quot;)" office:value-type="string" office:string-value="Senin" calcext:value-type="string">
            <text:p>Sen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. 2:19-22,Mzm. 117:1,2,Yoh. 20:24-29,Kis. 5:12-32,1Kor. 1:7-2:5,1Kor. 4:1-16,</text:p>
          </table:table-cell>
          <table:table-cell/>
        </table:table-row>
        <table:table-row table:style-name="ro1" table:visibility="filter">
          <table:table-cell/>
          <table:table-cell table:formula="of:=TEXT(WEEKDAY(DATE(2017;7;[.C193]));&quot;NNN&quot;)" office:value-type="string" office:string-value="Selasa" calcext:value-type="string">
            <text:p>Sela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j. 19:15-29,Mzm. 26:2-3,9-10,11-12,Mat. 8:23-27,1Sam 9:1-6,14-10:1,</text:p>
          </table:table-cell>
          <table:table-cell/>
        </table:table-row>
        <table:table-row table:style-name="ro1" table:visibility="filter">
          <table:table-cell/>
          <table:table-cell table:formula="of:=TEXT(WEEKDAY(DATE(2017;7;[.C194]));&quot;NNN&quot;)" office:value-type="string" office:string-value="Rabu" calcext:value-type="string">
            <text:p>Rab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j. 21:5,8-20,Mzm. 34:7-8,10-11,12-13,Mat. 8:28-34,1Sam 11:1-15,</text:p>
          </table:table-cell>
          <table:table-cell/>
        </table:table-row>
        <table:table-row table:style-name="ro1" table:visibility="filter">
          <table:table-cell/>
          <table:table-cell table:formula="of:=TEXT(WEEKDAY(DATE(2017;7;[.C195]));&quot;NNN&quot;)" office:value-type="string" office:string-value="Kamis" calcext:value-type="string">
            <text:p>Kam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j. 22:1-19,Mzm. 116:1-2,3-4,5-6,8-9,Mat. 9:1-8,1Sam 12:1-25,</text:p>
          </table:table-cell>
          <table:table-cell/>
        </table:table-row>
        <table:table-row table:style-name="ro1" table:visibility="filter">
          <table:table-cell/>
          <table:table-cell table:formula="of:=TEXT(WEEKDAY(DATE(2017;7;[.C196]));&quot;NNN&quot;)" office:value-type="string" office:string-value="Jumat" calcext:value-type="string">
            <text:p>Jum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j. 23:1-4,19;24:1-8,62-67,Mzm. 106:1-2,3-4a,4b-5,Mat. 9:9-13,1Sam 15:1-23,</text:p>
          </table:table-cell>
          <table:table-cell/>
        </table:table-row>
        <table:table-row table:style-name="ro1" table:visibility="filter">
          <table:table-cell/>
          <table:table-cell table:formula="of:=TEXT(WEEKDAY(DATE(2017;7;[.C197]));&quot;NNN&quot;)" office:value-type="string" office:string-value="Sabtu" calcext:value-type="string">
            <text:p>Sabt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j. 27:1-5,15-29,Mzm. 135:1-2,3-4,5-6,Mat. 9:14-17,1Sam 16:1-13,</text:p>
          </table:table-cell>
          <table:table-cell/>
        </table:table-row>
        <table:table-row table:style-name="ro1" table:visibility="filter">
          <table:table-cell/>
          <table:table-cell table:formula="of:=TEXT(WEEKDAY(DATE(2017;7;[.C198]));&quot;NNN&quot;)" office:value-type="string" office:string-value="Minggu" calcext:value-type="string">
            <text:p>Mingg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a. 9:9-10,Mzm. 145:1-2,8-9,10-11,13cd-14,Rm. 8:9,11-13,Mat. 11:25-30,1Sam 17:1-10,23b-26, 40-51,</text:p>
          </table:table-cell>
          <table:table-cell/>
        </table:table-row>
        <table:table-row table:style-name="ro1" table:visibility="filter">
          <table:table-cell/>
          <table:table-cell table:formula="of:=TEXT(WEEKDAY(DATE(2017;7;[.C199]));&quot;NNN&quot;)" office:value-type="string" office:string-value="Senin" calcext:value-type="string">
            <text:p>Sen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j. 28:10-22a,Mzm. 91:1-2,3-4,14-15ab,Mat. 9:18-26,1Sam 17:57-18:9,20-30,</text:p>
          </table:table-cell>
          <table:table-cell/>
        </table:table-row>
        <table:table-row table:style-name="ro1" table:visibility="filter">
          <table:table-cell/>
          <table:table-cell table:formula="of:=TEXT(WEEKDAY(DATE(2017;7;[.C200]));&quot;NNN&quot;)" office:value-type="string" office:string-value="Selasa" calcext:value-type="string">
            <text:p>Selas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j. 32:22-32,Mzm. 17:1,2-3,6-7,8b,15,Mat. 9:32-38,1Sam 19:8-10;20:1-17,</text:p>
          </table:table-cell>
          <table:table-cell/>
        </table:table-row>
        <table:table-row table:style-name="ro1" table:visibility="filter">
          <table:table-cell/>
          <table:table-cell table:formula="of:=TEXT(WEEKDAY(DATE(2017;7;[.C201]));&quot;NNN&quot;)" office:value-type="string" office:string-value="Rabu" calcext:value-type="string">
            <text:p>Rab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j. 41:55-57; 42:5-7a,17-24a,Mzm. 33:2-3,10-11,18-19,Mat. 10:1-7,1Sam 21:1-9; 22:1-5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7;[.C202]));&quot;NNN&quot;)" office:value-type="string" office:string-value="Kamis" calcext:value-type="string">
            <text:p>Kam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j. 44:18-21,23b-29; 45:1-5,Mzm. 105:16-17,18-19,20-21,Mat. 10:7-15,1Sam 25:14-24,28-39,</text:p>
          </table:table-cell>
          <table:table-cell/>
        </table:table-row>
        <table:table-row table:style-name="ro1" table:visibility="filter">
          <table:table-cell/>
          <table:table-cell table:formula="of:=TEXT(WEEKDAY(DATE(2017;7;[.C203]));&quot;NNN&quot;)" office:value-type="string" office:string-value="Jumat" calcext:value-type="string">
            <text:p>Jum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j. 46:1-7,28-30,Mzm. 37:3-4,18-19,27-28,39-40,Mat. 10:16-23,1Sam 26:2-25,</text:p>
          </table:table-cell>
          <table:table-cell/>
        </table:table-row>
        <table:table-row table:style-name="ro1" table:visibility="filter">
          <table:table-cell/>
          <table:table-cell table:formula="of:=TEXT(WEEKDAY(DATE(2017;7;[.C204]));&quot;NNN&quot;)" office:value-type="string" office:string-value="Sabtu" calcext:value-type="string">
            <text:p>Sabt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j. 49:29-32; 50:15-26a,Mzm. 105:1-2,3-4,6-7,Mat. 10:24-33,1Sam 28:3-25,</text:p>
          </table:table-cell>
          <table:table-cell/>
        </table:table-row>
        <table:table-row table:style-name="ro1" table:visibility="filter">
          <table:table-cell/>
          <table:table-cell table:formula="of:=TEXT(WEEKDAY(DATE(2017;7;[.C205]));&quot;NNN&quot;)" office:value-type="string" office:string-value="Minggu" calcext:value-type="string">
            <text:p>Mingg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. 55:10-11,Mzm. 65:10abcd,10e-11,12-13,14,Rm. 8:18-23,Mat. 13:1-23,1Sam 31:1-4,</text:p>
          </table:table-cell>
          <table:table-cell/>
        </table:table-row>
        <table:table-row table:style-name="ro1" table:visibility="filter">
          <table:table-cell/>
          <table:table-cell table:formula="of:=TEXT(WEEKDAY(DATE(2017;7;[.C206]));&quot;NNN&quot;)" office:value-type="string" office:string-value="Senin" calcext:value-type="string">
            <text:p>Sen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l. 1:8-14,22,Mzm. 124:1-3,4-6,7-8,Mat. 10:34-11:1,2Sam 2:1-11;3:1-15,</text:p>
          </table:table-cell>
          <table:table-cell/>
        </table:table-row>
        <table:table-row table:style-name="ro1" table:visibility="filter">
          <table:table-cell/>
          <table:table-cell table:formula="of:=TEXT(WEEKDAY(DATE(2017;7;[.C207]));&quot;NNN&quot;)" office:value-type="string" office:string-value="Selasa" calcext:value-type="string">
            <text:p>Selas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l. 2:1-15a,Mzm. 69:3,14,30-31,33-34,Mat. 11:20-24,2Sam 4:2-5:7,</text:p>
          </table:table-cell>
          <table:table-cell/>
        </table:table-row>
        <table:table-row table:style-name="ro1" table:visibility="filter">
          <table:table-cell/>
          <table:table-cell table:formula="of:=TEXT(WEEKDAY(DATE(2017;7;[.C208]));&quot;NNN&quot;)" office:value-type="string" office:string-value="Rabu" calcext:value-type="string">
            <text:p>Rab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l. 3:1-6.9-12,Mzm. 103:1-2,3-4,6-7,Mat. 11:25-27,2Sam 6:1-23,</text:p>
          </table:table-cell>
          <table:table-cell/>
        </table:table-row>
        <table:table-row table:style-name="ro1" table:visibility="filter">
          <table:table-cell/>
          <table:table-cell table:formula="of:=TEXT(WEEKDAY(DATE(2017;7;[.C209]));&quot;NNN&quot;)" office:value-type="string" office:string-value="Kamis" calcext:value-type="string">
            <text:p>Kami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l. 3:13-20,Mzm. 105:1,5,8-9,24-25,26-27,Mat. 11:28-30,2Sam 7:1-25,</text:p>
          </table:table-cell>
          <table:table-cell/>
        </table:table-row>
        <table:table-row table:style-name="ro1" table:visibility="filter">
          <table:table-cell/>
          <table:table-cell table:formula="of:=TEXT(WEEKDAY(DATE(2017;7;[.C210]));&quot;NNN&quot;)" office:value-type="string" office:string-value="Jumat" calcext:value-type="string">
            <text:p>Jum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d. 3:1-4a,2Kor. 5:14-17,Mzm. 63:2,3-4,5-6,8-9,Yoh. 20:1,11-18,2Sam 11:1-17; 26-27,</text:p>
          </table:table-cell>
          <table:table-cell/>
        </table:table-row>
        <table:table-row table:style-name="ro1" table:visibility="filter">
          <table:table-cell/>
          <table:table-cell table:formula="of:=TEXT(WEEKDAY(DATE(2017;7;[.C211]));&quot;NNN&quot;)" office:value-type="string" office:string-value="Sabtu" calcext:value-type="string">
            <text:p>Sabtu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id. 3:1-4a,2Kor. 5:14-17,Mzm. 63:2,3-4,5-6,8-9,Yoh. 20:1,11-18,1Taw 22:5-19,</text:p>
          </table:table-cell>
          <table:table-cell/>
        </table:table-row>
        <table:table-row table:style-name="ro1" table:visibility="filter">
          <table:table-cell/>
          <table:table-cell table:formula="of:=TEXT(WEEKDAY(DATE(2017;7;[.C212]));&quot;NNN&quot;)" office:value-type="string" office:string-value="Minggu" calcext:value-type="string">
            <text:p>Minggu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b. 12:13,16-19,Mzm. 86:5-6,9-10,15-16a,Rm. 8:26-27,Mat. 13:24-43,2Sam 15:7-14, 24-30, 16:5-13,</text:p>
          </table:table-cell>
          <table:table-cell/>
        </table:table-row>
        <table:table-row table:style-name="ro1" table:visibility="filter">
          <table:table-cell/>
          <table:table-cell table:formula="of:=TEXT(WEEKDAY(DATE(2017;7;[.C213]));&quot;NNN&quot;)" office:value-type="string" office:string-value="Senin" calcext:value-type="string">
            <text:p>Sen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l. 14:5-18,Kel. 15:1-2,3-4,5-6,Mat. 12:38-42,2Sam 18:6-19:4,</text:p>
          </table:table-cell>
          <table:table-cell/>
        </table:table-row>
        <table:table-row table:style-name="ro1" table:visibility="filter">
          <table:table-cell/>
          <table:table-cell table:formula="of:=TEXT(WEEKDAY(DATE(2017;7;[.C214]));&quot;NNN&quot;)" office:value-type="string" office:string-value="Selasa" calcext:value-type="string">
            <text:p>Selas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Kor. 4:7-15,Mzm. 126:1-2ab,2cd-3,4-5,6,Mat. 20:20-28,Kis 5:12-32,1Kor 1:17-2:5,1Kor 4:1-16,</text:p>
          </table:table-cell>
          <table:table-cell/>
        </table:table-row>
        <table:table-row table:style-name="ro1" table:visibility="filter">
          <table:table-cell/>
          <table:table-cell table:formula="of:=TEXT(WEEKDAY(DATE(2017;7;[.C215]));&quot;NNN&quot;)" office:value-type="string" office:string-value="Rabu" calcext:value-type="string">
            <text:p>Rabu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r. 44:1,10-15,Mzm. 132:11,13-14,17-18,Mat. 13:16-17,Ayb 23:1-24:12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7;[.C216]));&quot;NNN&quot;)" office:value-type="string" office:string-value="Kamis" calcext:value-type="string">
            <text:p>Kami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el. 19: 1-2,9-11,16-20b,Dan. 3:52,53,54,56,Mat. 13:10-17,1Raj 1:11-35; 2:10-12,</text:p>
          </table:table-cell>
          <table:table-cell/>
        </table:table-row>
        <table:table-row table:style-name="ro1" table:visibility="filter">
          <table:table-cell/>
          <table:table-cell table:formula="of:=TEXT(WEEKDAY(DATE(2017;7;[.C217]));&quot;NNN&quot;)" office:value-type="string" office:string-value="Jumat" calcext:value-type="string">
            <text:p>Jum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el. 20:1-17,Mzm. 19:8,9,10,11,Mat. 13:18-23,1Raj 3:5-28,</text:p>
          </table:table-cell>
          <table:table-cell/>
        </table:table-row>
        <table:table-row table:style-name="ro1" table:visibility="filter">
          <table:table-cell/>
          <table:table-cell table:formula="of:=TEXT(WEEKDAY(DATE(2017;7;[.C218]));&quot;NNN&quot;)" office:value-type="string" office:string-value="Sabtu" calcext:value-type="string">
            <text:p>Sabt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el. 24:3-8,1 Yoh 4:7-16,Mzm. 50:1-2,5-6,14-15,Mzm 34:2-3.4-5.6-7.8-9.10-11,Yoh. 11:19-27,Luk. 10:38-42,1Raj 8:1-21,</text:p>
          </table:table-cell>
          <table:table-cell/>
        </table:table-row>
        <table:table-row table:style-name="ro1" table:visibility="filter">
          <table:table-cell/>
          <table:table-cell table:formula="of:=TEXT(WEEKDAY(DATE(2017;7;[.C219]));&quot;NNN&quot;)" office:value-type="string" office:string-value="Minggu" calcext:value-type="string">
            <text:p>Mingg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Raj. 3:5,7-12,Mzm. 119:57,72,76-77,127-128,129-130,Rm. 8:28-30,Mat. 13:44-52,1Raj 8:22-34, 54-61,</text:p>
          </table:table-cell>
          <table:table-cell/>
        </table:table-row>
        <table:table-row table:style-name="ro1" table:visibility="filter">
          <table:table-cell/>
          <table:table-cell table:formula="of:=TEXT(WEEKDAY(DATE(2017;7;[.C220]));&quot;NNN&quot;)" office:value-type="string" office:string-value="Senin" calcext:value-type="string">
            <text:p>Sen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el. 32:15-24,30-34,Mzm. 106:19-20,21-22,23,Mat. 13:31-35,1Raj 10:1-13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lan= 8 tahun= 2017</text:p>
          </table:table-cell>
          <table:table-cell table:number-columns-repeated="2"/>
        </table:table-row>
        <table:table-row table:style-name="ro1" table:visibility="filter">
          <table:table-cell/>
          <table:table-cell table:formula="of:=TEXT(WEEKDAY(DATE(2017;8;[.C222]));&quot;NNN&quot;)" office:value-type="string" office:string-value="Selasa" calcext:value-type="string">
            <text:p>Sela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. 33:7-11; 34:5b-9,28,Mzm. 103:6-13,Mat. 13:36-43,1Raj 11:1-4,26-43,</text:p>
          </table:table-cell>
          <table:table-cell/>
        </table:table-row>
        <table:table-row table:style-name="ro1" table:visibility="filter">
          <table:table-cell/>
          <table:table-cell table:formula="of:=TEXT(WEEKDAY(DATE(2017;8;[.C223]));&quot;NNN&quot;)" office:value-type="string" office:string-value="Rabu" calcext:value-type="string">
            <text:p>Rab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. 34:29-35,Mzm. 99:5,6,7,9,Mat. 13:44-46,1Raj 12:1-19,</text:p>
          </table:table-cell>
          <table:table-cell/>
        </table:table-row>
        <table:table-row table:style-name="ro1" table:visibility="filter">
          <table:table-cell/>
          <table:table-cell table:formula="of:=TEXT(WEEKDAY(DATE(2017;8;[.C224]));&quot;NNN&quot;)" office:value-type="string" office:string-value="Kamis" calcext:value-type="string">
            <text:p>Kam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. 40:16-21,34-38,Mzm. 84:3,4,5-6a,8a,11,Mat. 13:47-53,1Raj 12:20-33,</text:p>
          </table:table-cell>
          <table:table-cell/>
        </table:table-row>
        <table:table-row table:style-name="ro1" table:visibility="filter">
          <table:table-cell/>
          <table:table-cell table:formula="of:=TEXT(WEEKDAY(DATE(2017;8;[.C225]));&quot;NNN&quot;)" office:value-type="string" office:string-value="Jumat" calcext:value-type="string">
            <text:p>Jum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. 23:1,4-11,15-16,27,34b-37,Mzm. 81:3-4,5-6ab,10-11ab,Mat. 13:54-58,1Raj16:29-17:16,</text:p>
          </table:table-cell>
          <table:table-cell/>
        </table:table-row>
        <table:table-row table:style-name="ro1" table:visibility="filter">
          <table:table-cell/>
          <table:table-cell table:formula="of:=TEXT(WEEKDAY(DATE(2017;8;[.C226]));&quot;NNN&quot;)" office:value-type="string" office:string-value="Sabtu" calcext:value-type="string">
            <text:p>Sabt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. 25:1,8-17,Mzm. 67:2-3,5,7-8,Mat. 14:1-12,1Raj 18:16b-40,</text:p>
          </table:table-cell>
          <table:table-cell/>
        </table:table-row>
        <table:table-row table:style-name="ro1" table:visibility="filter">
          <table:table-cell/>
          <table:table-cell table:formula="of:=TEXT(WEEKDAY(DATE(2017;8;[.C227]));&quot;NNN&quot;)" office:value-type="string" office:string-value="Minggu" calcext:value-type="string">
            <text:p>Mingg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. 7:9-10,13-14,Mzm. 97:1-2,5-6,9,2Ptr. 1:16-19,Mat. 17:1-9,2Kor 3:7-4:6,</text:p>
          </table:table-cell>
          <table:table-cell/>
        </table:table-row>
        <table:table-row table:style-name="ro1" table:visibility="filter">
          <table:table-cell/>
          <table:table-cell table:formula="of:=TEXT(WEEKDAY(DATE(2017;8;[.C228]));&quot;NNN&quot;)" office:value-type="string" office:string-value="Senin" calcext:value-type="string">
            <text:p>Sen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l. 11:4b-15,Mzm. 81:12-13,14-15,16-17,Mat. 14:13-21,1Raj 21:1-21,27-29,</text:p>
          </table:table-cell>
          <table:table-cell/>
        </table:table-row>
        <table:table-row table:style-name="ro1" table:visibility="filter">
          <table:table-cell/>
          <table:table-cell table:formula="of:=TEXT(WEEKDAY(DATE(2017;8;[.C229]));&quot;NNN&quot;)" office:value-type="string" office:string-value="Selasa" calcext:value-type="string">
            <text:p>Selas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l. 12:1-13,Mzm. 51:3-4,5-6a, 6bc-7,12-13,Mat. 15:1-2,10-14,1Raj 22:1-9,15-23,29,34-38,</text:p>
          </table:table-cell>
          <table:table-cell/>
        </table:table-row>
        <table:table-row table:style-name="ro1" table:visibility="filter">
          <table:table-cell/>
          <table:table-cell table:formula="of:=TEXT(WEEKDAY(DATE(2017;8;[.C230]));&quot;NNN&quot;)" office:value-type="string" office:string-value="Rabu" calcext:value-type="string">
            <text:p>Rab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l. 13:1-2a,25, 14:1,26-29,34-35;,Mzm. 106:6-7a,13-14,21-22,23,Mat. 15:21-28,2Taw 20:1-9,13-2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8;[.C231]));&quot;NNN&quot;)" office:value-type="string" office:string-value="Kamis" calcext:value-type="string">
            <text:p>Kam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Kor. 9:6-10,Mzm. 112:1-2,5-6,7-8,9,Yoh. 12:24-26,Kis 6:1-6;8:1,4-8,</text:p>
          </table:table-cell>
          <table:table-cell/>
        </table:table-row>
        <table:table-row table:style-name="ro1" table:visibility="filter">
          <table:table-cell/>
          <table:table-cell table:formula="of:=TEXT(WEEKDAY(DATE(2017;8;[.C232]));&quot;NNN&quot;)" office:value-type="string" office:string-value="Jumat" calcext:value-type="string">
            <text:p>Jum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l. 4:32-40,Mzm. 77:12-13,14-15,16,21,Mat. 16:24-28,2Raj 3:5-27,</text:p>
          </table:table-cell>
          <table:table-cell/>
        </table:table-row>
        <table:table-row table:style-name="ro1" table:visibility="filter">
          <table:table-cell/>
          <table:table-cell table:formula="of:=TEXT(WEEKDAY(DATE(2017;8;[.C233]));&quot;NNN&quot;)" office:value-type="string" office:string-value="Sabtu" calcext:value-type="string">
            <text:p>Sabt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l. <text:s/>6:4-13,Mzm. 18:2-3a,3bc-4,47,51ab,Mat. 17:14-20,2Raj 4:8-37,</text:p>
          </table:table-cell>
          <table:table-cell/>
        </table:table-row>
        <table:table-row table:style-name="ro1" table:visibility="filter">
          <table:table-cell/>
          <table:table-cell table:formula="of:=TEXT(WEEKDAY(DATE(2017;8;[.C234]));&quot;NNN&quot;)" office:value-type="string" office:string-value="Minggu" calcext:value-type="string">
            <text:p>Mingg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y. 11:19a; 12:1,3-6a,10ab,Mzm. 45:10bc,11,12ab,1Kor. 15:20-26,Luk. 1:39-56,Ef 1:16-2:10,</text:p>
          </table:table-cell>
          <table:table-cell/>
        </table:table-row>
        <table:table-row table:style-name="ro1" table:visibility="filter">
          <table:table-cell/>
          <table:table-cell table:formula="of:=TEXT(WEEKDAY(DATE(2017;8;[.C235]));&quot;NNN&quot;)" office:value-type="string" office:string-value="Senin" calcext:value-type="string">
            <text:p>Sen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l. 10:12-22,Mzm. 147:12-13,14-15,19-20,Mat. 17:22-27,2Raj 5:1-19a,</text:p>
          </table:table-cell>
          <table:table-cell/>
        </table:table-row>
        <table:table-row table:style-name="ro1" table:visibility="filter">
          <table:table-cell/>
          <table:table-cell table:formula="of:=TEXT(WEEKDAY(DATE(2017;8;[.C236]));&quot;NNN&quot;)" office:value-type="string" office:string-value="Selasa" calcext:value-type="string">
            <text:p>Selas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l. 31:1-8,Ul. 32:3-4a,7,8,9,12,Mat. 18:1-5,10,12-14,2Raj 6:8-23,</text:p>
          </table:table-cell>
          <table:table-cell/>
        </table:table-row>
        <table:table-row table:style-name="ro1" table:visibility="filter">
          <table:table-cell/>
          <table:table-cell table:formula="of:=TEXT(WEEKDAY(DATE(2017;8;[.C237]));&quot;NNN&quot;)" office:value-type="string" office:string-value="Rabu" calcext:value-type="string">
            <text:p>Rab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l. 34:1-12,Mzm. 66:1-3a,5,8,16-17,Mat. 18:15-20,2Raj 6:24-25,32-7:16,</text:p>
          </table:table-cell>
          <table:table-cell/>
        </table:table-row>
        <table:table-row table:style-name="ro1" table:visibility="filter">
          <table:table-cell/>
          <table:table-cell table:formula="of:=TEXT(WEEKDAY(DATE(2017;8;[.C238]));&quot;NNN&quot;)" office:value-type="string" office:string-value="Kamis" calcext:value-type="string">
            <text:p>Kam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r. 10:1-8,Mzm. 101:1a,2ac,3a,6-7,1Ptr. 2:13-17,Mat. 22:15-21,Gal5:1-26,</text:p>
          </table:table-cell>
          <table:table-cell/>
        </table:table-row>
        <table:table-row table:style-name="ro1" table:visibility="filter">
          <table:table-cell/>
          <table:table-cell table:formula="of:=TEXT(WEEKDAY(DATE(2017;8;[.C239]));&quot;NNN&quot;)" office:value-type="string" office:string-value="Jumat" calcext:value-type="string">
            <text:p>Jum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os. 24:1-13,Mzm. 136:1-3,16-18,21-22,24,Mat. 19:3-12,2Raj 11:1-21,</text:p>
          </table:table-cell>
          <table:table-cell/>
        </table:table-row>
        <table:table-row table:style-name="ro1" table:visibility="filter">
          <table:table-cell/>
          <table:table-cell table:formula="of:=TEXT(WEEKDAY(DATE(2017;8;[.C240]));&quot;NNN&quot;)" office:value-type="string" office:string-value="Sabtu" calcext:value-type="string">
            <text:p>Sabt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os. 24:14-29,Mzm. 16:1-2a,5,7-8,11,Mat. 19:13-15,2Raj 13:10-25,</text:p>
          </table:table-cell>
          <table:table-cell/>
        </table:table-row>
        <table:table-row table:style-name="ro1" table:visibility="filter">
          <table:table-cell/>
          <table:table-cell table:formula="of:=TEXT(WEEKDAY(DATE(2017;8;[.C241]));&quot;NNN&quot;)" office:value-type="string" office:string-value="Minggu" calcext:value-type="string">
            <text:p>Mingg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. 56:1,6-7,Mzm. 67:2-3,5,6,8,Rm. 11:13-15,29-32,Mat. 15:21-28,Ef 1:1-14,</text:p>
          </table:table-cell>
          <table:table-cell/>
        </table:table-row>
        <table:table-row table:style-name="ro1" table:visibility="filter">
          <table:table-cell/>
          <table:table-cell table:formula="of:=TEXT(WEEKDAY(DATE(2017;8;[.C242]));&quot;NNN&quot;)" office:value-type="string" office:string-value="Senin" calcext:value-type="string">
            <text:p>Sen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k. 2:11-19,Mzm. 106:34-35,36-37,39-40,43ab,44,Mat. 19:16-22,Ef 1:15-23,</text:p>
          </table:table-cell>
          <table:table-cell/>
        </table:table-row>
        <table:table-row table:style-name="ro1" table:visibility="filter">
          <table:table-cell/>
          <table:table-cell table:formula="of:=TEXT(WEEKDAY(DATE(2017;8;[.C243]));&quot;NNN&quot;)" office:value-type="string" office:string-value="Selasa" calcext:value-type="string">
            <text:p>Selas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k. 6:11-24a,Mzm. 85:9,11-12,13-14,Mat. 19:23-30,Ef 2:1-10,</text:p>
          </table:table-cell>
          <table:table-cell/>
        </table:table-row>
        <table:table-row table:style-name="ro1" table:visibility="filter">
          <table:table-cell/>
          <table:table-cell table:formula="of:=TEXT(WEEKDAY(DATE(2017;8;[.C244]));&quot;NNN&quot;)" office:value-type="string" office:string-value="Rabu" calcext:value-type="string">
            <text:p>Rabu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k. 9:6-15,Mzm. 21:2-3,4-5,6-7,Mat. 20:1-16a,Ef 2:11-22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8;[.C245]));&quot;NNN&quot;)" office:value-type="string" office:string-value="Kamis" calcext:value-type="string">
            <text:p>Kam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y. 21:9b-14,Mzm. 145:10-11,12-13ab,17-18,Yoh. 1:45-51,Kis5:12-32,1Kor 1:17-2:5,1Kor 4:1-16,</text:p>
          </table:table-cell>
          <table:table-cell/>
        </table:table-row>
        <table:table-row table:style-name="ro1" table:visibility="filter">
          <table:table-cell/>
          <table:table-cell table:formula="of:=TEXT(WEEKDAY(DATE(2017;8;[.C246]));&quot;NNN&quot;)" office:value-type="string" office:string-value="Jumat" calcext:value-type="string">
            <text:p>Jum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t. 1:1,3-6,14b-16,22,Mzm. 146:5-6,7,8-9a,9bc-10,Mat. 22:34-40,Ef 3:14-21,</text:p>
          </table:table-cell>
          <table:table-cell/>
        </table:table-row>
        <table:table-row table:style-name="ro1" table:visibility="filter">
          <table:table-cell/>
          <table:table-cell table:formula="of:=TEXT(WEEKDAY(DATE(2017;8;[.C247]));&quot;NNN&quot;)" office:value-type="string" office:string-value="Sabtu" calcext:value-type="string">
            <text:p>Sabtu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t. 2:1-3,8-11;4:13-17,Mzm. 128:1-2,3,4,5,Mat. 23:1-12,Ef 4:1-16,</text:p>
          </table:table-cell>
          <table:table-cell/>
        </table:table-row>
        <table:table-row table:style-name="ro1" table:visibility="filter">
          <table:table-cell/>
          <table:table-cell table:formula="of:=TEXT(WEEKDAY(DATE(2017;8;[.C248]));&quot;NNN&quot;)" office:value-type="string" office:string-value="Minggu" calcext:value-type="string">
            <text:p>Mingg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. 22:19-23,Mzm. 138:1-2a,2bc-3,6,8bc,Rm. 11:33-36,Mat. 16:13-20,Ef 4:17-24,</text:p>
          </table:table-cell>
          <table:table-cell/>
        </table:table-row>
        <table:table-row table:style-name="ro1" table:visibility="filter">
          <table:table-cell/>
          <table:table-cell table:formula="of:=TEXT(WEEKDAY(DATE(2017;8;[.C249]));&quot;NNN&quot;)" office:value-type="string" office:string-value="Senin" calcext:value-type="string">
            <text:p>Sen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Tes. 1:2b-5,8b-10,Mzm. 149:1-2,3-4,5-6a,9b,Mat. 23:13-22,Ef 4:25-5:7,</text:p>
          </table:table-cell>
          <table:table-cell/>
        </table:table-row>
        <table:table-row table:style-name="ro1" table:visibility="filter">
          <table:table-cell/>
          <table:table-cell table:formula="of:=TEXT(WEEKDAY(DATE(2017;8;[.C250]));&quot;NNN&quot;)" office:value-type="string" office:string-value="Selasa" calcext:value-type="string">
            <text:p>Selas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r. 1:17-19,Mzm. 71:1-2,3-4a,5-6ab,15ab,17,Mrk. 6:17-29,Am 1:1-2:3,</text:p>
          </table:table-cell>
          <table:table-cell/>
        </table:table-row>
        <table:table-row table:style-name="ro1" table:visibility="filter">
          <table:table-cell/>
          <table:table-cell table:formula="of:=TEXT(WEEKDAY(DATE(2017;8;[.C251]));&quot;NNN&quot;)" office:value-type="string" office:string-value="Rabu" calcext:value-type="string">
            <text:p>Rab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Tes. 2:9-13,Mzm. 139:7-8,9-10,11-12ab,Mat. 23:27-32,Ef 5:21-33,</text:p>
          </table:table-cell>
          <table:table-cell/>
        </table:table-row>
        <table:table-row table:style-name="ro1" table:visibility="filter">
          <table:table-cell/>
          <table:table-cell table:formula="of:=TEXT(WEEKDAY(DATE(2017;8;[.C252]));&quot;NNN&quot;)" office:value-type="string" office:string-value="Kamis" calcext:value-type="string">
            <text:p>Kami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Tes. 3:7-13,Mzm. 90:3-4,12-13,14,17,Mat. 24:42-51,Ef 6:1-9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lan= 9 tahun= 2017</text:p>
          </table:table-cell>
          <table:table-cell table:number-columns-repeated="2"/>
        </table:table-row>
        <table:table-row table:style-name="ro1" table:visibility="filter">
          <table:table-cell/>
          <table:table-cell table:formula="of:=TEXT(WEEKDAY(DATE(2017;9;[.C254]));&quot;NNN&quot;)" office:value-type="string" office:string-value="Jumat" calcext:value-type="string">
            <text:p>Ju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Tes. 4:1-8,Mzm. 97:1-2b,5-6,10,11-12,Mat. 25:1-13,Ef 6:10-24,</text:p>
          </table:table-cell>
          <table:table-cell/>
        </table:table-row>
        <table:table-row table:style-name="ro1" table:visibility="filter">
          <table:table-cell/>
          <table:table-cell table:formula="of:=TEXT(WEEKDAY(DATE(2017;9;[.C255]));&quot;NNN&quot;)" office:value-type="string" office:string-value="Sabtu" calcext:value-type="string">
            <text:p>Sab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Tes. 4:9-11,Mzm. 98:1,7-8,9,Mat. 25:14-30,Flm 1:1-25,</text:p>
          </table:table-cell>
          <table:table-cell/>
        </table:table-row>
        <table:table-row table:style-name="ro1" table:visibility="filter">
          <table:table-cell/>
          <table:table-cell table:formula="of:=TEXT(WEEKDAY(DATE(2017;9;[.C256]));&quot;NNN&quot;)" office:value-type="string" office:string-value="Minggu" calcext:value-type="string">
            <text:p>Mingg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r. 20:7-9,Mzm. 63:2,3-4,5-6,8-9,Rm. 12:1-2,Mat. 16:21-27,2Raj 14:1-27,</text:p>
          </table:table-cell>
          <table:table-cell/>
        </table:table-row>
        <table:table-row table:style-name="ro1" table:visibility="filter">
          <table:table-cell/>
          <table:table-cell table:formula="of:=TEXT(WEEKDAY(DATE(2017;9;[.C257]));&quot;NNN&quot;)" office:value-type="string" office:string-value="Senin" calcext:value-type="string">
            <text:p>Sen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Tes. 4:13-17a,Mzm. 96:1,3,4-5,11-12,13,Luk. 4:16-30,Am 1:1-2:3,</text:p>
          </table:table-cell>
          <table:table-cell/>
        </table:table-row>
        <table:table-row table:style-name="ro1" table:visibility="filter">
          <table:table-cell/>
          <table:table-cell table:formula="of:=TEXT(WEEKDAY(DATE(2017;9;[.C258]));&quot;NNN&quot;)" office:value-type="string" office:string-value="Selasa" calcext:value-type="string">
            <text:p>Selas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Tes. 5:1-6,9-11,Mzm. 27:1,4,13-14,Luk. 4:31-37,Am 2:4-16,</text:p>
          </table:table-cell>
          <table:table-cell/>
        </table:table-row>
        <table:table-row table:style-name="ro1" table:visibility="filter">
          <table:table-cell/>
          <table:table-cell table:formula="of:=TEXT(WEEKDAY(DATE(2017;9;[.C259]));&quot;NNN&quot;)" office:value-type="string" office:string-value="Rabu" calcext:value-type="string">
            <text:p>Rab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ol. 1:1-8,Mzm. 52:10,11,Luk. 4:38-44,Am 3:1-15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9;[.C260]));&quot;NNN&quot;)" office:value-type="string" office:string-value="Kamis" calcext:value-type="string">
            <text:p>Kam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ol. 1:9-14,Mzm. 98:2-3ab,3cd-4,5-6,Luk. 5:1-11,Am 4:1-13,</text:p>
          </table:table-cell>
          <table:table-cell/>
        </table:table-row>
        <table:table-row table:style-name="ro1" table:visibility="filter">
          <table:table-cell/>
          <table:table-cell table:formula="of:=TEXT(WEEKDAY(DATE(2017;9;[.C261]));&quot;NNN&quot;)" office:value-type="string" office:string-value="Jumat" calcext:value-type="string">
            <text:p>Jum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. 5:1-4a,Rm. 8:28-30,Mzm. 13:6ab,6cd,Mat. 1:1-16,18-23,Kej 3:9-20,</text:p>
          </table:table-cell>
          <table:table-cell/>
        </table:table-row>
        <table:table-row table:style-name="ro1" table:visibility="filter">
          <table:table-cell/>
          <table:table-cell table:formula="of:=TEXT(WEEKDAY(DATE(2017;9;[.C262]));&quot;NNN&quot;)" office:value-type="string" office:string-value="Sabtu" calcext:value-type="string">
            <text:p>Sabt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ol. 1:21-23,Mzm. 54:3-4,6,8,Luk. 6:1-5,Am 5:18-6:14,</text:p>
          </table:table-cell>
          <table:table-cell/>
        </table:table-row>
        <table:table-row table:style-name="ro1" table:visibility="filter">
          <table:table-cell/>
          <table:table-cell table:formula="of:=TEXT(WEEKDAY(DATE(2017;9;[.C263]));&quot;NNN&quot;)" office:value-type="string" office:string-value="Minggu" calcext:value-type="string">
            <text:p>Mingg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h. 33:7-9,Mzm. 95:1-2,6-7,8-9,Rm. 13:8-10,Mat. 18:15-20,Am 7:1-17,</text:p>
          </table:table-cell>
          <table:table-cell/>
        </table:table-row>
        <table:table-row table:style-name="ro1" table:visibility="filter">
          <table:table-cell/>
          <table:table-cell table:formula="of:=TEXT(WEEKDAY(DATE(2017;9;[.C264]));&quot;NNN&quot;)" office:value-type="string" office:string-value="Senin" calcext:value-type="string">
            <text:p>Sen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ol. 1:24-2:3,Mzm. 62:6-7,9,Luk. 6:6-11,Am 8:1-14,</text:p>
          </table:table-cell>
          <table:table-cell/>
        </table:table-row>
        <table:table-row table:style-name="ro1" table:visibility="filter">
          <table:table-cell/>
          <table:table-cell table:formula="of:=TEXT(WEEKDAY(DATE(2017;9;[.C265]));&quot;NNN&quot;)" office:value-type="string" office:string-value="Selasa" calcext:value-type="string">
            <text:p>Sela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ol. 2:6-15,Mzm. 145:1-2,8-9,10-11,Luk. 6:12-19,Am 9:1-15,</text:p>
          </table:table-cell>
          <table:table-cell/>
        </table:table-row>
        <table:table-row table:style-name="ro1" table:visibility="filter">
          <table:table-cell/>
          <table:table-cell table:formula="of:=TEXT(WEEKDAY(DATE(2017;9;[.C266]));&quot;NNN&quot;)" office:value-type="string" office:string-value="Rabu" calcext:value-type="string">
            <text:p>Rab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l. 3:1-11,Mzm. 145:2-3,10-11,12-13ab,Luk. 6:20-26,Hos 1:1-9;3:1-5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9;[.C267]));&quot;NNN&quot;)" office:value-type="string" office:string-value="Kamis" calcext:value-type="string">
            <text:p>Kami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l. 21:4-9,Mzm. 78:1-2,34-35,36-37,38,Flp. 2:6-11,Yoh. 3:13-17,Gal 2:19-3:7, 13-14; 6:14-18,Est 1:1-3,9-16,19; 2:5-10, 16-17,</text:p>
          </table:table-cell>
          <table:table-cell/>
        </table:table-row>
        <table:table-row table:style-name="ro1" table:visibility="filter">
          <table:table-cell/>
          <table:table-cell table:formula="of:=TEXT(WEEKDAY(DATE(2017;9;[.C268]));&quot;NNN&quot;)" office:value-type="string" office:string-value="Jumat" calcext:value-type="string">
            <text:p>Jum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br. 5: 7-9,Mzm 31:2-3a,3b-4,5-6,15-16,20,Yoh. 19:25-27,Luk. 2:33-35,Est 3:1-11,</text:p>
          </table:table-cell>
          <table:table-cell/>
        </table:table-row>
        <table:table-row table:style-name="ro1" table:visibility="filter">
          <table:table-cell/>
          <table:table-cell table:formula="of:=TEXT(WEEKDAY(DATE(2017;9;[.C269]));&quot;NNN&quot;)" office:value-type="string" office:string-value="Sabtu" calcext:value-type="string">
            <text:p>Sabt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Tim. 1:15-17,Mzm. 113:1-2,3-4,5a,6-7,Luk. 6:43-49,Hos 5:15b-7:2,</text:p>
          </table:table-cell>
          <table:table-cell/>
        </table:table-row>
        <table:table-row table:style-name="ro1" table:visibility="filter">
          <table:table-cell/>
          <table:table-cell table:formula="of:=TEXT(WEEKDAY(DATE(2017;9;[.C270]));&quot;NNN&quot;)" office:value-type="string" office:string-value="Minggu" calcext:value-type="string">
            <text:p>Mingg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r. 27:30 - 28:9,Mzm. 103:1-2,3-4,9-10,11-12,Rm. 14:7-9,Mat. 18:21-35,Hos 8:1-13,</text:p>
          </table:table-cell>
          <table:table-cell/>
        </table:table-row>
        <table:table-row table:style-name="ro1" table:visibility="filter">
          <table:table-cell/>
          <table:table-cell table:formula="of:=TEXT(WEEKDAY(DATE(2017;9;[.C271]));&quot;NNN&quot;)" office:value-type="string" office:string-value="Senin" calcext:value-type="string">
            <text:p>Sen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Tim. 2:1-8,Mzm. 28:2,7,8-9,Luk. 7:1-10,Hos 9:1-14,</text:p>
          </table:table-cell>
          <table:table-cell/>
        </table:table-row>
        <table:table-row table:style-name="ro1" table:visibility="filter">
          <table:table-cell/>
          <table:table-cell table:formula="of:=TEXT(WEEKDAY(DATE(2017;9;[.C272]));&quot;NNN&quot;)" office:value-type="string" office:string-value="Selasa" calcext:value-type="string">
            <text:p>Selas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Tim. 3:1-13,Mzm. 101:1-2ab,2cd-3ab,5,6,Luk. 7:11-17,Hos 10:1-15,</text:p>
          </table:table-cell>
          <table:table-cell/>
        </table:table-row>
        <table:table-row table:style-name="ro1" table:visibility="filter">
          <table:table-cell/>
          <table:table-cell table:formula="of:=TEXT(WEEKDAY(DATE(2017;9;[.C273]));&quot;NNN&quot;)" office:value-type="string" office:string-value="Rabu" calcext:value-type="string">
            <text:p>Rab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Tim. 3:14-16,Mzm. 111:1-2,3-4,5-6,Luk. 7:31-35,Hos 11:1-1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9;[.C274]));&quot;NNN&quot;)" office:value-type="string" office:string-value="Kamis" calcext:value-type="string">
            <text:p>Kam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f. 4:1-7,11-13,Mzm. 19:2-3,4-5,Mat. 9:9-13,Ef 4:1-16,</text:p>
          </table:table-cell>
          <table:table-cell/>
        </table:table-row>
        <table:table-row table:style-name="ro1" table:visibility="filter">
          <table:table-cell/>
          <table:table-cell table:formula="of:=TEXT(WEEKDAY(DATE(2017;9;[.C275]));&quot;NNN&quot;)" office:value-type="string" office:string-value="Jumat" calcext:value-type="string">
            <text:p>Jum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Tim. 6:2c-12,Mzm. 49:6-7,8-9,17-18-20,Luk. 8:1-3,Hos 14:1-9,</text:p>
          </table:table-cell>
          <table:table-cell/>
        </table:table-row>
        <table:table-row table:style-name="ro1" table:visibility="filter">
          <table:table-cell/>
          <table:table-cell table:formula="of:=TEXT(WEEKDAY(DATE(2017;9;[.C276]));&quot;NNN&quot;)" office:value-type="string" office:string-value="Sabtu" calcext:value-type="string">
            <text:p>Sabtu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Tim. 6:2c-12,Mzm. 144:1a,2abc,3-4,Luk. 8:4-15,2Raj 15:1-5,32-35,16:1-8,</text:p>
          </table:table-cell>
          <table:table-cell/>
        </table:table-row>
        <table:table-row table:style-name="ro1" table:visibility="filter">
          <table:table-cell/>
          <table:table-cell table:formula="of:=TEXT(WEEKDAY(DATE(2017;9;[.C277]));&quot;NNN&quot;)" office:value-type="string" office:string-value="Minggu" calcext:value-type="string">
            <text:p>Mingg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. 55:6-9,Mzm. 145:2-3,8-9,17-18,Flp. 1:20c-24,27a,Mat. 20:1-16a,Yes 6:1-13,</text:p>
          </table:table-cell>
          <table:table-cell/>
        </table:table-row>
        <table:table-row table:style-name="ro1" table:visibility="filter">
          <table:table-cell/>
          <table:table-cell table:formula="of:=TEXT(WEEKDAY(DATE(2017;9;[.C278]));&quot;NNN&quot;)" office:value-type="string" office:string-value="Senin" calcext:value-type="string">
            <text:p>Sen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zr. 1:1-6,Mzm. 126:1-2ab,2cd-3,4-5,6,Luk. 8:16-18,Yes 3:1-15,</text:p>
          </table:table-cell>
          <table:table-cell/>
        </table:table-row>
        <table:table-row table:style-name="ro1" table:visibility="filter">
          <table:table-cell/>
          <table:table-cell table:formula="of:=TEXT(WEEKDAY(DATE(2017;9;[.C279]));&quot;NNN&quot;)" office:value-type="string" office:string-value="Selasa" calcext:value-type="string">
            <text:p>Selas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zr. 6:7-8,12b,14-20,Mzm. 122:1-2,3-4a,4b-5,Luk. 8:19-21,Yes 5:8-13,17-24,</text:p>
          </table:table-cell>
          <table:table-cell/>
        </table:table-row>
        <table:table-row table:style-name="ro1" table:visibility="filter">
          <table:table-cell/>
          <table:table-cell table:formula="of:=TEXT(WEEKDAY(DATE(2017;9;[.C280]));&quot;NNN&quot;)" office:value-type="string" office:string-value="Rabu" calcext:value-type="string">
            <text:p>Rab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zr. 9:5-9,Tob. 13:2,3-4a,4bcd,5,8,Luk. 9:1-6,Yes 7:1-17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9;[.C281]));&quot;NNN&quot;)" office:value-type="string" office:string-value="Kamis" calcext:value-type="string">
            <text:p>Kami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g. 1:1-8,Mzm. 149:1-2,3-4,5-6a,9b,Luk. 9:7-9,Yes 9:8-10:4,</text:p>
          </table:table-cell>
          <table:table-cell/>
        </table:table-row>
        <table:table-row table:style-name="ro1" table:visibility="filter">
          <table:table-cell/>
          <table:table-cell table:formula="of:=TEXT(WEEKDAY(DATE(2017;9;[.C282]));&quot;NNN&quot;)" office:value-type="string" office:string-value="Jumat" calcext:value-type="string">
            <text:p>Jum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n. 7:9-10,13-14,Why. 12:7-12a,Mzm. 138:1-2a,2bc-3,4-5,Yoh. 1:47-51,Why 12:1-18,</text:p>
          </table:table-cell>
          <table:table-cell/>
        </table:table-row>
        <table:table-row table:style-name="ro1" table:visibility="filter">
          <table:table-cell/>
          <table:table-cell table:formula="of:=TEXT(WEEKDAY(DATE(2017;9;[.C283]));&quot;NNN&quot;)" office:value-type="string" office:string-value="Sabtu" calcext:value-type="string">
            <text:p>Sabt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a. 2:1-5,10-11a,Yer. 31:10,11-12ab,13,Luk. 9:43b-45,Mi 1:1-9; 2:1-11,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bulan= 10 tahun= 20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85]));&quot;NNN&quot;)" office:value-type="string" office:string-value="Minggu" calcext:value-type="string">
            <text:p>Ming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h. 18:25-28,Mzm. 25:4bc-5,6-7,8-9,Flp. 2:1-11,Flp. 2:1-5,Mat. 21:28-32,Mi 3:1-12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86]));&quot;NNN&quot;)" office:value-type="string" office:string-value="Senin" calcext:value-type="string">
            <text:p>Sen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. 23:20-23a,Mzm. 91:1-2,3-4,5-6,10-11,Mat. 18:1-5,10,Ydt 10:1-5,11-17; 11:1-8,20-23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87]));&quot;NNN&quot;)" office:value-type="string" office:string-value="Selasa" calcext:value-type="string">
            <text:p>Sela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. 8:20-23,Mzm. 87:1-3,4-5,6-7,Luk. 9:51-56,2Raj 17:1-18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88]));&quot;NNN&quot;)" office:value-type="string" office:string-value="Rabu" calcext:value-type="string">
            <text:p>Rab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h. 2:1-8,Mzm. 137:1-2,3,4-5,Luk. 9:57-62,2Raj 17:24-4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89]));&quot;NNN&quot;)" office:value-type="string" office:string-value="Kamis" calcext:value-type="string">
            <text:p>Kam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h. 8:1- 4a,5-6,7b-12,Mzm. 19:8,9,10,11,Luk. 10:1-12,2Taw 29:1-2; 30:1-16a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90]));&quot;NNN&quot;)" office:value-type="string" office:string-value="Jumat" calcext:value-type="string">
            <text:p>Jum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. 1:15-22,Mzm. 79:1-2,3-5,8-9,Luk. 10:13-16,Yes 20:1-6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91]));&quot;NNN&quot;)" office:value-type="string" office:string-value="Sabtu" calcext:value-type="string">
            <text:p>Sabt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r. 4:5-12,27-29,Mzm. 69:33-35,36-37,Luk. 10:17-24,2Raj 20:1-19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92]));&quot;NNN&quot;)" office:value-type="string" office:string-value="Minggu" calcext:value-type="string">
            <text:p>Mingg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. 5:1-7,Mzm. 80:9,12,13-14,15-16,19-20,Flp. 4:6-9,Mat. 21:33-43,Yes 22:1-1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93]));&quot;NNN&quot;)" office:value-type="string" office:string-value="Senin" calcext:value-type="string">
            <text:p>Sen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un. 1:1-17;2:10,Yun. 2:2,3,4,5,8,Luk. 10:25-37,Yes 30:1-18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94]));&quot;NNN&quot;)" office:value-type="string" office:string-value="Selasa" calcext:value-type="string">
            <text:p>Sela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n. 3:1-10,Mzm. 130:1-2,3-4ab,7-8,Luk. 10:38-42,2Raj 18:17-36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95]));&quot;NNN&quot;)" office:value-type="string" office:string-value="Rabu" calcext:value-type="string">
            <text:p>Rab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un. 4:1-11,Mzm. 86:3-4,5-6,9-10,Luk. 11:1-4,2Raj 18:37-19:19,35-37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96]));&quot;NNN&quot;)" office:value-type="string" office:string-value="Kamis" calcext:value-type="string">
            <text:p>Kam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. 3:13-4:2a,Mzm. 1:1-2,3,4,6,Luk. 11:5-13,Yes37:21-35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97]));&quot;NNN&quot;)" office:value-type="string" office:string-value="Jumat" calcext:value-type="string">
            <text:p>Jum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l. 1:13-15;2:1-2,Mzm. 9:2-3,6,16,8-9,Luk. 11:15-26,BcO 21:1-18,23-22: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98]));&quot;NNN&quot;)" office:value-type="string" office:string-value="Sabtu" calcext:value-type="string">
            <text:p>Sabt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l. 3:12-21,Mzm. 97:1-2,5-6,11-12,Luk. 11:27-28,Zef 1:1-17,14-2:3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299]));&quot;NNN&quot;)" office:value-type="string" office:string-value="Minggu" calcext:value-type="string">
            <text:p>Mingg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. 25:6-10a,Mzm. 23:1-3a,3b-4,5,6,Flp. 4:12-14,19-20,Mat. 22:1-14,Zef 3:8-20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00]));&quot;NNN&quot;)" office:value-type="string" office:string-value="Senin" calcext:value-type="string">
            <text:p>Sen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. 1:1-7,Mzm. 98:1,2-3ab,3cd-4,Luk. 11:29-32,Yer 1:1-19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01]));&quot;NNN&quot;)" office:value-type="string" office:string-value="Selasa" calcext:value-type="string">
            <text:p>Selas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m. 1:16-25,Mzm. 19:2-3,4-5,Luk. 11:37-41,Yer 2:1-13,20-25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02]));&quot;NNN&quot;)" office:value-type="string" office:string-value="Rabu" calcext:value-type="string">
            <text:p>Rab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Tim. 4:10-17b,Mzm. 145:10-11,12-13ab,17-18,Luk. 10:1-9,Kis. 9:27-31;11:19-26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03]));&quot;NNN&quot;)" office:value-type="string" office:string-value="Kamis" calcext:value-type="string">
            <text:p>Kam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m. 3:21-30,Mzm. 130:1-2,3-4b,4c-6,Luk. 11:47-54,Yer 4:5-8,13-28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04]));&quot;NNN&quot;)" office:value-type="string" office:string-value="Jumat" calcext:value-type="string">
            <text:p>Jum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m. 4:1-8,Mzm. 32:1-2,5,11,Luk. 12:1-7,Yer 7:1-20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05]));&quot;NNN&quot;)" office:value-type="string" office:string-value="Sabtu" calcext:value-type="string">
            <text:p>Sabt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m. 4:13,16-18,Mzm. 105:6-7,8-9,42-43,Luk. 12:8-12,Yer 9:2-12,17-22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06]));&quot;NNN&quot;)" office:value-type="string" office:string-value="Minggu" calcext:value-type="string">
            <text:p>Minggu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. 45:1,4-6,Mzm. 96:1,3,4-5,7-8,9-10ac,1Tes. 1:1-5b,Mat. 22:15-21,2Raj 22:8-10-23;4,21-23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07]));&quot;NNN&quot;)" office:value-type="string" office:string-value="Senin" calcext:value-type="string">
            <text:p>Sen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m. 4:20-25,Luk. 1:69-70,71-72,73-75,Luk. 12: 13-21,Nah 1:1-8;3:1-7, 12-15a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08]));&quot;NNN&quot;)" office:value-type="string" office:string-value="Selasa" calcext:value-type="string">
            <text:p>Sela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m. 5:12,15b,17-19,20b-21,Mzm. 40:7-8a,8b-9,10,17,Luk. 12:35-38,2Taw 35:20-36:12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09]));&quot;NNN&quot;)" office:value-type="string" office:string-value="Rabu" calcext:value-type="string">
            <text:p>Rab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m. 6:12-18,Mzm. 124:1-3,4-6,7-8,Luk. 12:39-48,Hab 1:1-2: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10]));&quot;NNN&quot;)" office:value-type="string" office:string-value="Kamis" calcext:value-type="string">
            <text:p>Kami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m. 6:19-23,Mzm. 1:1-2,3,4,6,Luk. 12:49-53,Hab 2:5-20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11]));&quot;NNN&quot;)" office:value-type="string" office:string-value="Jumat" calcext:value-type="string">
            <text:p>Jum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m. 7:18-25a,Mzm. 119:66,68,76,77,93.94,Luk. 12:54-59,Yer 22:10-30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12]));&quot;NNN&quot;)" office:value-type="string" office:string-value="Sabtu" calcext:value-type="string">
            <text:p>Sabt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f. 2:19-22,Mzm. 19:2-3,4-5,Luk. 6:12-19,Kis5:12-32,2Kor 1:17-2:5,1 Kor 4:1-16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13]));&quot;NNN&quot;)" office:value-type="string" office:string-value="Minggu" calcext:value-type="string">
            <text:p>Mingg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el. 22:21-27,Mzm. 18:2-3a,3bc-4,47,51ab,1Tes. 1:5c-10,Mat. 22:34-40,Yer 23:9-17,21-29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14]));&quot;NNN&quot;)" office:value-type="string" office:string-value="Senin" calcext:value-type="string">
            <text:p>Sen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m. 8:12-17,Mzm. 68:2,6-7ab,20-21,Luk. 13:10-17,Yer 25:15-17,27-38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0;[.C315]));&quot;NNN&quot;)" office:value-type="string" office:string-value="Selasa" calcext:value-type="string">
            <text:p>Selas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m. 8:18-25,Mzm. 126:1-2ab,2cd-3,4-5,6,Luk. 13:18-21,Yer 36:1-10,21-32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lan= 11 tahun= 2017</text:p>
          </table:table-cell>
          <table:table-cell table:number-columns-repeated="2"/>
        </table:table-row>
        <table:table-row table:style-name="ro1" table:visibility="filter">
          <table:table-cell/>
          <table:table-cell table:formula="of:=TEXT(WEEKDAY(DATE(2017;11;[.C317]));&quot;NNN&quot;)" office:value-type="string" office:string-value="Rabu" calcext:value-type="string">
            <text:p>Ra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. 7:2-4,9-14,Mzm. 24:1-2,3-4ab,5-6,1Yoh. 3:1-3,Mat. 5:1-12a,Why 4:1-11,Why 5:1-14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18]));&quot;NNN&quot;)" office:value-type="string" office:string-value="Kamis" calcext:value-type="string">
            <text:p>Ka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ak. 12:43-46,Mzm. 130:1-2,3-4,5-6a,6-7,8,1Kor. 15:12-34,Yoh. 6:37-40,Yer 29:1-14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19]));&quot;NNN&quot;)" office:value-type="string" office:string-value="Jumat" calcext:value-type="string">
            <text:p>Jum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. 9:1-5,Mzm. 147:12-13,14-15,19-20,Luk. 14:1-6,Yer 28:1-17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20]));&quot;NNN&quot;)" office:value-type="string" office:string-value="Sabtu" calcext:value-type="string">
            <text:p>Sab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m. 11:1-2a,11-12,25-29,Mzm. 93:12-13a,14-15,Luk. 14:1,7-11,Yer 29:1-14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21]));&quot;NNN&quot;)" office:value-type="string" office:string-value="Minggu" calcext:value-type="string">
            <text:p>Mingg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. 1:14b-2:2b,8-10,Mzm. 131:1,2,3,1Tes. 2:7b-9,13,Mat. 23:1-12,2Raj 24:20b-25:13,18-21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22]));&quot;NNN&quot;)" office:value-type="string" office:string-value="Senin" calcext:value-type="string">
            <text:p>Sen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m. 11:29-36,Mzm. 69:30-31,33-34,36-37,Luk. 14:12-14,Yer 37:21; 38:14-28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23]));&quot;NNN&quot;)" office:value-type="string" office:string-value="Selasa" calcext:value-type="string">
            <text:p>Sela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m. 12:5-16a,Mzm. 131:1,2,3,Luk. 14:15-24,Yer 32:6-10, 26-40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24]));&quot;NNN&quot;)" office:value-type="string" office:string-value="Rabu" calcext:value-type="string">
            <text:p>Ra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. 13:8-10,Mzm. 112:1-2,4-5,9,Luk. 14:25-33,Yer 30:18 - 31:9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1;[.C325]));&quot;NNN&quot;)" office:value-type="string" office:string-value="Kamis" calcext:value-type="string">
            <text:p>Kam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h. 47:1-2,8-9,12,Mzm. 46:2-3,5-6,8-9,1Kor. 3:9b-11,16-17,Yoh. 2:13-22,1Ptr 2:1-17,Why 21:9-27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26]));&quot;NNN&quot;)" office:value-type="string" office:string-value="Jumat" calcext:value-type="string">
            <text:p>Jum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. 15:14-21,Mzm. 98:1,2-3ab,3cd-4,Luk. 16:1-8,Yer 42:1-16; 43:4-7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27]));&quot;NNN&quot;)" office:value-type="string" office:string-value="Sabtu" calcext:value-type="string">
            <text:p>Sabt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m. 16:3-9,16,22-27,Mzm. 145:2-3,4-5,10-11,Luk. 16:9-15,Yeh 1:3-14,22-2:8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28]));&quot;NNN&quot;)" office:value-type="string" office:string-value="Minggu" calcext:value-type="string">
            <text:p>Mingg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b. 6:13-17,Mzm. 63:2,3-4,5-6,7-8,1Tes. 4:13-18,1Tes. 4:13-14,Mat. 25:1-13,Yeh 2:8-3:11,16-21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29]));&quot;NNN&quot;)" office:value-type="string" office:string-value="Senin" calcext:value-type="string">
            <text:p>Sen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b. 1:1-7,Mzm. 139:1-3,4-6,7-8,9-10,Luk. 17:1-6,Yeh 5:1-17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30]));&quot;NNN&quot;)" office:value-type="string" office:string-value="Selasa" calcext:value-type="string">
            <text:p>Selas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b. 2:23-3:9,Mzm. 34:2-3,16-17,18-19,Luk. 17:7-10,Yeh 8:1-6a, 16-9:11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31]));&quot;NNN&quot;)" office:value-type="string" office:string-value="Rabu" calcext:value-type="string">
            <text:p>Rab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b. 6:1-11,Mzm. 82:3-4,6-7,Luk. 17:11-19,Yeh 10:18-22;11:14-25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32]));&quot;NNN&quot;)" office:value-type="string" office:string-value="Kamis" calcext:value-type="string">
            <text:p>Kam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hy. 4:1-11,Mzm. 150:1-2,3-4,5-6,Luk. 19:11-28,Yeh 12:1-16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33]));&quot;NNN&quot;)" office:value-type="string" office:string-value="Jumat" calcext:value-type="string">
            <text:p>Jum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b. 13:1-9,Mzm. 19:2-3,4-5,Luk. 17:26-37,Yeh 13:1-16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34]));&quot;NNN&quot;)" office:value-type="string" office:string-value="Sabtu" calcext:value-type="string">
            <text:p>Sabt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b. 18:14-16,19:6-9,Mzm. 105:2-3,36-37,42-43,Luk. 18:1-8,Yeh 14:12-23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35]));&quot;NNN&quot;)" office:value-type="string" office:string-value="Minggu" calcext:value-type="string">
            <text:p>Mingg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s. 31:10-13,19-20,30-31,Mzm. 128:1-2,3,4-5,1Tes. 5:1-6,Mat. 25:14-30,Mat. 25:14-15,19-21,Yeh 16:3-19, 35-43,59-63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36]));&quot;NNN&quot;)" office:value-type="string" office:string-value="Senin" calcext:value-type="string">
            <text:p>Sen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Mak. 1:10-15,41-43,54-57,62-64,Mzm. 119:53,61,134,150,155,158,Luk. 18:35-43,Yeh 17:3-15,19-24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37]));&quot;NNN&quot;)" office:value-type="string" office:string-value="Selasa" calcext:value-type="string">
            <text:p>Selas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Mak. 6:18-31,Mzm. 4:2-3,4-5,6-7,Luk. 19:1-10,Dan 2:1,25-47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38]));&quot;NNN&quot;)" office:value-type="string" office:string-value="Rabu" calcext:value-type="string">
            <text:p>Rabu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Mak. 7:1,20-31,Mzm. 17:1,5-6,8b,15,Luk. 19:11-28,Yeh 20:27-4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1;[.C339]));&quot;NNN&quot;)" office:value-type="string" office:string-value="Kamis" calcext:value-type="string">
            <text:p>Kam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Mak. 2:15-29,Mzm. 50:1-2,5-6,14-15,Luk. 19:41-44,Yeh 24:15-27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40]));&quot;NNN&quot;)" office:value-type="string" office:string-value="Jumat" calcext:value-type="string">
            <text:p>Jum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Mak. 4:36-37,52-59,1Taw. 29:10,11abc,11d,Luk. 19:45-48,Yeh 28:1-19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41]));&quot;NNN&quot;)" office:value-type="string" office:string-value="Sabtu" calcext:value-type="string">
            <text:p>Sabt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Mak. 6:1-13,Mzm. 9:2-3,4,6,16b,19,Luk. 20:27-40,Yeh 34:1-6,11-16,25-31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42]));&quot;NNN&quot;)" office:value-type="string" office:string-value="Minggu" calcext:value-type="string">
            <text:p>Minggu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h. 34:11-12,15-17,Mzm. 23:1-2a,2b-3,5-6,1Kor. 15:20-26,28,Mat. 25:31-46,Dan 7:1-27,Why 1:4-6,10,12-18; 2:26,28; 3:5,12,20-21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43]));&quot;NNN&quot;)" office:value-type="string" office:string-value="Senin" calcext:value-type="string">
            <text:p>Sen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n. 1:1-6,8-20,Dan. 3:52,53,54,55,56,Luk. 21:1-4,Yeh 36:16-36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44]));&quot;NNN&quot;)" office:value-type="string" office:string-value="Selasa" calcext:value-type="string">
            <text:p>Selas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n. 2:31-45,Dan. 3:57,58,59,60,61,Luk. 21:5-11,Yeh 37:1-14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45]));&quot;NNN&quot;)" office:value-type="string" office:string-value="Rabu" calcext:value-type="string">
            <text:p>Rab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n. 5:1-6,13-14,16-17,23-28,Dan. 3:62,63,64,65,66,67,Luk. 21:12-19,Yeh 37:15-28,</text:p>
          </table:table-cell>
          <table:table-cell/>
        </table:table-row>
        <table:table-row table:style-name="ro1" table:visibility="filter">
          <table:table-cell/>
          <table:table-cell table:formula="of:=TEXT(WEEKDAY(DATE(2017;11;[.C346]));&quot;NNN&quot;)" office:value-type="string" office:string-value="Kamis" calcext:value-type="string">
            <text:p>Kam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m. 10:9-18,Mzm. 19:2-3,4-5,Mat. 4:18-22,1Kor. 1:17-2:5,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bulan= 12 tahun= 2017</text:p>
          </table:table-cell>
          <table:table-cell table:number-columns-repeated="2"/>
        </table:table-row>
        <table:table-row table:style-name="ro1" table:visibility="filter">
          <table:table-cell/>
          <table:table-cell table:formula="of:=TEXT(WEEKDAY(DATE(2017;12;[.C348]));&quot;NNN&quot;)" office:value-type="string" office:string-value="Jumat" calcext:value-type="string">
            <text:p>Ju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. 7:2-14,Dan. 3:75,76,77,78,79,80,81,Luk. 21:29-33,Yeh 40:1-4; 43:1-12; 44:6-9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49]));&quot;NNN&quot;)" office:value-type="string" office:string-value="Sabtu" calcext:value-type="string">
            <text:p>Sab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. 7:15-27,Dan. 3:82,83,84,85,86,87,Luk. 21:34-36,Yeh 47:1-12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50]));&quot;NNN&quot;)" office:value-type="string" office:string-value="Minggu" calcext:value-type="string">
            <text:p>Mingg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. 63:16b-17; 64:1,3b-8,Mzm. 80:2ac,3b,15-16,18-19,1Kor. 1:3-9,Mrk. 13:33-37,Yes 1:1-18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51]));&quot;NNN&quot;)" office:value-type="string" office:string-value="Senin" calcext:value-type="string">
            <text:p>Sen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. 2:1-5,Yes. 4:2-6,Mzm. 122:1-2,3-4a,4b-5,6-7,8-9,Mat. 8:5-11,Yes 1:21-27; 2:1-5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52]));&quot;NNN&quot;)" office:value-type="string" office:string-value="Selasa" calcext:value-type="string">
            <text:p>Selas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. 11:1-10,Mzm. 72:2,7-8,12-13,17,Luk. 10:21-24,Yes 2:6-22; 4:2-6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53]));&quot;NNN&quot;)" office:value-type="string" office:string-value="Rabu" calcext:value-type="string">
            <text:p>Rab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. 25:6-10a,Mzm. 23:1-3a,3b-4,5,6,Mat. 15:29-37,Yes 5:1-7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2;[.C354]));&quot;NNN&quot;)" office:value-type="string" office:string-value="Kamis" calcext:value-type="string">
            <text:p>Kam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. 26:1-6,Mzm. 118:1,8-9,19-21,25-27a,Mat. 7:21,24-27,Yes 16:1-5;17:4-8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55]));&quot;NNN&quot;)" office:value-type="string" office:string-value="Jumat" calcext:value-type="string">
            <text:p>Jum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j. 3:9-15,20,Mzm. 98:1,2-3ab,3bc-4,Ef. 1:3-6,11-12,Luk. 1:26-38,Rm 5:12-21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56]));&quot;NNN&quot;)" office:value-type="string" office:string-value="Sabtu" calcext:value-type="string">
            <text:p>Sabt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. 30:19-21,23-26,Mzm. 147:1-2,3-4,5-6,Mat. 9:35 - 10:1,6-8,Yes 21:6-12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57]));&quot;NNN&quot;)" office:value-type="string" office:string-value="Minggu" calcext:value-type="string">
            <text:p>Mingg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. 40:1-5,9-11,Mzm. 85:9ab-10,11-12,13-14,2Ptr. 3:8-14,Mrk. 1:1-8,Yes 22:8b-23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58]));&quot;NNN&quot;)" office:value-type="string" office:string-value="Senin" calcext:value-type="string">
            <text:p>Sen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. 35:1-10,Mzm. 85:9ab-10,11-12,13-14,Luk. 5:17-26,Yes 24:1-18a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59]));&quot;NNN&quot;)" office:value-type="string" office:string-value="Selasa" calcext:value-type="string">
            <text:p>Sela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. 40:1-11,Mzm. 96:1-2,3,10ac,11-12,13,Mat. 18:12-14,Yes 24:18b-25:5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60]));&quot;NNN&quot;)" office:value-type="string" office:string-value="Rabu" calcext:value-type="string">
            <text:p>Rab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. 40:25-31,Mzm. 103:1-2,3-4,8,10,Mat. 11:28-30,Yes 25:6-26:6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2;[.C361]));&quot;NNN&quot;)" office:value-type="string" office:string-value="Kamis" calcext:value-type="string">
            <text:p>Kami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. 41:13-20,Mzm. 145:9,10-11,12-13ab,Mat. 11:11-15,Yes 26:7-21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62]));&quot;NNN&quot;)" office:value-type="string" office:string-value="Jumat" calcext:value-type="string">
            <text:p>Jum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. 48:17-19,Mzm. 1:1-2,3,4,6,Mat. 11:16-19,Yes 27:1-13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63]));&quot;NNN&quot;)" office:value-type="string" office:string-value="Sabtu" calcext:value-type="string">
            <text:p>Sabt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r. 48:1-4,9-11,Mzm. 80:2ac,3b,15-16,18-19,Mat. 17:10-13,Yes 29:1-8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64]));&quot;NNN&quot;)" office:value-type="string" office:string-value="Minggu" calcext:value-type="string">
            <text:p>Mingg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. 61:1-2a,10-11,Luk. 1:46-48,49-50,53-54,1Tes. 5:16-24,Yoh. 1:6-8,19-28,Yes 29:13-24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2;[.C365]));&quot;NNN&quot;)" office:value-type="string" office:string-value="Senin" calcext:value-type="string">
            <text:p>Sen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r. 23:5-8,Mzm. 72:2,12-13,18-19,Mat. 1:18-24,Yes 46:1-13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66]));&quot;NNN&quot;)" office:value-type="string" office:string-value="Selasa" calcext:value-type="string">
            <text:p>Selas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k. 13:2-7,24-25a,Mzm. 71:3-4a,5-6ab,16-17,Luk. 1:5-25,Yes 47:1-13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67]));&quot;NNN&quot;)" office:value-type="string" office:string-value="Rabu" calcext:value-type="string">
            <text:p>Rab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. 7:10-14,Mzm. 24:1-2,3-4ab,5-6,Luk. 1:26-38,Yes 48:1-11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2;[.C368]));&quot;NNN&quot;)" office:value-type="string" office:string-value="Kamis" calcext:value-type="string">
            <text:p>Kam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d. 2:8-14,Zef. 3:14-18a,Mzm. 33:2-3,11-12,20-21,Luk. 1:39-45,Yes 48:12-21; 49:9b-13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69]));&quot;NNN&quot;)" office:value-type="string" office:string-value="Jumat" calcext:value-type="string">
            <text:p>Jum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Sam. 1:24-28,1Sam. 2:1,4-5,6-7,8abcd,Luk. 1:46-56,Yes 49:14-50:1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70]));&quot;NNN&quot;)" office:value-type="string" office:string-value="Sabtu" calcext:value-type="string">
            <text:p>Sabtu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. 3:1-4;4:5-6,Mzm. 25:4bc-5ab,8-9,10,14,Luk. 1:57-66,Yes 51:1-11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71]));&quot;NNN&quot;)" office:value-type="string" office:string-value="Minggu" calcext:value-type="string">
            <text:p>Mingg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Sam. 7:1-5,8b-12,14a,16,Mzm. 89:2-3,4-5,27,29,Rm. 16:25-27,Luk. 1:26-38,Sore :,Yes. 62:1-5,Mzm. 89:4-5,16-17,27,29,Kis. 13:16-17,22-25,Mat. 1:1-25,Yes 51:17- 52:2,7-10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72]));&quot;NNN&quot;)" office:value-type="string" office:string-value="Senin" calcext:value-type="string">
            <text:p>Sen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am:,Yes. 9:1-6,Mzm. 96:1-2a,2b-3,11-12,13,Tit. 2:11-14,Luk. 2:1-14,Fajar:,Yes. 62:11-12,Mzm. 97:1,6,11-12,Tit. 3:4-7,Luk. 2:15-20,Siang:,Yes. 52:7-10,Mzm. 98:1,2-3ab,3cd-4,5-6,Ibr. 1:1-6,Yoh. 1:1-18,Yes 11:1-10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73]));&quot;NNN&quot;)" office:value-type="string" office:string-value="Selasa" calcext:value-type="string">
            <text:p>Selas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s. 6:8-10; 7:54-59,Mzm. 31:3cd-4,6,8ab,16bc,17,Mat. 10:17-22,Kis 6:8-7:2a,44-59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74]));&quot;NNN&quot;)" office:value-type="string" office:string-value="Rabu" calcext:value-type="string">
            <text:p>Rab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Yoh. 1:1-4,Mzm. 97:1-2,5-6,11-12,Yoh. 20:2-8,BcO 1Yoh, 1:1-2:3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7;12;[.C375]));&quot;NNN&quot;)" office:value-type="string" office:string-value="Kamis" calcext:value-type="string">
            <text:p>Kami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Yoh. 1:5, 2:2;,Mzm. 124:2-3,4-5,7b-8,Mat. 2:13-18,Kel 1:8-16,22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76]));&quot;NNN&quot;)" office:value-type="string" office:string-value="Jumat" calcext:value-type="string">
            <text:p>Jum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Yoh. 2:3-11,Mzm. 96:1-2a,2b-3,5b-6,Luk. 2:22-35,Kid 1:1-8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77]));&quot;NNN&quot;)" office:value-type="string" office:string-value="Sabtu" calcext:value-type="string">
            <text:p>Sabt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Yoh. 2:12-17,Mzm. 96:7-8a,8b-9,10,Luk. 2:36-40,Kid 1:12-2:7,</text:p>
          </table:table-cell>
          <table:table-cell/>
        </table:table-row>
        <table:table-row table:style-name="ro1" table:visibility="filter">
          <table:table-cell/>
          <table:table-cell table:formula="of:=TEXT(WEEKDAY(DATE(2017;12;[.C378]));&quot;NNN&quot;)" office:value-type="string" office:string-value="Minggu" calcext:value-type="string">
            <text:p>Minggu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r. 3:2-6,12-14,Mzm. 128:1-2,3,4-5,Kol. 3:12-21,Luk. 2:22-40,Luk 2:22.39-40,Ef 5:21-6:4,</text:p>
          </table:table-cell>
          <table:table-cell/>
        </table:table-row>
      </table:table>
      <table:table table:name="2017-doa" table:style-name="ta1">
        <table:table-column table:style-name="co19" table:default-cell-style-name="Default"/>
        <table:table-column table:style-name="co20" table:number-columns-repeated="2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visibility="collapse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Bulan</text:p>
          </table:table-cell>
          <table:table-cell office:value-type="string" calcext:value-type="string">
            <text:p>Bln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Kegiatan</text:p>
          </table:table-cell>
          <table:table-cell office:value-type="string" calcext:value-type="string">
            <text:p>Bacaan</text:p>
          </table:table-cell>
          <table:table-cell office:value-type="string" calcext:value-type="string">
            <text:p>Tempat</text:p>
          </table:table-cell>
          <table:table-cell office:value-type="string" calcext:value-type="string">
            <text:p>Petugas 1</text:p>
          </table:table-cell>
          <table:table-cell office:value-type="string" calcext:value-type="string">
            <text:p>Petugas 2</text:p>
          </table:table-cell>
          <table:table-cell table:style-name="Default"/>
        </table:table-row>
        <table:table-row table:style-name="ro1">
          <table:table-cell office:value-type="string" calcext:value-type="string">
            <text:p>Januar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TEXT(WEEKDAY(DATE(2017;[.B2];[.C2]));&quot;NNN&quot;)" office:value-type="string" office:string-value="Kamis" calcext:value-type="string">
            <text:p>Kamis</text:p>
          </table:table-cell>
          <table:table-cell office:value-type="string" calcext:value-type="string">
            <text:p>Pesta Natal</text:p>
          </table:table-cell>
          <table:table-cell office:value-type="string" calcext:value-type="string">
            <text:p>1Yoh. 3:11-21,Mzm. 100:2,3,4,5,Yoh. 1:43-51,Kol 4:2-18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Prodiakon</text:p>
          </table:table-cell>
          <table:table-cell/>
          <table:table-cell table:formula="of:=[.A2]&amp;&quot;&amp; &quot;&amp;[.C2]&amp;&quot;&amp;&quot;&amp;[.D2]&amp;&quot;&amp; &quot;&amp;[.E2]&amp;&quot;&amp; &quot;&amp;[.F2]&amp;&quot;&amp; &quot;&amp;[.G2]&amp;&quot;&amp; &quot;&amp;[.H2]&amp;&quot;\par &quot;&amp;[.I2]&amp;&quot;\\ &quot;&amp;IF(ISBLANK([.A3]);&quot;\cline{2-7}&quot;;&quot;\hline&quot;)" office:value-type="string" office:string-value="Januari&amp; 5&amp;Kamis&amp; Pesta Natal&amp; 1Yoh. 3:11-21,Mzm. 100:2,3,4,5,Yoh. 1:43-51,Kol 4:2-18,&amp; Joglo lawas&amp; Prodiakon\par \\ \cline{2-7}" calcext:value-type="string">
            <text:p>Januari&amp; 5&amp;Kamis&amp; Pesta Natal&amp; 1Yoh. 3:11-21,Mzm. 100:2,3,4,5,Yoh. 1:43-51,Kol 4:2-18,&amp; Joglo lawas&amp; Prodiakon\par \\ \cline{2-7}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TEXT(WEEKDAY(DATE(2017;[.B3];[.C3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Ibr. 7:25-8:6,Mzm. 40:7-8a,8b-9,10,17,Mrk. 3:7-12,Rm 6:12-23,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Anton Supriyana</text:p>
          </table:table-cell>
          <table:table-cell/>
          <table:table-cell table:formula="of:=[.A3]&amp;&quot;&amp; &quot;&amp;[.C3]&amp;&quot;&amp;&quot;&amp;[.D3]&amp;&quot;&amp; &quot;&amp;[.E3]&amp;&quot;&amp; &quot;&amp;[.F3]&amp;&quot;&amp; &quot;&amp;[.G3]&amp;&quot;&amp; &quot;&amp;[.H3]&amp;&quot;\par &quot;&amp;[.I3]&amp;&quot;\\ &quot;&amp;IF(ISBLANK([.A4]);&quot;\cline{2-7}&quot;;&quot;\hline&quot;)" office:value-type="string" office:string-value="&amp; 19&amp;Kamis&amp; Doa lingkungan&amp; Ibr. 7:25-8:6,Mzm. 40:7-8a,8b-9,10,17,Mrk. 3:7-12,Rm 6:12-23,&amp; KRA YP Prononagoro&amp; Anton Supriyana\par \\ \hline" calcext:value-type="string">
            <text:p>&amp; 19&amp;Kamis&amp; Doa lingkungan&amp; Ibr. 7:25-8:6,Mzm. 40:7-8a,8b-9,10,17,Mrk. 3:7-12,Rm 6:12-23,&amp; KRA YP Prononagoro&amp; Anton Supriyana\par \\ \hline</text:p>
          </table:table-cell>
        </table:table-row>
        <table:table-row table:style-name="ro1">
          <table:table-cell office:value-type="string" calcext:value-type="string">
            <text:p>Februar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TEXT(WEEKDAY(DATE(2017;[.B4];[.C4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Yes. 58:7-10,Mzm. 112:4-5,6-7,8a,9,1Kor. 2:1-5,Mat. 5:13-16,1Kor 1:1-17,</text:p>
          </table:table-cell>
          <table:table-cell office:value-type="string" calcext:value-type="string">
            <text:p>Nanik Ismarjati, M. Th.</text:p>
          </table:table-cell>
          <table:table-cell table:number-columns-repeated="2"/>
          <table:table-cell table:formula="of:=[.A4]&amp;&quot;&amp; &quot;&amp;[.C4]&amp;&quot;&amp;&quot;&amp;[.D4]&amp;&quot;&amp; &quot;&amp;[.E4]&amp;&quot;&amp; &quot;&amp;[.F4]&amp;&quot;&amp; &quot;&amp;[.G4]&amp;&quot;&amp; &quot;&amp;[.H4]&amp;&quot;\par &quot;&amp;[.I4]&amp;&quot;\\ &quot;&amp;IF(ISBLANK([.A5]);&quot;\cline{2-7}&quot;;&quot;\hline&quot;)" office:value-type="string" office:string-value="Februari&amp; 9&amp;Kamis&amp; Doa lingkungan&amp; Yes. 58:7-10,Mzm. 112:4-5,6-7,8a,9,1Kor. 2:1-5,Mat. 5:13-16,1Kor 1:1-17,&amp; Nanik Ismarjati, M. Th.&amp; \par \\ \cline{2-7}" calcext:value-type="string">
            <text:p>Februari&amp; 9&amp;Kamis&amp; Doa lingkungan&amp; Yes. 58:7-10,Mzm. 112:4-5,6-7,8a,9,1Kor. 2:1-5,Mat. 5:13-16,1Kor 1:1-17,&amp; Nanik Ismarjati, M. Th.&amp; \par \\ \cline{2-7}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TEXT(WEEKDAY(DATE(2017;[.B5];[.C5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Im. 19:1-2,17-18,Mzm. 103:1-2,3-4,8,10,12-13,1Kor. 3:16-23,Mat. 5:38-48,1Kor 10-14-11:1,</text:p>
          </table:table-cell>
          <table:table-cell office:value-type="string" calcext:value-type="string">
            <text:p>Saptanto S.B.,Y.</text:p>
          </table:table-cell>
          <table:table-cell table:number-columns-repeated="2"/>
          <table:table-cell table:formula="of:=[.A5]&amp;&quot;&amp; &quot;&amp;[.C5]&amp;&quot;&amp;&quot;&amp;[.D5]&amp;&quot;&amp; &quot;&amp;[.E5]&amp;&quot;&amp; &quot;&amp;[.F5]&amp;&quot;&amp; &quot;&amp;[.G5]&amp;&quot;&amp; &quot;&amp;[.H5]&amp;&quot;\par &quot;&amp;[.I5]&amp;&quot;\\ &quot;&amp;IF(ISBLANK([.A6]);&quot;\cline{2-7}&quot;;&quot;\hline&quot;)" office:value-type="string" office:string-value="&amp; 23&amp;Kamis&amp; Doa lingkungan&amp; Im. 19:1-2,17-18,Mzm. 103:1-2,3-4,8,10,12-13,1Kor. 3:16-23,Mat. 5:38-48,1Kor 10-14-11:1,&amp; Saptanto S.B.,Y.&amp; \par \\ \hline" calcext:value-type="string">
            <text:p>&amp; 23&amp;Kamis&amp; Doa lingkungan&amp; Im. 19:1-2,17-18,Mzm. 103:1-2,3-4,8,10,12-13,1Kor. 3:16-23,Mat. 5:38-48,1Kor 10-14-11:1,&amp; Saptanto S.B.,Y.&amp; \par \\ \hline</text:p>
          </table:table-cell>
        </table:table-row>
        <table:table-row table:style-name="ro1">
          <table:table-cell office:value-type="string" calcext:value-type="string">
            <text:p>Mare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TEXT(WEEKDAY(DATE(2017;[.B6];[.C6]));&quot;NNN&quot;)" office:value-type="string" office:string-value="Kamis" calcext:value-type="string">
            <text:p>Kamis</text:p>
          </table:table-cell>
          <table:table-cell office:value-type="string" calcext:value-type="string">
            <text:p>APP I</text:p>
          </table:table-cell>
          <table:table-cell office:value-type="string" calcext:value-type="string">
            <text:p>Ul. 30:15-20,Mzm. 1:1-2,3,4,6,Luk. 9:22-25,Kel 1:1-22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Neo Suradi</text:p>
          </table:table-cell>
          <table:table-cell/>
          <table:table-cell table:formula="of:=[.A6]&amp;&quot;&amp; &quot;&amp;[.C6]&amp;&quot;&amp;&quot;&amp;[.D6]&amp;&quot;&amp; &quot;&amp;[.E6]&amp;&quot;&amp; &quot;&amp;[.F6]&amp;&quot;&amp; &quot;&amp;[.G6]&amp;&quot;&amp; &quot;&amp;[.H6]&amp;&quot;\par &quot;&amp;[.I6]&amp;&quot;\\ &quot;&amp;IF(ISBLANK([.A7]);&quot;\cline{2-7}&quot;;&quot;\hline&quot;)" office:value-type="string" office:string-value="Maret&amp; 2&amp;Kamis&amp; APP I&amp; Ul. 30:15-20,Mzm. 1:1-2,3,4,6,Luk. 9:22-25,Kel 1:1-22,&amp; Joglo lawas&amp; Neo Suradi\par \\ \cline{2-7}" calcext:value-type="string">
            <text:p>Maret&amp; 2&amp;Kamis&amp; APP I&amp; Ul. 30:15-20,Mzm. 1:1-2,3,4,6,Luk. 9:22-25,Kel 1:1-22,&amp; Joglo lawas&amp; Neo Suradi\par \\ \cline{2-7}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TEXT(WEEKDAY(DATE(2017;[.B7];[.C7]));&quot;NNN&quot;)" office:value-type="string" office:string-value="Kamis" calcext:value-type="string">
            <text:p>Kamis</text:p>
          </table:table-cell>
          <table:table-cell office:value-type="string" calcext:value-type="string">
            <text:p>Jumawil</text:p>
          </table:table-cell>
          <table:table-cell office:value-type="string" calcext:value-type="string">
            <text:p>Est. 4:10a,10c-12,17-19,Mzm. 138:1-2a,2bc-3,7c-8,Mat. 7:7-12,Ul 12:1-14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Romo</text:p>
          </table:table-cell>
          <table:table-cell/>
          <table:table-cell table:formula="of:=[.A7]&amp;&quot;&amp; &quot;&amp;[.C7]&amp;&quot;&amp;&quot;&amp;[.D7]&amp;&quot;&amp; &quot;&amp;[.E7]&amp;&quot;&amp; &quot;&amp;[.F7]&amp;&quot;&amp; &quot;&amp;[.G7]&amp;&quot;&amp; &quot;&amp;[.H7]&amp;&quot;\par &quot;&amp;[.I7]&amp;&quot;\\ &quot;&amp;IF(ISBLANK([.A8]);&quot;\cline{2-7}&quot;;&quot;\hline&quot;)" office:value-type="string" office:string-value="&amp; 9&amp;Kamis&amp; Jumawil&amp; Est. 4:10a,10c-12,17-19,Mzm. 138:1-2a,2bc-3,7c-8,Mat. 7:7-12,Ul 12:1-14,&amp; Joglo lawas&amp; Romo\par \\ \cline{2-7}" calcext:value-type="string">
            <text:p>&amp; 9&amp;Kamis&amp; Jumawil&amp; Est. 4:10a,10c-12,17-19,Mzm. 138:1-2a,2bc-3,7c-8,Mat. 7:7-12,Ul 12:1-14,&amp; Joglo lawas&amp; Romo\par \\ \cline{2-7}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TEXT(WEEKDAY(DATE(2017;[.B8];[.C8]));&quot;NNN&quot;)" office:value-type="string" office:string-value="Kamis" calcext:value-type="string">
            <text:p>Kamis</text:p>
          </table:table-cell>
          <table:table-cell office:value-type="string" calcext:value-type="string">
            <text:p>APP II</text:p>
          </table:table-cell>
          <table:table-cell office:value-type="string" calcext:value-type="string">
            <text:p>Yer 17:5-10,Mzm 1:1-2.3.4.6,Luk 16:19-31,Ul 30:1-20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Nanik Ismarjiyati</text:p>
          </table:table-cell>
          <table:table-cell/>
          <table:table-cell table:formula="of:=[.A8]&amp;&quot;&amp; &quot;&amp;[.C8]&amp;&quot;&amp;&quot;&amp;[.D8]&amp;&quot;&amp; &quot;&amp;[.E8]&amp;&quot;&amp; &quot;&amp;[.F8]&amp;&quot;&amp; &quot;&amp;[.G8]&amp;&quot;&amp; &quot;&amp;[.H8]&amp;&quot;\par &quot;&amp;[.I8]&amp;&quot;\\ &quot;&amp;IF(ISBLANK([.A9]);&quot;\cline{2-7}&quot;;&quot;\hline&quot;)" office:value-type="string" office:string-value="&amp; 16&amp;Kamis&amp; APP II&amp; Yer 17:5-10,Mzm 1:1-2.3.4.6,Luk 16:19-31,Ul 30:1-20,&amp; Joglo lawas&amp; Nanik Ismarjiyati\par \\ \cline{2-7}" calcext:value-type="string">
            <text:p>&amp; 16&amp;Kamis&amp; APP II&amp; Yer 17:5-10,Mzm 1:1-2.3.4.6,Luk 16:19-31,Ul 30:1-20,&amp; Joglo lawas&amp; Nanik Ismarjiyati\par \\ \cline{2-7}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TEXT(WEEKDAY(DATE(2017;[.B9];[.C9]));&quot;NNN&quot;)" office:value-type="string" office:string-value="Kamis" calcext:value-type="string">
            <text:p>Kamis</text:p>
          </table:table-cell>
          <table:table-cell office:value-type="string" calcext:value-type="string">
            <text:p>APP III</text:p>
          </table:table-cell>
          <table:table-cell office:value-type="string" calcext:value-type="string">
            <text:p>Yer. 7:23-28,Mzm. 95:1-2,6-7.8-9,Luk. 11:14-23,Ibr 4:14-5:10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Djoko Marsito</text:p>
          </table:table-cell>
          <table:table-cell/>
          <table:table-cell table:formula="of:=[.A9]&amp;&quot;&amp; &quot;&amp;[.C9]&amp;&quot;&amp;&quot;&amp;[.D9]&amp;&quot;&amp; &quot;&amp;[.E9]&amp;&quot;&amp; &quot;&amp;[.F9]&amp;&quot;&amp; &quot;&amp;[.G9]&amp;&quot;&amp; &quot;&amp;[.H9]&amp;&quot;\par &quot;&amp;[.I9]&amp;&quot;\\ &quot;&amp;IF(ISBLANK([.A10]);&quot;\cline{2-7}&quot;;&quot;\hline&quot;)" office:value-type="string" office:string-value="&amp; 23&amp;Kamis&amp; APP III&amp; Yer. 7:23-28,Mzm. 95:1-2,6-7.8-9,Luk. 11:14-23,Ibr 4:14-5:10,&amp; Joglo lawas&amp; Djoko Marsito\par \\ \cline{2-7}" calcext:value-type="string">
            <text:p>&amp; 23&amp;Kamis&amp; APP III&amp; Yer. 7:23-28,Mzm. 95:1-2,6-7.8-9,Luk. 11:14-23,Ibr 4:14-5:10,&amp; Joglo lawas&amp; Djoko Marsito\par \\ \cline{2-7}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TEXT(WEEKDAY(DATE(2017;[.B10];[.C10]));&quot;NNN&quot;)" office:value-type="string" office:string-value="Kamis" calcext:value-type="string">
            <text:p>Kamis</text:p>
          </table:table-cell>
          <table:table-cell office:value-type="string" calcext:value-type="string">
            <text:p>APP IV</text:p>
          </table:table-cell>
          <table:table-cell office:value-type="string" calcext:value-type="string">
            <text:p>Kel. 32:7-14,Mzm. 106:19-20,21-22,23,Yoh. 5:31-47,Ibr 9:15-28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Prima Ari</text:p>
          </table:table-cell>
          <table:table-cell/>
          <table:table-cell table:formula="of:=[.A10]&amp;&quot;&amp; &quot;&amp;[.C10]&amp;&quot;&amp;&quot;&amp;[.D10]&amp;&quot;&amp; &quot;&amp;[.E10]&amp;&quot;&amp; &quot;&amp;[.F10]&amp;&quot;&amp; &quot;&amp;[.G10]&amp;&quot;&amp; &quot;&amp;[.H10]&amp;&quot;\par &quot;&amp;[.I10]&amp;&quot;\\ &quot;&amp;IF(ISBLANK([.A11]);&quot;\cline{2-7}&quot;;&quot;\hline&quot;)" office:value-type="string" office:string-value="&amp; 30&amp;Kamis&amp; APP IV&amp; Kel. 32:7-14,Mzm. 106:19-20,21-22,23,Yoh. 5:31-47,Ibr 9:15-28,&amp; Joglo lawas&amp; Prima Ari\par \\ \hline" calcext:value-type="string">
            <text:p>&amp; 30&amp;Kamis&amp; APP IV&amp; Kel. 32:7-14,Mzm. 106:19-20,21-22,23,Yoh. 5:31-47,Ibr 9:15-28,&amp; Joglo lawas&amp; Prima Ari\par \\ \hline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TEXT(WEEKDAY(DATE(2017;[.B11];[.C11]));&quot;NNN&quot;)" office:value-type="string" office:string-value="Kamis" calcext:value-type="string">
            <text:p>Kamis</text:p>
          </table:table-cell>
          <table:table-cell office:value-type="string" calcext:value-type="string">
            <text:p>APP V</text:p>
          </table:table-cell>
          <table:table-cell office:value-type="string" calcext:value-type="string">
            <text:p>Kej. 17:3-9,Mzm. 105:4-5,6-7,8-9,Yoh. 8:51-59,Ibr 12:1-13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ndre + OMK</text:p>
          </table:table-cell>
          <table:table-cell/>
          <table:table-cell table:formula="of:=[.A11]&amp;&quot;&amp; &quot;&amp;[.C11]&amp;&quot;&amp;&quot;&amp;[.D11]&amp;&quot;&amp; &quot;&amp;[.E11]&amp;&quot;&amp; &quot;&amp;[.F11]&amp;&quot;&amp; &quot;&amp;[.G11]&amp;&quot;&amp; &quot;&amp;[.H11]&amp;&quot;\par &quot;&amp;[.I11]&amp;&quot;\\ &quot;&amp;IF(ISBLANK([.A12]);&quot;\cline{2-7}&quot;;&quot;\hline&quot;)" office:value-type="string" office:string-value="April&amp; 6&amp;Kamis&amp; APP V&amp; Kej. 17:3-9,Mzm. 105:4-5,6-7,8-9,Yoh. 8:51-59,Ibr 12:1-13,&amp; Joglo lawas&amp; Andre + OMK\par \\ \cline{2-7}" calcext:value-type="string">
            <text:p>April&amp; 6&amp;Kamis&amp; APP V&amp; Kej. 17:3-9,Mzm. 105:4-5,6-7,8-9,Yoh. 8:51-59,Ibr 12:1-13,&amp; Joglo lawas&amp; Andre + OMK\par \\ \cline{2-7}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TEXT(WEEKDAY(DATE(2017;[.B12];[.C12]));&quot;NNN&quot;)" office:value-type="string" office:string-value="Minggu" calcext:value-type="string">
            <text:p>Minggu</text:p>
          </table:table-cell>
          <table:table-cell office:value-type="string" calcext:value-type="string">
            <text:p>Pesta Paskah</text:p>
          </table:table-cell>
          <table:table-cell office:value-type="string" calcext:value-type="string">
            <text:p>Kis. 2:42-47,Mzm. 118:2-4,13-15,22-24,1Ptr. 1:3-9,Yoh. 20:19-31,Kol 3:1-17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OMK</text:p>
          </table:table-cell>
          <table:table-cell/>
          <table:table-cell table:formula="of:=[.A12]&amp;&quot;&amp; &quot;&amp;[.C12]&amp;&quot;&amp;&quot;&amp;[.D12]&amp;&quot;&amp; &quot;&amp;[.E12]&amp;&quot;&amp; &quot;&amp;[.F12]&amp;&quot;&amp; &quot;&amp;[.G12]&amp;&quot;&amp; &quot;&amp;[.H12]&amp;&quot;\par &quot;&amp;[.I12]&amp;&quot;\\ &quot;&amp;IF(ISBLANK([.A13]);&quot;\cline{2-7}&quot;;&quot;\hline&quot;)" office:value-type="string" office:string-value="&amp; 23&amp;Minggu&amp; Pesta Paskah&amp; Kis. 2:42-47,Mzm. 118:2-4,13-15,22-24,1Ptr. 1:3-9,Yoh. 20:19-31,Kol 3:1-17,&amp; Joglo lawas&amp; OMK\par \\ \hline" calcext:value-type="string">
            <text:p>&amp; 23&amp;Minggu&amp; Pesta Paskah&amp; Kis. 2:42-47,Mzm. 118:2-4,13-15,22-24,1Ptr. 1:3-9,Yoh. 20:19-31,Kol 3:1-17,&amp; Joglo lawas&amp; OMK\par \\ \hline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TEXT(WEEKDAY(DATE(2017;[.B13];[.C13]));&quot;NNN&quot;)" office:value-type="string" office:string-value="Senin" calcext:value-type="string">
            <text:p>Senin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6:8-15,Mzm. 119:23-24,26-27,29-30,Yoh. 6:22-29,Why 7:1-17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Yulia Jatiningsih</text:p>
          </table:table-cell>
          <table:table-cell office:value-type="string" calcext:value-type="string">
            <text:p>Maria R. Tri Marieska</text:p>
          </table:table-cell>
          <table:table-cell table:formula="of:=[.A13]&amp;&quot;&amp; &quot;&amp;[.C13]&amp;&quot;&amp;&quot;&amp;[.D13]&amp;&quot;&amp; &quot;&amp;[.E13]&amp;&quot;&amp; &quot;&amp;[.F13]&amp;&quot;&amp; &quot;&amp;[.G13]&amp;&quot;&amp; &quot;&amp;[.H13]&amp;&quot;\par &quot;&amp;[.I13]&amp;&quot;\\ &quot;&amp;IF(ISBLANK([.A14]);&quot;\cline{2-7}&quot;;&quot;\hline&quot;)" office:value-type="string" office:string-value="Mei&amp; 1&amp;Senin&amp; BKL+Rosario&amp; Kis. 6:8-15,Mzm. 119:23-24,26-27,29-30,Yoh. 6:22-29,Why 7:1-17,&amp; P. Suroyo&amp; Yulia Jatiningsih\par Maria R. Tri Marieska\\ \cline{2-7}" calcext:value-type="string">
            <text:p>Mei&amp; 1&amp;Senin&amp; BKL+Rosario&amp; Kis. 6:8-15,Mzm. 119:23-24,26-27,29-30,Yoh. 6:22-29,Why 7:1-17,&amp; P. Suroyo&amp; Yulia Jatiningsih\par Maria R. Tri Marieska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TEXT(WEEKDAY(DATE(2017;[.B14];[.C14]));&quot;NNN&quot;)" office:value-type="string" office:string-value="Selasa" calcext:value-type="string">
            <text:p>Selasa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7:51 - 8:1a,Mzm. 31:3cd-4,6ab,7b,8a,17,21ab,Yoh. 6:30-35,Why 8:1-13,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anik Ismarjiyati</text:p>
          </table:table-cell>
          <table:table-cell table:formula="of:=[.A14]&amp;&quot;&amp; &quot;&amp;[.C14]&amp;&quot;&amp;&quot;&amp;[.D14]&amp;&quot;&amp; &quot;&amp;[.E14]&amp;&quot;&amp; &quot;&amp;[.F14]&amp;&quot;&amp; &quot;&amp;[.G14]&amp;&quot;&amp; &quot;&amp;[.H14]&amp;&quot;\par &quot;&amp;[.I14]&amp;&quot;\\ &quot;&amp;IF(ISBLANK([.A15]);&quot;\cline{2-7}&quot;;&quot;\hline&quot;)" office:value-type="string" office:string-value="&amp; 2&amp;Selasa&amp; BKL+Rosario&amp; Kis. 7:51 - 8:1a,Mzm. 31:3cd-4,6ab,7b,8a,17,21ab,Yoh. 6:30-35,Why 8:1-13,&amp; C. Triyono&amp; Aloysius Lamakey\par Nanik Ismarjiyati\\ \cline{2-7}" calcext:value-type="string">
            <text:p>&amp; 2&amp;Selasa&amp; BKL+Rosario&amp; Kis. 7:51 - 8:1a,Mzm. 31:3cd-4,6ab,7b,8a,17,21ab,Yoh. 6:30-35,Why 8:1-13,&amp; C. Triyono&amp; Aloysius Lamakey\par Nanik Ismarjiyati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TEXT(WEEKDAY(DATE(2017;[.B15];[.C15]));&quot;NNN&quot;)" office:value-type="string" office:string-value="Rabu" calcext:value-type="string">
            <text:p>Rab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1Kor. 15:1-8,Mzm. 19:2-3,4-5,Yoh. 14:6-14,Kis5:12-32,1Kor 1:17-2:5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Ign. Stanley Andi P</text:p>
          </table:table-cell>
          <table:table-cell table:formula="of:=[.A15]&amp;&quot;&amp; &quot;&amp;[.C15]&amp;&quot;&amp;&quot;&amp;[.D15]&amp;&quot;&amp; &quot;&amp;[.E15]&amp;&quot;&amp; &quot;&amp;[.F15]&amp;&quot;&amp; &quot;&amp;[.G15]&amp;&quot;&amp; &quot;&amp;[.H15]&amp;&quot;\par &quot;&amp;[.I15]&amp;&quot;\\ &quot;&amp;IF(ISBLANK([.A16]);&quot;\cline{2-7}&quot;;&quot;\hline&quot;)" office:value-type="string" office:string-value="&amp; 3&amp;Rabu&amp; BKL+Rosario&amp; 1Kor. 15:1-8,Mzm. 19:2-3,4-5,Yoh. 14:6-14,Kis5:12-32,1Kor 1:17-2:5,&amp; Joglo lawas&amp; FX Sularto\par Ign. Stanley Andi P\\ \cline{2-7}" calcext:value-type="string">
            <text:p>&amp; 3&amp;Rabu&amp; BKL+Rosario&amp; 1Kor. 15:1-8,Mzm. 19:2-3,4-5,Yoh. 14:6-14,Kis5:12-32,1Kor 1:17-2:5,&amp; Joglo lawas&amp; FX Sularto\par Ign. Stanley Andi P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TEXT(WEEKDAY(DATE(2017;[.B16];[.C16]));&quot;NNN&quot;)" office:value-type="string" office:string-value="Kamis" calcext:value-type="string">
            <text:p>Kamis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8:26-40,Mzm. 66:8-9,16-17,20,Yoh. 6:44-51,Why 9:13-21,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Sri Utami Chrisssumiwi, MM</text:p>
          </table:table-cell>
          <table:table-cell office:value-type="string" calcext:value-type="string">
            <text:p>Prima Ari</text:p>
          </table:table-cell>
          <table:table-cell table:formula="of:=[.A16]&amp;&quot;&amp; &quot;&amp;[.C16]&amp;&quot;&amp;&quot;&amp;[.D16]&amp;&quot;&amp; &quot;&amp;[.E16]&amp;&quot;&amp; &quot;&amp;[.F16]&amp;&quot;&amp; &quot;&amp;[.G16]&amp;&quot;&amp; &quot;&amp;[.H16]&amp;&quot;\par &quot;&amp;[.I16]&amp;&quot;\\ &quot;&amp;IF(ISBLANK([.A17]);&quot;\cline{2-7}&quot;;&quot;\hline&quot;)" office:value-type="string" office:string-value="&amp; 4&amp;Kamis&amp; BKL+Rosario&amp; Kis. 8:26-40,Mzm. 66:8-9,16-17,20,Yoh. 6:44-51,Why 9:13-21,&amp; Aloysius Lamakey&amp; Sri Utami Chrisssumiwi, MM\par Prima Ari\\ \cline{2-7}" calcext:value-type="string">
            <text:p>&amp; 4&amp;Kamis&amp; BKL+Rosario&amp; Kis. 8:26-40,Mzm. 66:8-9,16-17,20,Yoh. 6:44-51,Why 9:13-21,&amp; Aloysius Lamakey&amp; Sri Utami Chrisssumiwi, MM\par Prima Ari\\ \cline{2-7}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formula="of:=TEXT(WEEKDAY(DATE(2017;[.B17];[.C17]));&quot;NNN&quot;)" office:value-type="string" office:string-value="Jumat" calcext:value-type="string">
            <text:p>Jumat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9:1-20,Mzm. 117:1,2,Yoh. 6:52-59,Why 10:1-11,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H.A. Wulandari</text:p>
          </table:table-cell>
          <table:table-cell table:formula="of:=[.A17]&amp;&quot;&amp; &quot;&amp;[.C17]&amp;&quot;&amp;&quot;&amp;[.D17]&amp;&quot;&amp; &quot;&amp;[.E17]&amp;&quot;&amp; &quot;&amp;[.F17]&amp;&quot;&amp; &quot;&amp;[.G17]&amp;&quot;&amp; &quot;&amp;[.H17]&amp;&quot;\par &quot;&amp;[.I17]&amp;&quot;\\ &quot;&amp;IF(ISBLANK([.A18]);&quot;\cline{2-7}&quot;;&quot;\hline&quot;)" office:value-type="string" office:string-value="&amp; 5&amp;Jumat&amp; BKL+Rosario&amp; Kis. 9:1-20,Mzm. 117:1,2,Yoh. 6:52-59,Why 10:1-11,&amp; FX Sularto&amp; Agnes Sukarmi\par H.A. Wulandari\\ \cline{2-7}" calcext:value-type="string">
            <text:p>&amp; 5&amp;Jumat&amp; BKL+Rosario&amp; Kis. 9:1-20,Mzm. 117:1,2,Yoh. 6:52-59,Why 10:1-11,&amp; FX Sularto&amp; Agnes Sukarmi\par H.A. Wulandari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TEXT(WEEKDAY(DATE(2017;[.B18];[.C18]));&quot;NNN&quot;)" office:value-type="string" office:string-value="Sabtu" calcext:value-type="string">
            <text:p>Sabt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9:31-42,Mzm. 116:12-13,14-15,16-17,Yoh. 6:60-69,Why 11:1-19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Eleonora Keso Muda</text:p>
          </table:table-cell>
          <table:table-cell table:formula="of:=[.A18]&amp;&quot;&amp; &quot;&amp;[.C18]&amp;&quot;&amp;&quot;&amp;[.D18]&amp;&quot;&amp; &quot;&amp;[.E18]&amp;&quot;&amp; &quot;&amp;[.F18]&amp;&quot;&amp; &quot;&amp;[.G18]&amp;&quot;&amp; &quot;&amp;[.H18]&amp;&quot;\par &quot;&amp;[.I18]&amp;&quot;\\ &quot;&amp;IF(ISBLANK([.A19]);&quot;\cline{2-7}&quot;;&quot;\hline&quot;)" office:value-type="string" office:string-value="&amp; 6&amp;Sabtu&amp; BKL+Rosario&amp; Kis. 9:31-42,Mzm. 116:12-13,14-15,16-17,Yoh. 6:60-69,Why 11:1-19,&amp; Joglo lawas&amp; Andre Keso Muda\par Eleonora Keso Muda\\ \cline{2-7}" calcext:value-type="string">
            <text:p>&amp; 6&amp;Sabtu&amp; BKL+Rosario&amp; Kis. 9:31-42,Mzm. 116:12-13,14-15,16-17,Yoh. 6:60-69,Why 11:1-19,&amp; Joglo lawas&amp; Andre Keso Muda\par Eleonora Keso Muda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TEXT(WEEKDAY(DATE(2017;[.B19];[.C19]));&quot;NNN&quot;)" office:value-type="string" office:string-value="Minggu" calcext:value-type="string">
            <text:p>Mingg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2:14a,36-41,Mzm. 23:1-3a,3b-4,5,6,1Ptr. 2:20b-25,Yoh. 10:1-10,Why 12:1-17,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Maria Sode Muda</text:p>
          </table:table-cell>
          <table:table-cell office:value-type="string" calcext:value-type="string">
            <text:p>V. Isti Rudati</text:p>
          </table:table-cell>
          <table:table-cell table:formula="of:=[.A19]&amp;&quot;&amp; &quot;&amp;[.C19]&amp;&quot;&amp;&quot;&amp;[.D19]&amp;&quot;&amp; &quot;&amp;[.E19]&amp;&quot;&amp; &quot;&amp;[.F19]&amp;&quot;&amp; &quot;&amp;[.G19]&amp;&quot;&amp; &quot;&amp;[.H19]&amp;&quot;\par &quot;&amp;[.I19]&amp;&quot;\\ &quot;&amp;IF(ISBLANK([.A20]);&quot;\cline{2-7}&quot;;&quot;\hline&quot;)" office:value-type="string" office:string-value="&amp; 7&amp;Minggu&amp; BKL+Rosario&amp; Kis. 2:14a,36-41,Mzm. 23:1-3a,3b-4,5,6,1Ptr. 2:20b-25,Yoh. 10:1-10,Why 12:1-17,&amp; Andre Keso Muda&amp; Maria Sode Muda\par V. Isti Rudati\\ \cline{2-7}" calcext:value-type="string">
            <text:p>&amp; 7&amp;Minggu&amp; BKL+Rosario&amp; Kis. 2:14a,36-41,Mzm. 23:1-3a,3b-4,5,6,1Ptr. 2:20b-25,Yoh. 10:1-10,Why 12:1-17,&amp; Andre Keso Muda&amp; Maria Sode Muda\par V. Isti Rudati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TEXT(WEEKDAY(DATE(2017;[.B20];[.C20]));&quot;NNN&quot;)" office:value-type="string" office:string-value="Senin" calcext:value-type="string">
            <text:p>Senin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1:1-18,Mzm. 42:2-3; 43:3,4,Yoh. 10:11-18,Why 13:1-18,</text:p>
          </table:table-cell>
          <table:table-cell office:value-type="string" calcext:value-type="string">
            <text:p>T. Banarudin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Anton Supriyana</text:p>
          </table:table-cell>
          <table:table-cell table:formula="of:=[.A20]&amp;&quot;&amp; &quot;&amp;[.C20]&amp;&quot;&amp;&quot;&amp;[.D20]&amp;&quot;&amp; &quot;&amp;[.E20]&amp;&quot;&amp; &quot;&amp;[.F20]&amp;&quot;&amp; &quot;&amp;[.G20]&amp;&quot;&amp; &quot;&amp;[.H20]&amp;&quot;\par &quot;&amp;[.I20]&amp;&quot;\\ &quot;&amp;IF(ISBLANK([.A21]);&quot;\cline{2-7}&quot;;&quot;\hline&quot;)" office:value-type="string" office:string-value="&amp; 8&amp;Senin&amp; BKL+Rosario&amp; Kis. 11:1-18,Mzm. 42:2-3; 43:3,4,Yoh. 10:11-18,Why 13:1-18,&amp; T. Banarudin&amp; Ign. Sandy\par Anton Supriyana\\ \cline{2-7}" calcext:value-type="string">
            <text:p>&amp; 8&amp;Senin&amp; BKL+Rosario&amp; Kis. 11:1-18,Mzm. 42:2-3; 43:3,4,Yoh. 10:11-18,Why 13:1-18,&amp; T. Banarudin&amp; Ign. Sandy\par Anton Supriyana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TEXT(WEEKDAY(DATE(2017;[.B21];[.C21]));&quot;NNN&quot;)" office:value-type="string" office:string-value="Selasa" calcext:value-type="string">
            <text:p>Selasa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1:19-26,Mzm. 87:1-3,4-5,6-7,Yoh. 10:22-30,Why 14:1-13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. Heru Pratomo</text:p>
          </table:table-cell>
          <table:table-cell table:formula="of:=[.A21]&amp;&quot;&amp; &quot;&amp;[.C21]&amp;&quot;&amp;&quot;&amp;[.D21]&amp;&quot;&amp; &quot;&amp;[.E21]&amp;&quot;&amp; &quot;&amp;[.F21]&amp;&quot;&amp; &quot;&amp;[.G21]&amp;&quot;&amp; &quot;&amp;[.H21]&amp;&quot;\par &quot;&amp;[.I21]&amp;&quot;\\ &quot;&amp;IF(ISBLANK([.A22]);&quot;\cline{2-7}&quot;;&quot;\hline&quot;)" office:value-type="string" office:string-value="&amp; 9&amp;Selasa&amp; BKL+Rosario&amp; Kis. 11:19-26,Mzm. 87:1-3,4-5,6-7,Yoh. 10:22-30,Why 14:1-13,&amp; Joglo lawas&amp; Y. Sudarmadi\par A. Heru Pratomo\\ \cline{2-7}" calcext:value-type="string">
            <text:p>&amp; 9&amp;Selasa&amp; BKL+Rosario&amp; Kis. 11:19-26,Mzm. 87:1-3,4-5,6-7,Yoh. 10:22-30,Why 14:1-13,&amp; Joglo lawas&amp; Y. Sudarmadi\par A. Heru Pratomo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TEXT(WEEKDAY(DATE(2017;[.B22];[.C22]));&quot;NNN&quot;)" office:value-type="string" office:string-value="Rabu" calcext:value-type="string">
            <text:p>Rab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2:24-13:5a,Mzm. 67:2-3,5,6,8,Yoh. 12:44-50,Why 14:14-15:4,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C. Triyono</text:p>
          </table:table-cell>
          <table:table-cell table:formula="of:=[.A22]&amp;&quot;&amp; &quot;&amp;[.C22]&amp;&quot;&amp;&quot;&amp;[.D22]&amp;&quot;&amp; &quot;&amp;[.E22]&amp;&quot;&amp; &quot;&amp;[.F22]&amp;&quot;&amp; &quot;&amp;[.G22]&amp;&quot;&amp; &quot;&amp;[.H22]&amp;&quot;\par &quot;&amp;[.I22]&amp;&quot;\\ &quot;&amp;IF(ISBLANK([.A23]);&quot;\cline{2-7}&quot;;&quot;\hline&quot;)" office:value-type="string" office:string-value="&amp; 10&amp;Rabu&amp; BKL+Rosario&amp; Kis. 12:24-13:5a,Mzm. 67:2-3,5,6,8,Yoh. 12:44-50,Why 14:14-15:4,&amp; Ign. Sandy&amp; Neo Suradi\par C. Triyono\\ \cline{2-7}" calcext:value-type="string">
            <text:p>&amp; 10&amp;Rabu&amp; BKL+Rosario&amp; Kis. 12:24-13:5a,Mzm. 67:2-3,5,6,8,Yoh. 12:44-50,Why 14:14-15:4,&amp; Ign. Sandy&amp; Neo Suradi\par C. Triyono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TEXT(WEEKDAY(DATE(2017;[.B23];[.C23]));&quot;NNN&quot;)" office:value-type="string" office:string-value="Kamis" calcext:value-type="string">
            <text:p>Kamis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3:13-25,Mzm. 89:2-3,21-22,25,27,Yoh. 13:16-20,Why 15:5-16:21,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Anastasia H. Djuwarni</text:p>
          </table:table-cell>
          <table:table-cell office:value-type="string" calcext:value-type="string">
            <text:p>Yulia Jatiningsih</text:p>
          </table:table-cell>
          <table:table-cell table:formula="of:=[.A23]&amp;&quot;&amp; &quot;&amp;[.C23]&amp;&quot;&amp;&quot;&amp;[.D23]&amp;&quot;&amp; &quot;&amp;[.E23]&amp;&quot;&amp; &quot;&amp;[.F23]&amp;&quot;&amp; &quot;&amp;[.G23]&amp;&quot;&amp; &quot;&amp;[.H23]&amp;&quot;\par &quot;&amp;[.I23]&amp;&quot;\\ &quot;&amp;IF(ISBLANK([.A24]);&quot;\cline{2-7}&quot;;&quot;\hline&quot;)" office:value-type="string" office:string-value="&amp; 11&amp;Kamis&amp; BKL+Rosario&amp; Kis. 13:13-25,Mzm. 89:2-3,21-22,25,27,Yoh. 13:16-20,Why 15:5-16:21,&amp; Neo Suradi&amp; Anastasia H. Djuwarni\par Yulia Jatiningsih\\ \cline{2-7}" calcext:value-type="string">
            <text:p>&amp; 11&amp;Kamis&amp; BKL+Rosario&amp; Kis. 13:13-25,Mzm. 89:2-3,21-22,25,27,Yoh. 13:16-20,Why 15:5-16:21,&amp; Neo Suradi&amp; Anastasia H. Djuwarni\par Yulia Jatiningsih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TEXT(WEEKDAY(DATE(2017;[.B24];[.C24]));&quot;NNN&quot;)" office:value-type="string" office:string-value="Jumat" calcext:value-type="string">
            <text:p>Jumat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3:26-33,Mzm. 2:6-7,8-9,10-11,Yoh. 14:1-6,Why 17:1-18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FX Ariwibowo Sudaryanto</text:p>
          </table:table-cell>
          <table:table-cell office:value-type="string" calcext:value-type="string">
            <text:p>Aloysius Lamakey</text:p>
          </table:table-cell>
          <table:table-cell table:formula="of:=[.A24]&amp;&quot;&amp; &quot;&amp;[.C24]&amp;&quot;&amp;&quot;&amp;[.D24]&amp;&quot;&amp; &quot;&amp;[.E24]&amp;&quot;&amp; &quot;&amp;[.F24]&amp;&quot;&amp; &quot;&amp;[.G24]&amp;&quot;&amp; &quot;&amp;[.H24]&amp;&quot;\par &quot;&amp;[.I24]&amp;&quot;\\ &quot;&amp;IF(ISBLANK([.A25]);&quot;\cline{2-7}&quot;;&quot;\hline&quot;)" office:value-type="string" office:string-value="&amp; 12&amp;Jumat&amp; BKL+Rosario&amp; Kis. 13:26-33,Mzm. 2:6-7,8-9,10-11,Yoh. 14:1-6,Why 17:1-18,&amp; Joglo lawas&amp; FX Ariwibowo Sudaryanto\par Aloysius Lamakey\\ \cline{2-7}" calcext:value-type="string">
            <text:p>&amp; 12&amp;Jumat&amp; BKL+Rosario&amp; Kis. 13:26-33,Mzm. 2:6-7,8-9,10-11,Yoh. 14:1-6,Why 17:1-18,&amp; Joglo lawas&amp; FX Ariwibowo Sudaryanto\par Aloysius Lamakey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TEXT(WEEKDAY(DATE(2017;[.B25];[.C25]));&quot;NNN&quot;)" office:value-type="string" office:string-value="Sabtu" calcext:value-type="string">
            <text:p>Sabt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3:44-52,Mzm. 98:1,2-3ab,3cd-4,Yoh. 14:7-14,Why 18:1-20,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Roselina Zeli P.</text:p>
          </table:table-cell>
          <table:table-cell office:value-type="string" calcext:value-type="string">
            <text:p>Aloysius Lamakey</text:p>
          </table:table-cell>
          <table:table-cell table:formula="of:=[.A25]&amp;&quot;&amp; &quot;&amp;[.C25]&amp;&quot;&amp;&quot;&amp;[.D25]&amp;&quot;&amp; &quot;&amp;[.E25]&amp;&quot;&amp; &quot;&amp;[.F25]&amp;&quot;&amp; &quot;&amp;[.G25]&amp;&quot;&amp; &quot;&amp;[.H25]&amp;&quot;\par &quot;&amp;[.I25]&amp;&quot;\\ &quot;&amp;IF(ISBLANK([.A26]);&quot;\cline{2-7}&quot;;&quot;\hline&quot;)" office:value-type="string" office:string-value="&amp; 13&amp;Sabtu&amp; BKL+Rosario&amp; Kis. 13:44-52,Mzm. 98:1,2-3ab,3cd-4,Yoh. 14:7-14,Why 18:1-20,&amp; Y. Sudarmadi&amp; Roselina Zeli P.\par Aloysius Lamakey\\ \cline{2-7}" calcext:value-type="string">
            <text:p>&amp; 13&amp;Sabtu&amp; BKL+Rosario&amp; Kis. 13:44-52,Mzm. 98:1,2-3ab,3cd-4,Yoh. 14:7-14,Why 18:1-20,&amp; Y. Sudarmadi&amp; Roselina Zeli P.\par Aloysius Lamakey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TEXT(WEEKDAY(DATE(2017;[.B26];[.C26]));&quot;NNN&quot;)" office:value-type="string" office:string-value="Minggu" calcext:value-type="string">
            <text:p>Mingg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6:1-7,Mzm. 33:1-2,4-5,18-19,1Ptr. 2:4-9,Yoh. 14:1-12,Why 18:21-19:10,</text:p>
          </table:table-cell>
          <table:table-cell office:value-type="string" calcext:value-type="string">
            <text:p>FX Ariwibowo Sudaryanto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Sri Utami Chrisssumiwi, MM</text:p>
          </table:table-cell>
          <table:table-cell table:formula="of:=[.A26]&amp;&quot;&amp; &quot;&amp;[.C26]&amp;&quot;&amp;&quot;&amp;[.D26]&amp;&quot;&amp; &quot;&amp;[.E26]&amp;&quot;&amp; &quot;&amp;[.F26]&amp;&quot;&amp; &quot;&amp;[.G26]&amp;&quot;&amp; &quot;&amp;[.H26]&amp;&quot;\par &quot;&amp;[.I26]&amp;&quot;\\ &quot;&amp;IF(ISBLANK([.A27]);&quot;\cline{2-7}&quot;;&quot;\hline&quot;)" office:value-type="string" office:string-value="&amp; 14&amp;Minggu&amp; BKL+Rosario&amp; Kis. 6:1-7,Mzm. 33:1-2,4-5,18-19,1Ptr. 2:4-9,Yoh. 14:1-12,Why 18:21-19:10,&amp; FX Ariwibowo Sudaryanto&amp; Maria R. Tri Marieska\par Sri Utami Chrisssumiwi, MM\\ \cline{2-7}" calcext:value-type="string">
            <text:p>&amp; 14&amp;Minggu&amp; BKL+Rosario&amp; Kis. 6:1-7,Mzm. 33:1-2,4-5,18-19,1Ptr. 2:4-9,Yoh. 14:1-12,Why 18:21-19:10,&amp; FX Ariwibowo Sudaryanto&amp; Maria R. Tri Marieska\par Sri Utami Chrisssumiwi, MM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TEXT(WEEKDAY(DATE(2017;[.B27];[.C27]));&quot;NNN&quot;)" office:value-type="string" office:string-value="Senin" calcext:value-type="string">
            <text:p>Senin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4:5-18,Mzm. 115:1-2,3-4,15-16,Yoh. 14:21-26,Why 19:11-21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Neo Suradi</text:p>
          </table:table-cell>
          <table:table-cell table:formula="of:=[.A27]&amp;&quot;&amp; &quot;&amp;[.C27]&amp;&quot;&amp;&quot;&amp;[.D27]&amp;&quot;&amp; &quot;&amp;[.E27]&amp;&quot;&amp; &quot;&amp;[.F27]&amp;&quot;&amp; &quot;&amp;[.G27]&amp;&quot;&amp; &quot;&amp;[.H27]&amp;&quot;\par &quot;&amp;[.I27]&amp;&quot;\\ &quot;&amp;IF(ISBLANK([.A28]);&quot;\cline{2-7}&quot;;&quot;\hline&quot;)" office:value-type="string" office:string-value="&amp; 15&amp;Senin&amp; BKL+Rosario&amp; Kis. 14:5-18,Mzm. 115:1-2,3-4,15-16,Yoh. 14:21-26,Why 19:11-21,&amp; Joglo lawas&amp; Djoko Marsito\par Neo Suradi\\ \cline{2-7}" calcext:value-type="string">
            <text:p>&amp; 15&amp;Senin&amp; BKL+Rosario&amp; Kis. 14:5-18,Mzm. 115:1-2,3-4,15-16,Yoh. 14:21-26,Why 19:11-21,&amp; Joglo lawas&amp; Djoko Marsito\par Neo Suradi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TEXT(WEEKDAY(DATE(2017;[.B28];[.C28]));&quot;NNN&quot;)" office:value-type="string" office:string-value="Selasa" calcext:value-type="string">
            <text:p>Selasa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4:19-28,Mzm. 145:10-11,12-13ab,21,Yoh. 14:27-31a,Why 20:1-15,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Agnes Sukarmi</text:p>
          </table:table-cell>
          <table:table-cell table:formula="of:=[.A28]&amp;&quot;&amp; &quot;&amp;[.C28]&amp;&quot;&amp;&quot;&amp;[.D28]&amp;&quot;&amp; &quot;&amp;[.E28]&amp;&quot;&amp; &quot;&amp;[.F28]&amp;&quot;&amp; &quot;&amp;[.G28]&amp;&quot;&amp; &quot;&amp;[.H28]&amp;&quot;\par &quot;&amp;[.I28]&amp;&quot;\\ &quot;&amp;IF(ISBLANK([.A29]);&quot;\cline{2-7}&quot;;&quot;\hline&quot;)" office:value-type="string" office:string-value="&amp; 16&amp;Selasa&amp; BKL+Rosario&amp; Kis. 14:19-28,Mzm. 145:10-11,12-13ab,21,Yoh. 14:27-31a,Why 20:1-15,&amp; Y. Djoko Marsito&amp; Nanik Ismarjiyati\par Agnes Sukarmi\\ \cline{2-7}" calcext:value-type="string">
            <text:p>&amp; 16&amp;Selasa&amp; BKL+Rosario&amp; Kis. 14:19-28,Mzm. 145:10-11,12-13ab,21,Yoh. 14:27-31a,Why 20:1-15,&amp; Y. Djoko Marsito&amp; Nanik Ismarjiyati\par Agnes Sukarmi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TEXT(WEEKDAY(DATE(2017;[.B29];[.C29]));&quot;NNN&quot;)" office:value-type="string" office:string-value="Rabu" calcext:value-type="string">
            <text:p>Rab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5:1-6,Mzm. 122:1-2,3-4a,4b-5,Yoh. 15:1-8,Why 21:1-8,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Prima Ari</text:p>
          </table:table-cell>
          <table:table-cell office:value-type="string" calcext:value-type="string">
            <text:p>Neo Suradi</text:p>
          </table:table-cell>
          <table:table-cell table:formula="of:=[.A29]&amp;&quot;&amp; &quot;&amp;[.C29]&amp;&quot;&amp;&quot;&amp;[.D29]&amp;&quot;&amp; &quot;&amp;[.E29]&amp;&quot;&amp; &quot;&amp;[.F29]&amp;&quot;&amp; &quot;&amp;[.G29]&amp;&quot;&amp; &quot;&amp;[.H29]&amp;&quot;\par &quot;&amp;[.I29]&amp;&quot;\\ &quot;&amp;IF(ISBLANK([.A30]);&quot;\cline{2-7}&quot;;&quot;\hline&quot;)" office:value-type="string" office:string-value="&amp; 17&amp;Rabu&amp; BKL+Rosario&amp; Kis. 15:1-6,Mzm. 122:1-2,3-4a,4b-5,Yoh. 15:1-8,Why 21:1-8,&amp; Nanik Ismarjati, M. Th.&amp; Prima Ari\par Neo Suradi\\ \cline{2-7}" calcext:value-type="string">
            <text:p>&amp; 17&amp;Rabu&amp; BKL+Rosario&amp; Kis. 15:1-6,Mzm. 122:1-2,3-4a,4b-5,Yoh. 15:1-8,Why 21:1-8,&amp; Nanik Ismarjati, M. Th.&amp; Prima Ari\par Neo Suradi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TEXT(WEEKDAY(DATE(2017;[.B30];[.C30]));&quot;NNN&quot;)" office:value-type="string" office:string-value="Kamis" calcext:value-type="string">
            <text:p>Kamis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5:7-21,Mzm. 96:1-2a,2b-3,10,Yoh. 15:9-11,Why 21:8-27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Djoko Marsito</text:p>
          </table:table-cell>
          <table:table-cell table:formula="of:=[.A30]&amp;&quot;&amp; &quot;&amp;[.C30]&amp;&quot;&amp;&quot;&amp;[.D30]&amp;&quot;&amp; &quot;&amp;[.E30]&amp;&quot;&amp; &quot;&amp;[.F30]&amp;&quot;&amp; &quot;&amp;[.G30]&amp;&quot;&amp; &quot;&amp;[.H30]&amp;&quot;\par &quot;&amp;[.I30]&amp;&quot;\\ &quot;&amp;IF(ISBLANK([.A31]);&quot;\cline{2-7}&quot;;&quot;\hline&quot;)" office:value-type="string" office:string-value="&amp; 18&amp;Kamis&amp; BKL+Rosario&amp; Kis. 15:7-21,Mzm. 96:1-2a,2b-3,10,Yoh. 15:9-11,Why 21:8-27,&amp; Joglo lawas&amp; Y. Suyanto\par Djoko Marsito\\ \cline{2-7}" calcext:value-type="string">
            <text:p>&amp; 18&amp;Kamis&amp; BKL+Rosario&amp; Kis. 15:7-21,Mzm. 96:1-2a,2b-3,10,Yoh. 15:9-11,Why 21:8-27,&amp; Joglo lawas&amp; Y. Suyanto\par Djoko Marsito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TEXT(WEEKDAY(DATE(2017;[.B31];[.C31]));&quot;NNN&quot;)" office:value-type="string" office:string-value="Jumat" calcext:value-type="string">
            <text:p>Jumat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5:22-31,Mzm. 57:8-9,10-12,Yoh. 15:12-17,Why 22:1-9,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H.A. Wulandari</text:p>
          </table:table-cell>
          <table:table-cell office:value-type="string" calcext:value-type="string">
            <text:p>Maria Sode Muda</text:p>
          </table:table-cell>
          <table:table-cell table:formula="of:=[.A31]&amp;&quot;&amp; &quot;&amp;[.C31]&amp;&quot;&amp;&quot;&amp;[.D31]&amp;&quot;&amp; &quot;&amp;[.E31]&amp;&quot;&amp; &quot;&amp;[.F31]&amp;&quot;&amp; &quot;&amp;[.G31]&amp;&quot;&amp; &quot;&amp;[.H31]&amp;&quot;\par &quot;&amp;[.I31]&amp;&quot;\\ &quot;&amp;IF(ISBLANK([.A32]);&quot;\cline{2-7}&quot;;&quot;\hline&quot;)" office:value-type="string" office:string-value="&amp; 19&amp;Jumat&amp; BKL+Rosario&amp; Kis. 15:22-31,Mzm. 57:8-9,10-12,Yoh. 15:12-17,Why 22:1-9,&amp; Y. Suyanto&amp; H.A. Wulandari\par Maria Sode Muda\\ \cline{2-7}" calcext:value-type="string">
            <text:p>&amp; 19&amp;Jumat&amp; BKL+Rosario&amp; Kis. 15:22-31,Mzm. 57:8-9,10-12,Yoh. 15:12-17,Why 22:1-9,&amp; Y. Suyanto&amp; H.A. Wulandari\par Maria Sode Muda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TEXT(WEEKDAY(DATE(2017;[.B32];[.C32]));&quot;NNN&quot;)" office:value-type="string" office:string-value="Sabtu" calcext:value-type="string">
            <text:p>Sabt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6:1-10,Mzm. 100:1-2,3,5,Yoh. 15:18-21,Why 22:10-21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Ch. Setya Prihatiningtyas</text:p>
          </table:table-cell>
          <table:table-cell office:value-type="string" calcext:value-type="string">
            <text:p>Ign. Sandy</text:p>
          </table:table-cell>
          <table:table-cell table:formula="of:=[.A32]&amp;&quot;&amp; &quot;&amp;[.C32]&amp;&quot;&amp;&quot;&amp;[.D32]&amp;&quot;&amp; &quot;&amp;[.E32]&amp;&quot;&amp; &quot;&amp;[.F32]&amp;&quot;&amp; &quot;&amp;[.G32]&amp;&quot;&amp; &quot;&amp;[.H32]&amp;&quot;\par &quot;&amp;[.I32]&amp;&quot;\\ &quot;&amp;IF(ISBLANK([.A33]);&quot;\cline{2-7}&quot;;&quot;\hline&quot;)" office:value-type="string" office:string-value="&amp; 20&amp;Sabtu&amp; BKL+Rosario&amp; Kis. 16:1-10,Mzm. 100:1-2,3,5,Yoh. 15:18-21,Why 22:10-21,&amp; Joglo lawas&amp; Ch. Setya Prihatiningtyas\par Ign. Sandy\\ \cline{2-7}" calcext:value-type="string">
            <text:p>&amp; 20&amp;Sabtu&amp; BKL+Rosario&amp; Kis. 16:1-10,Mzm. 100:1-2,3,5,Yoh. 15:18-21,Why 22:10-21,&amp; Joglo lawas&amp; Ch. Setya Prihatiningtyas\par Ign. Sandy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TEXT(WEEKDAY(DATE(2017;[.B33];[.C33]));&quot;NNN&quot;)" office:value-type="string" office:string-value="Minggu" calcext:value-type="string">
            <text:p>Mingg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8:5-8,14-17,Mzm. 66:1-3a,4-5,6-7a,16,20,1Ptr. 3:15-18,Yoh. 14:15-21,1Yoh 1:1-10,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V. Indah Kartikasari</text:p>
          </table:table-cell>
          <table:table-cell office:value-type="string" calcext:value-type="string">
            <text:p>C. Triyono</text:p>
          </table:table-cell>
          <table:table-cell table:formula="of:=[.A33]&amp;&quot;&amp; &quot;&amp;[.C33]&amp;&quot;&amp;&quot;&amp;[.D33]&amp;&quot;&amp; &quot;&amp;[.E33]&amp;&quot;&amp; &quot;&amp;[.F33]&amp;&quot;&amp; &quot;&amp;[.G33]&amp;&quot;&amp; &quot;&amp;[.H33]&amp;&quot;\par &quot;&amp;[.I33]&amp;&quot;\\ &quot;&amp;IF(ISBLANK([.A34]);&quot;\cline{2-7}&quot;;&quot;\hline&quot;)" office:value-type="string" office:string-value="&amp; 21&amp;Minggu&amp; BKL+Rosario&amp; Kis. 8:5-8,14-17,Mzm. 66:1-3a,4-5,6-7a,16,20,1Ptr. 3:15-18,Yoh. 14:15-21,1Yoh 1:1-10,&amp; C. Supriadi&amp; V. Indah Kartikasari\par C. Triyono\\ \cline{2-7}" calcext:value-type="string">
            <text:p>&amp; 21&amp;Minggu&amp; BKL+Rosario&amp; Kis. 8:5-8,14-17,Mzm. 66:1-3a,4-5,6-7a,16,20,1Ptr. 3:15-18,Yoh. 14:15-21,1Yoh 1:1-10,&amp; C. Supriadi&amp; V. Indah Kartikasari\par C. Triyono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TEXT(WEEKDAY(DATE(2017;[.B34];[.C34]));&quot;NNN&quot;)" office:value-type="string" office:string-value="Senin" calcext:value-type="string">
            <text:p>Senin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6:11-15,Mzm. 149:1-2,3-4,5-6a,9b,Yoh. 15:26 - 16:4a,1Yoh 2:1-11,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A. Sri Supriyati</text:p>
          </table:table-cell>
          <table:table-cell office:value-type="string" calcext:value-type="string">
            <text:p>Anastasia H. Djuwarni</text:p>
          </table:table-cell>
          <table:table-cell table:formula="of:=[.A34]&amp;&quot;&amp; &quot;&amp;[.C34]&amp;&quot;&amp;&quot;&amp;[.D34]&amp;&quot;&amp; &quot;&amp;[.E34]&amp;&quot;&amp; &quot;&amp;[.F34]&amp;&quot;&amp; &quot;&amp;[.G34]&amp;&quot;&amp; &quot;&amp;[.H34]&amp;&quot;\par &quot;&amp;[.I34]&amp;&quot;\\ &quot;&amp;IF(ISBLANK([.A35]);&quot;\cline{2-7}&quot;;&quot;\hline&quot;)" office:value-type="string" office:string-value="&amp; 22&amp;Senin&amp; BKL+Rosario&amp; Kis. 16:11-15,Mzm. 149:1-2,3-4,5-6a,9b,Yoh. 15:26 - 16:4a,1Yoh 2:1-11,&amp; V. Dalyono&amp; A. Sri Supriyati\par Anastasia H. Djuwarni\\ \cline{2-7}" calcext:value-type="string">
            <text:p>&amp; 22&amp;Senin&amp; BKL+Rosario&amp; Kis. 16:11-15,Mzm. 149:1-2,3-4,5-6a,9b,Yoh. 15:26 - 16:4a,1Yoh 2:1-11,&amp; V. Dalyono&amp; A. Sri Supriyati\par Anastasia H. Djuwarni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TEXT(WEEKDAY(DATE(2017;[.B35];[.C35]));&quot;NNN&quot;)" office:value-type="string" office:string-value="Selasa" calcext:value-type="string">
            <text:p>Selasa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6:22-34,Mzm. 138:1-2a,2bc-3,7c-8,Yoh. 16:5-11,1Yoh 2:12-17,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V. Isti Rudati</text:p>
          </table:table-cell>
          <table:table-cell office:value-type="string" calcext:value-type="string">
            <text:p>Roselina Zeli P.</text:p>
          </table:table-cell>
          <table:table-cell table:formula="of:=[.A35]&amp;&quot;&amp; &quot;&amp;[.C35]&amp;&quot;&amp;&quot;&amp;[.D35]&amp;&quot;&amp; &quot;&amp;[.E35]&amp;&quot;&amp; &quot;&amp;[.F35]&amp;&quot;&amp; &quot;&amp;[.G35]&amp;&quot;&amp; &quot;&amp;[.H35]&amp;&quot;\par &quot;&amp;[.I35]&amp;&quot;\\ &quot;&amp;IF(ISBLANK([.A36]);&quot;\cline{2-7}&quot;;&quot;\hline&quot;)" office:value-type="string" office:string-value="&amp; 23&amp;Selasa&amp; BKL+Rosario&amp; Kis. 16:22-34,Mzm. 138:1-2a,2bc-3,7c-8,Yoh. 16:5-11,1Yoh 2:12-17,&amp; KRA YP Prononagoro&amp; V. Isti Rudati\par Roselina Zeli P.\\ \cline{2-7}" calcext:value-type="string">
            <text:p>&amp; 23&amp;Selasa&amp; BKL+Rosario&amp; Kis. 16:22-34,Mzm. 138:1-2a,2bc-3,7c-8,Yoh. 16:5-11,1Yoh 2:12-17,&amp; KRA YP Prononagoro&amp; V. Isti Rudati\par Roselina Zeli P.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TEXT(WEEKDAY(DATE(2017;[.B36];[.C36]));&quot;NNN&quot;)" office:value-type="string" office:string-value="Rabu" calcext:value-type="string">
            <text:p>Rab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7:15,22-18:1,Mzm. 148:1-2,11-12ab,12c-14a,14bcd,Yoh. 16:12-15,1Yoh 2:18-29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Ign. Stanley Andi P</text:p>
          </table:table-cell>
          <table:table-cell office:value-type="string" calcext:value-type="string">
            <text:p>FX Sularto</text:p>
          </table:table-cell>
          <table:table-cell table:formula="of:=[.A36]&amp;&quot;&amp; &quot;&amp;[.C36]&amp;&quot;&amp;&quot;&amp;[.D36]&amp;&quot;&amp; &quot;&amp;[.E36]&amp;&quot;&amp; &quot;&amp;[.F36]&amp;&quot;&amp; &quot;&amp;[.G36]&amp;&quot;&amp; &quot;&amp;[.H36]&amp;&quot;\par &quot;&amp;[.I36]&amp;&quot;\\ &quot;&amp;IF(ISBLANK([.A37]);&quot;\cline{2-7}&quot;;&quot;\hline&quot;)" office:value-type="string" office:string-value="&amp; 24&amp;Rabu&amp; BKL+Rosario&amp; Kis. 17:15,22-18:1,Mzm. 148:1-2,11-12ab,12c-14a,14bcd,Yoh. 16:12-15,1Yoh 2:18-29,&amp; Joglo lawas&amp; Ign. Stanley Andi P\par FX Sularto\\ \cline{2-7}" calcext:value-type="string">
            <text:p>&amp; 24&amp;Rabu&amp; BKL+Rosario&amp; Kis. 17:15,22-18:1,Mzm. 148:1-2,11-12ab,12c-14a,14bcd,Yoh. 16:12-15,1Yoh 2:18-29,&amp; Joglo lawas&amp; Ign. Stanley Andi P\par FX Sularto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TEXT(WEEKDAY(DATE(2017;[.B37];[.C37]));&quot;NNN&quot;)" office:value-type="string" office:string-value="Kamis" calcext:value-type="string">
            <text:p>Kamis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 1:1-11,Mzm 47:2-3,6-7,8-9,Ef 1:17-23,Mat 28:16-20,Ef4:1-24,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 Suyanto</text:p>
          </table:table-cell>
          <table:table-cell table:formula="of:=[.A37]&amp;&quot;&amp; &quot;&amp;[.C37]&amp;&quot;&amp;&quot;&amp;[.D37]&amp;&quot;&amp; &quot;&amp;[.E37]&amp;&quot;&amp; &quot;&amp;[.F37]&amp;&quot;&amp; &quot;&amp;[.G37]&amp;&quot;&amp; &quot;&amp;[.H37]&amp;&quot;\par &quot;&amp;[.I37]&amp;&quot;\\ &quot;&amp;IF(ISBLANK([.A38]);&quot;\cline{2-7}&quot;;&quot;\hline&quot;)" office:value-type="string" office:string-value="&amp; 25&amp;Kamis&amp; BKL+Rosario&amp; Kis 1:1-11,Mzm 47:2-3,6-7,8-9,Ef 1:17-23,Mat 28:16-20,Ef4:1-24,&amp; Saptanto S.B.,Y.&amp; Anton Supriyana\par Y Suyanto\\ \cline{2-7}" calcext:value-type="string">
            <text:p>&amp; 25&amp;Kamis&amp; BKL+Rosario&amp; Kis 1:1-11,Mzm 47:2-3,6-7,8-9,Ef 1:17-23,Mat 28:16-20,Ef4:1-24,&amp; Saptanto S.B.,Y.&amp; Anton Supriyana\par Y Suyanto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TEXT(WEEKDAY(DATE(2017;[.B38];[.C38]));&quot;NNN&quot;)" office:value-type="string" office:string-value="Jumat" calcext:value-type="string">
            <text:p>Jumat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8:9-18,Mzm. 47:2-3,4-5,6-7,Yoh. 16:20-23a,1Yoh 3:1-10,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Ch. Setya Prihatiningtyas</text:p>
          </table:table-cell>
          <table:table-cell table:formula="of:=[.A38]&amp;&quot;&amp; &quot;&amp;[.C38]&amp;&quot;&amp;&quot;&amp;[.D38]&amp;&quot;&amp; &quot;&amp;[.E38]&amp;&quot;&amp; &quot;&amp;[.F38]&amp;&quot;&amp; &quot;&amp;[.G38]&amp;&quot;&amp; &quot;&amp;[.H38]&amp;&quot;\par &quot;&amp;[.I38]&amp;&quot;\\ &quot;&amp;IF(ISBLANK([.A39]);&quot;\cline{2-7}&quot;;&quot;\hline&quot;)" office:value-type="string" office:string-value="&amp; 26&amp;Jumat&amp; BKL+Rosario&amp; Kis. 18:9-18,Mzm. 47:2-3,4-5,6-7,Yoh. 16:20-23a,1Yoh 3:1-10,&amp; Anton Supriyana&amp; C. Triyono\par Ch. Setya Prihatiningtyas\\ \cline{2-7}" calcext:value-type="string">
            <text:p>&amp; 26&amp;Jumat&amp; BKL+Rosario&amp; Kis. 18:9-18,Mzm. 47:2-3,4-5,6-7,Yoh. 16:20-23a,1Yoh 3:1-10,&amp; Anton Supriyana&amp; C. Triyono\par Ch. Setya Prihatiningtyas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TEXT(WEEKDAY(DATE(2017;[.B39];[.C39]));&quot;NNN&quot;)" office:value-type="string" office:string-value="Sabtu" calcext:value-type="string">
            <text:p>Sabt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8:23-28,Mzm. 47:2-3,8-9,10,Yoh. 16:23b-28,1Yoh 3:11-17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Eleonora Keso Muda</text:p>
          </table:table-cell>
          <table:table-cell office:value-type="string" calcext:value-type="string">
            <text:p>Andre Keso Muda</text:p>
          </table:table-cell>
          <table:table-cell table:formula="of:=[.A39]&amp;&quot;&amp; &quot;&amp;[.C39]&amp;&quot;&amp;&quot;&amp;[.D39]&amp;&quot;&amp; &quot;&amp;[.E39]&amp;&quot;&amp; &quot;&amp;[.F39]&amp;&quot;&amp; &quot;&amp;[.G39]&amp;&quot;&amp; &quot;&amp;[.H39]&amp;&quot;\par &quot;&amp;[.I39]&amp;&quot;\\ &quot;&amp;IF(ISBLANK([.A40]);&quot;\cline{2-7}&quot;;&quot;\hline&quot;)" office:value-type="string" office:string-value="&amp; 27&amp;Sabtu&amp; BKL+Rosario&amp; Kis. 18:23-28,Mzm. 47:2-3,8-9,10,Yoh. 16:23b-28,1Yoh 3:11-17,&amp; Joglo lawas&amp; Eleonora Keso Muda\par Andre Keso Muda\\ \cline{2-7}" calcext:value-type="string">
            <text:p>&amp; 27&amp;Sabtu&amp; BKL+Rosario&amp; Kis. 18:23-28,Mzm. 47:2-3,8-9,10,Yoh. 16:23b-28,1Yoh 3:11-17,&amp; Joglo lawas&amp; Eleonora Keso Muda\par Andre Keso Muda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TEXT(WEEKDAY(DATE(2017;[.B40];[.C40]));&quot;NNN&quot;)" office:value-type="string" office:string-value="Minggu" calcext:value-type="string">
            <text:p>Mingg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:12-14,Mzm. 27:1,4,7-8a,1Ptr. 4:13-16,Yoh. 17:1-11a,1Yoh 3:18-24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Y. Sudarmadi</text:p>
          </table:table-cell>
          <table:table-cell table:formula="of:=[.A40]&amp;&quot;&amp; &quot;&amp;[.C40]&amp;&quot;&amp;&quot;&amp;[.D40]&amp;&quot;&amp; &quot;&amp;[.E40]&amp;&quot;&amp; &quot;&amp;[.F40]&amp;&quot;&amp; &quot;&amp;[.G40]&amp;&quot;&amp; &quot;&amp;[.H40]&amp;&quot;\par &quot;&amp;[.I40]&amp;&quot;\\ &quot;&amp;IF(ISBLANK([.A41]);&quot;\cline{2-7}&quot;;&quot;\hline&quot;)" office:value-type="string" office:string-value="&amp; 28&amp;Minggu&amp; BKL+Rosario&amp; Kis. 1:12-14,Mzm. 27:1,4,7-8a,1Ptr. 4:13-16,Yoh. 17:1-11a,1Yoh 3:18-24,&amp; Joglo lawas&amp; A. Heru Pratomo\par Y. Sudarmadi\\ \cline{2-7}" calcext:value-type="string">
            <text:p>&amp; 28&amp;Minggu&amp; BKL+Rosario&amp; Kis. 1:12-14,Mzm. 27:1,4,7-8a,1Ptr. 4:13-16,Yoh. 17:1-11a,1Yoh 3:18-24,&amp; Joglo lawas&amp; A. Heru Pratomo\par Y. Sudarmadi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TEXT(WEEKDAY(DATE(2017;[.B41];[.C41]));&quot;NNN&quot;)" office:value-type="string" office:string-value="Senin" calcext:value-type="string">
            <text:p>Senin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9:1-8,Mzm. 68:2-3,4-5ac,6-7ab,Yoh. 16:29-33,1Yoh 4:1-10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FX Ariwibowo Sudaryanto</text:p>
          </table:table-cell>
          <table:table-cell table:formula="of:=[.A41]&amp;&quot;&amp; &quot;&amp;[.C41]&amp;&quot;&amp;&quot;&amp;[.D41]&amp;&quot;&amp; &quot;&amp;[.E41]&amp;&quot;&amp; &quot;&amp;[.F41]&amp;&quot;&amp; &quot;&amp;[.G41]&amp;&quot;&amp; &quot;&amp;[.H41]&amp;&quot;\par &quot;&amp;[.I41]&amp;&quot;\\ &quot;&amp;IF(ISBLANK([.A42]);&quot;\cline{2-7}&quot;;&quot;\hline&quot;)" office:value-type="string" office:string-value="&amp; 29&amp;Senin&amp; BKL+Rosario&amp; Kis. 19:1-8,Mzm. 68:2-3,4-5ac,6-7ab,Yoh. 16:29-33,1Yoh 4:1-10,&amp; Joglo lawas&amp; Aloysius Lamakey\par FX Ariwibowo Sudaryanto\\ \cline{2-7}" calcext:value-type="string">
            <text:p>&amp; 29&amp;Senin&amp; BKL+Rosario&amp; Kis. 19:1-8,Mzm. 68:2-3,4-5ac,6-7ab,Yoh. 16:29-33,1Yoh 4:1-10,&amp; Joglo lawas&amp; Aloysius Lamakey\par FX Ariwibowo Sudaryanto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TEXT(WEEKDAY(DATE(2017;[.B42];[.C42]));&quot;NNN&quot;)" office:value-type="string" office:string-value="Selasa" calcext:value-type="string">
            <text:p>Selasa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20:17-27,Mzm. 68:10-11,20-21,Yoh. 17:1-11a,1Yoh 4:11-21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 Suyanto</text:p>
          </table:table-cell>
          <table:table-cell table:formula="of:=[.A42]&amp;&quot;&amp; &quot;&amp;[.C42]&amp;&quot;&amp;&quot;&amp;[.D42]&amp;&quot;&amp; &quot;&amp;[.E42]&amp;&quot;&amp; &quot;&amp;[.F42]&amp;&quot;&amp; &quot;&amp;[.G42]&amp;&quot;&amp; &quot;&amp;[.H42]&amp;&quot;\par &quot;&amp;[.I42]&amp;&quot;\\ &quot;&amp;IF(ISBLANK([.A43]);&quot;\cline{2-7}&quot;;&quot;\hline&quot;)" office:value-type="string" office:string-value="&amp; 30&amp;Selasa&amp; BKL+Rosario&amp; Kis. 20:17-27,Mzm. 68:10-11,20-21,Yoh. 17:1-11a,1Yoh 4:11-21,&amp; Joglo lawas&amp; Neo Suradi\par Y Suyanto\\ \cline{2-7}" calcext:value-type="string">
            <text:p>&amp; 30&amp;Selasa&amp; BKL+Rosario&amp; Kis. 20:17-27,Mzm. 68:10-11,20-21,Yoh. 17:1-11a,1Yoh 4:11-21,&amp; Joglo lawas&amp; Neo Suradi\par Y Suyanto\\ \cline{2-7}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TEXT(WEEKDAY(DATE(2017;[.B43];[.C43]));&quot;NNN&quot;)" office:value-type="string" office:string-value="Rabu" calcext:value-type="string">
            <text:p>Rab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Zef. 3:14-18a,Rm. 12:9-16b,Yes. 12:2-3,4,Luk. 1:39-56,kid 2:8-14; 8:6-7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Anton Supriyana</text:p>
          </table:table-cell>
          <table:table-cell table:formula="of:=[.A43]&amp;&quot;&amp; &quot;&amp;[.C43]&amp;&quot;&amp;&quot;&amp;[.D43]&amp;&quot;&amp; &quot;&amp;[.E43]&amp;&quot;&amp; &quot;&amp;[.F43]&amp;&quot;&amp; &quot;&amp;[.G43]&amp;&quot;&amp; &quot;&amp;[.H43]&amp;&quot;\par &quot;&amp;[.I43]&amp;&quot;\\ &quot;&amp;IF(ISBLANK([.A44]);&quot;\cline{2-7}&quot;;&quot;\hline&quot;)" office:value-type="string" office:string-value="&amp; 31&amp;Rabu&amp; BKL+Rosario&amp; Zef. 3:14-18a,Rm. 12:9-16b,Yes. 12:2-3,4,Luk. 1:39-56,kid 2:8-14; 8:6-7,&amp; Joglo lawas&amp; Maria R. Tri Marieska\par Anton Supriyana\\ \hline" calcext:value-type="string">
            <text:p>&amp; 31&amp;Rabu&amp; BKL+Rosario&amp; Zef. 3:14-18a,Rm. 12:9-16b,Yes. 12:2-3,4,Luk. 1:39-56,kid 2:8-14; 8:6-7,&amp; Joglo lawas&amp; Maria R. Tri Marieska\par Anton Supriyana\\ \hline</text:p>
          </table:table-cell>
        </table:table-row>
        <table:table-row table:style-name="ro1">
          <table:table-cell office:value-type="string" calcext:value-type="string">
            <text:p>Juni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TEXT(WEEKDAY(DATE(2017;[.B44];[.C44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Tob. 6:10-11; 7:1,6,8-13; 8:1,5-9,Mzm. 128:1-2,3,4-5,Mrk. 12:28b-34,Yak 4:1-12,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Andre Keso Muda</text:p>
          </table:table-cell>
          <table:table-cell table:formula="of:=[.A44]&amp;&quot;&amp; &quot;&amp;[.C44]&amp;&quot;&amp;&quot;&amp;[.D44]&amp;&quot;&amp; &quot;&amp;[.E44]&amp;&quot;&amp; &quot;&amp;[.F44]&amp;&quot;&amp; &quot;&amp;[.G44]&amp;&quot;&amp; &quot;&amp;[.H44]&amp;&quot;\par &quot;&amp;[.I44]&amp;&quot;\\ &quot;&amp;IF(ISBLANK([.A45]);&quot;\cline{2-7}&quot;;&quot;\hline&quot;)" office:value-type="string" office:string-value="Juni&amp; 8&amp;Kamis&amp; Doa lingkungan&amp; Tob. 6:10-11; 7:1,6,8-13; 8:1,5-9,Mzm. 128:1-2,3,4-5,Mrk. 12:28b-34,Yak 4:1-12,&amp; Heru Pratomo, A&amp; Nanik Ismarjiyati\par Andre Keso Muda\\ \cline{2-7}" calcext:value-type="string">
            <text:p>Juni&amp; 8&amp;Kamis&amp; Doa lingkungan&amp; Tob. 6:10-11; 7:1,6,8-13; 8:1,5-9,Mzm. 128:1-2,3,4-5,Mrk. 12:28b-34,Yak 4:1-12,&amp; Heru Pratomo, A&amp; Nanik Ismarjiyati\par Andre Keso Muda\\ \cline{2-7}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TEXT(WEEKDAY(DATE(2017;[.B45];[.C45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2Kor. 11: 1-11,Mzm. 111:1-2,3-4,7-8,Mat 6:7-15,Hak 7:1-8; 16-22a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Djoko Marsito</text:p>
          </table:table-cell>
          <table:table-cell table:formula="of:=[.A45]&amp;&quot;&amp; &quot;&amp;[.C45]&amp;&quot;&amp;&quot;&amp;[.D45]&amp;&quot;&amp; &quot;&amp;[.E45]&amp;&quot;&amp; &quot;&amp;[.F45]&amp;&quot;&amp; &quot;&amp;[.G45]&amp;&quot;&amp; &quot;&amp;[.H45]&amp;&quot;\par &quot;&amp;[.I45]&amp;&quot;\\ &quot;&amp;IF(ISBLANK([.A46]);&quot;\cline{2-7}&quot;;&quot;\hline&quot;)" office:value-type="string" office:string-value="&amp; 22&amp;Kamis&amp; Doa lingkungan&amp; 2Kor. 11: 1-11,Mzm. 111:1-2,3-4,7-8,Mat 6:7-15,Hak 7:1-8; 16-22a,&amp; P. Suroyo&amp; Andre Keso Muda\par Djoko Marsito\\ \hline" calcext:value-type="string">
            <text:p>&amp; 22&amp;Kamis&amp; Doa lingkungan&amp; 2Kor. 11: 1-11,Mzm. 111:1-2,3-4,7-8,Mat 6:7-15,Hak 7:1-8; 16-22a,&amp; P. Suroyo&amp; Andre Keso Muda\par Djoko Marsito\\ \hline</text:p>
          </table:table-cell>
        </table:table-row>
        <table:table-row table:style-name="ro1">
          <table:table-cell office:value-type="string" calcext:value-type="string">
            <text:p>Juli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TEXT(WEEKDAY(DATE(2017;[.B46];[.C46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Kej. 44:18-21,23b-29; 45:1-5,Mzm. 105:16-17,18-19,20-21,Mat. 10:7-15,1Sam 25:14-24,28-39,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Prima Ari</text:p>
          </table:table-cell>
          <table:table-cell table:formula="of:=[.A46]&amp;&quot;&amp; &quot;&amp;[.C46]&amp;&quot;&amp;&quot;&amp;[.D46]&amp;&quot;&amp; &quot;&amp;[.E46]&amp;&quot;&amp; &quot;&amp;[.F46]&amp;&quot;&amp; &quot;&amp;[.G46]&amp;&quot;&amp; &quot;&amp;[.H46]&amp;&quot;\par &quot;&amp;[.I46]&amp;&quot;\\ &quot;&amp;IF(ISBLANK([.A47]);&quot;\cline{2-7}&quot;;&quot;\hline&quot;)" office:value-type="string" office:string-value="Juli&amp; 13&amp;Kamis&amp; Doa lingkungan&amp; Kej. 44:18-21,23b-29; 45:1-5,Mzm. 105:16-17,18-19,20-21,Mat. 10:7-15,1Sam 25:14-24,28-39,&amp; C. Triyono&amp; Djoko Marsito\par Prima Ari\\ \cline{2-7}" calcext:value-type="string">
            <text:p>Juli&amp; 13&amp;Kamis&amp; Doa lingkungan&amp; Kej. 44:18-21,23b-29; 45:1-5,Mzm. 105:16-17,18-19,20-21,Mat. 10:7-15,1Sam 25:14-24,28-39,&amp; C. Triyono&amp; Djoko Marsito\par Prima Ari\\ \cline{2-7}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TEXT(WEEKDAY(DATE(2017;[.B47];[.C47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Kel. 19: 1-2,9-11,16-20b,Dan. 3:52,53,54,56,Mat. 13:10-17,1Raj 1:11-35; 2:10-12,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Prima Ari</text:p>
          </table:table-cell>
          <table:table-cell office:value-type="string" calcext:value-type="string">
            <text:p>Heru Pratomo</text:p>
          </table:table-cell>
          <table:table-cell table:formula="of:=[.A47]&amp;&quot;&amp; &quot;&amp;[.C47]&amp;&quot;&amp;&quot;&amp;[.D47]&amp;&quot;&amp; &quot;&amp;[.E47]&amp;&quot;&amp; &quot;&amp;[.F47]&amp;&quot;&amp; &quot;&amp;[.G47]&amp;&quot;&amp; &quot;&amp;[.H47]&amp;&quot;\par &quot;&amp;[.I47]&amp;&quot;\\ &quot;&amp;IF(ISBLANK([.A48]);&quot;\cline{2-7}&quot;;&quot;\hline&quot;)" office:value-type="string" office:string-value="&amp; 27&amp;Kamis&amp; Doa lingkungan&amp; Kel. 19: 1-2,9-11,16-20b,Dan. 3:52,53,54,56,Mat. 13:10-17,1Raj 1:11-35; 2:10-12,&amp; Aloysius Lamakey&amp; Prima Ari\par Heru Pratomo\\ \hline" calcext:value-type="string">
            <text:p>&amp; 27&amp;Kamis&amp; Doa lingkungan&amp; Kel. 19: 1-2,9-11,16-20b,Dan. 3:52,53,54,56,Mat. 13:10-17,1Raj 1:11-35; 2:10-12,&amp; Aloysius Lamakey&amp; Prima Ari\par Heru Pratomo\\ \hline</text:p>
          </table:table-cell>
        </table:table-row>
        <table:table-row table:style-name="ro1">
          <table:table-cell office:value-type="string" calcext:value-type="string">
            <text:p>Agustu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TEXT(WEEKDAY(DATE(2017;[.B48];[.C48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2Kor. 9:6-10,Mzm. 112:1-2,5-6,7-8,9,Yoh. 12:24-26,Kis 6:1-6;8:1,4-8,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Heru Pratomo</text:p>
          </table:table-cell>
          <table:table-cell office:value-type="string" calcext:value-type="string">
            <text:p>Anton Supriyana</text:p>
          </table:table-cell>
          <table:table-cell table:formula="of:=[.A48]&amp;&quot;&amp; &quot;&amp;[.C48]&amp;&quot;&amp;&quot;&amp;[.D48]&amp;&quot;&amp; &quot;&amp;[.E48]&amp;&quot;&amp; &quot;&amp;[.F48]&amp;&quot;&amp; &quot;&amp;[.G48]&amp;&quot;&amp; &quot;&amp;[.H48]&amp;&quot;\par &quot;&amp;[.I48]&amp;&quot;\\ &quot;&amp;IF(ISBLANK([.A49]);&quot;\cline{2-7}&quot;;&quot;\hline&quot;)" office:value-type="string" office:string-value="Agustus&amp; 10&amp;Kamis&amp; Doa lingkungan&amp; 2Kor. 9:6-10,Mzm. 112:1-2,5-6,7-8,9,Yoh. 12:24-26,Kis 6:1-6;8:1,4-8,&amp; FX Sularto&amp; Heru Pratomo\par Anton Supriyana\\ \cline{2-7}" calcext:value-type="string">
            <text:p>Agustus&amp; 10&amp;Kamis&amp; Doa lingkungan&amp; 2Kor. 9:6-10,Mzm. 112:1-2,5-6,7-8,9,Yoh. 12:24-26,Kis 6:1-6;8:1,4-8,&amp; FX Sularto&amp; Heru Pratomo\par Anton Supriyana\\ \cline{2-7}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TEXT(WEEKDAY(DATE(2017;[.B49];[.C49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Why. 21:9b-14,Mzm. 145:10-11,12-13ab,17-18,Yoh. 1:45-51,Kis5:12-32,1Kor 1:17-2:5,1Kor 4:1-16,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ulia Jatiningsih</text:p>
          </table:table-cell>
          <table:table-cell table:formula="of:=[.A49]&amp;&quot;&amp; &quot;&amp;[.C49]&amp;&quot;&amp;&quot;&amp;[.D49]&amp;&quot;&amp; &quot;&amp;[.E49]&amp;&quot;&amp; &quot;&amp;[.F49]&amp;&quot;&amp; &quot;&amp;[.G49]&amp;&quot;&amp; &quot;&amp;[.H49]&amp;&quot;\par &quot;&amp;[.I49]&amp;&quot;\\ &quot;&amp;IF(ISBLANK([.A50]);&quot;\cline{2-7}&quot;;&quot;\hline&quot;)" office:value-type="string" office:string-value="&amp; 24&amp;Kamis&amp; Doa lingkungan&amp; Why. 21:9b-14,Mzm. 145:10-11,12-13ab,17-18,Yoh. 1:45-51,Kis5:12-32,1Kor 1:17-2:5,1Kor 4:1-16,&amp; Andre Keso Muda&amp; Anton Supriyana\par Yulia Jatiningsih\\ \hline" calcext:value-type="string">
            <text:p>&amp; 24&amp;Kamis&amp; Doa lingkungan&amp; Why. 21:9b-14,Mzm. 145:10-11,12-13ab,17-18,Yoh. 1:45-51,Kis5:12-32,1Kor 1:17-2:5,1Kor 4:1-16,&amp; Andre Keso Muda&amp; Anton Supriyana\par Yulia Jatiningsih\\ \hlin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TEXT(WEEKDAY(DATE(2017;[.B50];[.C50]));&quot;NNN&quot;)" office:value-type="string" office:string-value="Kamis" calcext:value-type="string">
            <text:p>Kamis</text:p>
          </table:table-cell>
          <table:table-cell office:value-type="string" calcext:value-type="string">
            <text:p>BKSN I</text:p>
          </table:table-cell>
          <table:table-cell office:value-type="string" calcext:value-type="string">
            <text:p>Kol. 1:9-14,Mzm. 98:2-3ab,3cd-4,5-6,Luk. 5:1-11,Am 4:1-13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formula="of:=[.A50]&amp;&quot;&amp; &quot;&amp;[.C50]&amp;&quot;&amp;&quot;&amp;[.D50]&amp;&quot;&amp; &quot;&amp;[.E50]&amp;&quot;&amp; &quot;&amp;[.F50]&amp;&quot;&amp; &quot;&amp;[.G50]&amp;&quot;&amp; &quot;&amp;[.H50]&amp;&quot;\par &quot;&amp;[.I50]&amp;&quot;\\ &quot;&amp;IF(ISBLANK([.A51]);&quot;\cline{2-7}&quot;;&quot;\hline&quot;)" office:value-type="string" office:string-value="September&amp; 7&amp;Kamis&amp; BKSN I&amp; Kol. 1:9-14,Mzm. 98:2-3ab,3cd-4,5-6,Luk. 5:1-11,Am 4:1-13,&amp; P. Suroyo&amp; Tim\par \\ \cline{2-7}" calcext:value-type="string">
            <text:p>September&amp; 7&amp;Kamis&amp; BKSN I&amp; Kol. 1:9-14,Mzm. 98:2-3ab,3cd-4,5-6,Luk. 5:1-11,Am 4:1-13,&amp; P. Suroyo&amp; Tim\par \\ \cline{2-7}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TEXT(WEEKDAY(DATE(2017;[.B51];[.C51]));&quot;NNN&quot;)" office:value-type="string" office:string-value="Kamis" calcext:value-type="string">
            <text:p>Kamis</text:p>
          </table:table-cell>
          <table:table-cell office:value-type="string" calcext:value-type="string">
            <text:p>BKSN II</text:p>
          </table:table-cell>
          <table:table-cell office:value-type="string" calcext:value-type="string">
            <text:p>Bil. 21:4-9,Mzm. 78:1-2,34-35,36-37,38,Flp. 2:6-11,Yoh. 3:13-17,Gal 2:19-3:7, 13-14; 6:14-18,Est 1:1-3,9-16,19; 2:5-10, 16-17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formula="of:=[.A51]&amp;&quot;&amp; &quot;&amp;[.C51]&amp;&quot;&amp;&quot;&amp;[.D51]&amp;&quot;&amp; &quot;&amp;[.E51]&amp;&quot;&amp; &quot;&amp;[.F51]&amp;&quot;&amp; &quot;&amp;[.G51]&amp;&quot;&amp; &quot;&amp;[.H51]&amp;&quot;\par &quot;&amp;[.I51]&amp;&quot;\\ &quot;&amp;IF(ISBLANK([.A52]);&quot;\cline{2-7}&quot;;&quot;\hline&quot;)" office:value-type="string" office:string-value="&amp; 14&amp;Kamis&amp; BKSN II&amp; Bil. 21:4-9,Mzm. 78:1-2,34-35,36-37,38,Flp. 2:6-11,Yoh. 3:13-17,Gal 2:19-3:7, 13-14; 6:14-18,Est 1:1-3,9-16,19; 2:5-10, 16-17,&amp; P. Suroyo&amp; Tim\par \\ \cline{2-7}" calcext:value-type="string">
            <text:p>&amp; 14&amp;Kamis&amp; BKSN II&amp; Bil. 21:4-9,Mzm. 78:1-2,34-35,36-37,38,Flp. 2:6-11,Yoh. 3:13-17,Gal 2:19-3:7, 13-14; 6:14-18,Est 1:1-3,9-16,19; 2:5-10, 16-17,&amp; P. Suroyo&amp; Tim\par \\ \cline{2-7}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TEXT(WEEKDAY(DATE(2017;[.B52];[.C52]));&quot;NNN&quot;)" office:value-type="string" office:string-value="Kamis" calcext:value-type="string">
            <text:p>Kamis</text:p>
          </table:table-cell>
          <table:table-cell office:value-type="string" calcext:value-type="string">
            <text:p>BKSN III</text:p>
          </table:table-cell>
          <table:table-cell office:value-type="string" calcext:value-type="string">
            <text:p>Ef. 4:1-7,11-13,Mzm. 19:2-3,4-5,Mat. 9:9-13,Ef 4:1-16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formula="of:=[.A52]&amp;&quot;&amp; &quot;&amp;[.C52]&amp;&quot;&amp;&quot;&amp;[.D52]&amp;&quot;&amp; &quot;&amp;[.E52]&amp;&quot;&amp; &quot;&amp;[.F52]&amp;&quot;&amp; &quot;&amp;[.G52]&amp;&quot;&amp; &quot;&amp;[.H52]&amp;&quot;\par &quot;&amp;[.I52]&amp;&quot;\\ &quot;&amp;IF(ISBLANK([.A53]);&quot;\cline{2-7}&quot;;&quot;\hline&quot;)" office:value-type="string" office:string-value="&amp; 21&amp;Kamis&amp; BKSN III&amp; Ef. 4:1-7,11-13,Mzm. 19:2-3,4-5,Mat. 9:9-13,Ef 4:1-16,&amp; P. Suroyo&amp; Tim\par \\ \cline{2-7}" calcext:value-type="string">
            <text:p>&amp; 21&amp;Kamis&amp; BKSN III&amp; Ef. 4:1-7,11-13,Mzm. 19:2-3,4-5,Mat. 9:9-13,Ef 4:1-16,&amp; P. Suroyo&amp; Tim\par \\ \cline{2-7}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TEXT(WEEKDAY(DATE(2017;[.B53];[.C53]));&quot;NNN&quot;)" office:value-type="string" office:string-value="Kamis" calcext:value-type="string">
            <text:p>Kamis</text:p>
          </table:table-cell>
          <table:table-cell office:value-type="string" calcext:value-type="string">
            <text:p>BKSN IV</text:p>
          </table:table-cell>
          <table:table-cell office:value-type="string" calcext:value-type="string">
            <text:p>Hag. 1:1-8,Mzm. 149:1-2,3-4,5-6a,9b,Luk. 9:7-9,Yes 9:8-10:4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formula="of:=[.A53]&amp;&quot;&amp; &quot;&amp;[.C53]&amp;&quot;&amp;&quot;&amp;[.D53]&amp;&quot;&amp; &quot;&amp;[.E53]&amp;&quot;&amp; &quot;&amp;[.F53]&amp;&quot;&amp; &quot;&amp;[.G53]&amp;&quot;&amp; &quot;&amp;[.H53]&amp;&quot;\par &quot;&amp;[.I53]&amp;&quot;\\ &quot;&amp;IF(ISBLANK([.A54]);&quot;\cline{2-7}&quot;;&quot;\hline&quot;)" office:value-type="string" office:string-value="&amp; 28&amp;Kamis&amp; BKSN IV&amp; Hag. 1:1-8,Mzm. 149:1-2,3-4,5-6a,9b,Luk. 9:7-9,Yes 9:8-10:4,&amp; P. Suroyo&amp; Tim\par \\ \hline" calcext:value-type="string">
            <text:p>&amp; 28&amp;Kamis&amp; BKSN IV&amp; Hag. 1:1-8,Mzm. 149:1-2,3-4,5-6a,9b,Luk. 9:7-9,Yes 9:8-10:4,&amp; P. Suroyo&amp; Tim\par \\ \hline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TEXT(WEEKDAY(DATE(2017;[.B54];[.C54]));&quot;NNN&quot;)" office:value-type="string" office:string-value="Minggu" calcext:value-type="string">
            <text:p>Mingg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eh. 18:25-28,Mzm. 25:4bc-5,6-7,8-9,Flp. 2:1-11,Flp. 2:1-5,Mat. 21:28-32,Mi 3:1-12,</text:p>
          </table:table-cell>
          <table:table-cell office:value-type="string" calcext:value-type="string">
            <text:p>T. Banarudin</text:p>
          </table:table-cell>
          <table:table-cell office:value-type="string" calcext:value-type="string">
            <text:p>Yulia Jatiningsih</text:p>
          </table:table-cell>
          <table:table-cell office:value-type="string" calcext:value-type="string">
            <text:p>Maria R. Tri Marieska</text:p>
          </table:table-cell>
          <table:table-cell table:formula="of:=[.A54]&amp;&quot;&amp; &quot;&amp;[.C54]&amp;&quot;&amp;&quot;&amp;[.D54]&amp;&quot;&amp; &quot;&amp;[.E54]&amp;&quot;&amp; &quot;&amp;[.F54]&amp;&quot;&amp; &quot;&amp;[.G54]&amp;&quot;&amp; &quot;&amp;[.H54]&amp;&quot;\par &quot;&amp;[.I54]&amp;&quot;\\ &quot;&amp;IF(ISBLANK([.A55]);&quot;\cline{2-7}&quot;;&quot;\hline&quot;)" office:value-type="string" office:string-value="Oktober&amp; 1&amp;Minggu&amp; Rosario&amp; Yeh. 18:25-28,Mzm. 25:4bc-5,6-7,8-9,Flp. 2:1-11,Flp. 2:1-5,Mat. 21:28-32,Mi 3:1-12,&amp; T. Banarudin&amp; Yulia Jatiningsih\par Maria R. Tri Marieska\\ \cline{2-7}" calcext:value-type="string">
            <text:p>Oktober&amp; 1&amp;Minggu&amp; Rosario&amp; Yeh. 18:25-28,Mzm. 25:4bc-5,6-7,8-9,Flp. 2:1-11,Flp. 2:1-5,Mat. 21:28-32,Mi 3:1-12,&amp; T. Banarudin&amp; Yulia Jatiningsih\par Maria R. Tri Marieska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TEXT(WEEKDAY(DATE(2017;[.B55];[.C55]));&quot;NNN&quot;)" office:value-type="string" office:string-value="Senin" calcext:value-type="string">
            <text:p>Seni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Kel. 23:20-23a,Mzm. 91:1-2,3-4,5-6,10-11,Mat. 18:1-5,10,Ydt 10:1-5,11-17; 11:1-8,20-23,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anik Ismarjiyati</text:p>
          </table:table-cell>
          <table:table-cell table:formula="of:=[.A55]&amp;&quot;&amp; &quot;&amp;[.C55]&amp;&quot;&amp;&quot;&amp;[.D55]&amp;&quot;&amp; &quot;&amp;[.E55]&amp;&quot;&amp; &quot;&amp;[.F55]&amp;&quot;&amp; &quot;&amp;[.G55]&amp;&quot;&amp; &quot;&amp;[.H55]&amp;&quot;\par &quot;&amp;[.I55]&amp;&quot;\\ &quot;&amp;IF(ISBLANK([.A56]);&quot;\cline{2-7}&quot;;&quot;\hline&quot;)" office:value-type="string" office:string-value="&amp; 2&amp;Senin&amp; Rosario&amp; Kel. 23:20-23a,Mzm. 91:1-2,3-4,5-6,10-11,Mat. 18:1-5,10,Ydt 10:1-5,11-17; 11:1-8,20-23,&amp; Ign. Sandy&amp; Aloysius Lamakey\par Nanik Ismarjiyati\\ \cline{2-7}" calcext:value-type="string">
            <text:p>&amp; 2&amp;Senin&amp; Rosario&amp; Kel. 23:20-23a,Mzm. 91:1-2,3-4,5-6,10-11,Mat. 18:1-5,10,Ydt 10:1-5,11-17; 11:1-8,20-23,&amp; Ign. Sandy&amp; Aloysius Lamakey\par Nanik Ismarjiyati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TEXT(WEEKDAY(DATE(2017;[.B56];[.C56]));&quot;NNN&quot;)" office:value-type="string" office:string-value="Selasa" calcext:value-type="string">
            <text:p>Selas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Za. 8:20-23,Mzm. 87:1-3,4-5,6-7,Luk. 9:51-56,2Raj 17:1-18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Ign. Stanley Andi P</text:p>
          </table:table-cell>
          <table:table-cell table:formula="of:=[.A56]&amp;&quot;&amp; &quot;&amp;[.C56]&amp;&quot;&amp;&quot;&amp;[.D56]&amp;&quot;&amp; &quot;&amp;[.E56]&amp;&quot;&amp; &quot;&amp;[.F56]&amp;&quot;&amp; &quot;&amp;[.G56]&amp;&quot;&amp; &quot;&amp;[.H56]&amp;&quot;\par &quot;&amp;[.I56]&amp;&quot;\\ &quot;&amp;IF(ISBLANK([.A57]);&quot;\cline{2-7}&quot;;&quot;\hline&quot;)" office:value-type="string" office:string-value="&amp; 3&amp;Selasa&amp; Rosario&amp; Za. 8:20-23,Mzm. 87:1-3,4-5,6-7,Luk. 9:51-56,2Raj 17:1-18,&amp; Joglo lawas&amp; FX Sularto\par Ign. Stanley Andi P\\ \cline{2-7}" calcext:value-type="string">
            <text:p>&amp; 3&amp;Selasa&amp; Rosario&amp; Za. 8:20-23,Mzm. 87:1-3,4-5,6-7,Luk. 9:51-56,2Raj 17:1-18,&amp; Joglo lawas&amp; FX Sularto\par Ign. Stanley Andi P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TEXT(WEEKDAY(DATE(2017;[.B57];[.C57]));&quot;NNN&quot;)" office:value-type="string" office:string-value="Rabu" calcext:value-type="string">
            <text:p>Rab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Neh. 2:1-8,Mzm. 137:1-2,3,4-5,Luk. 9:57-62,2Raj 17:24-41,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Sri Utami Chrisssumiwi, MM</text:p>
          </table:table-cell>
          <table:table-cell office:value-type="string" calcext:value-type="string">
            <text:p>Prima Ari</text:p>
          </table:table-cell>
          <table:table-cell table:formula="of:=[.A57]&amp;&quot;&amp; &quot;&amp;[.C57]&amp;&quot;&amp;&quot;&amp;[.D57]&amp;&quot;&amp; &quot;&amp;[.E57]&amp;&quot;&amp; &quot;&amp;[.F57]&amp;&quot;&amp; &quot;&amp;[.G57]&amp;&quot;&amp; &quot;&amp;[.H57]&amp;&quot;\par &quot;&amp;[.I57]&amp;&quot;\\ &quot;&amp;IF(ISBLANK([.A58]);&quot;\cline{2-7}&quot;;&quot;\hline&quot;)" office:value-type="string" office:string-value="&amp; 4&amp;Rabu&amp; Rosario&amp; Neh. 2:1-8,Mzm. 137:1-2,3,4-5,Luk. 9:57-62,2Raj 17:24-41,&amp; Neo Suradi&amp; Sri Utami Chrisssumiwi, MM\par Prima Ari\\ \cline{2-7}" calcext:value-type="string">
            <text:p>&amp; 4&amp;Rabu&amp; Rosario&amp; Neh. 2:1-8,Mzm. 137:1-2,3,4-5,Luk. 9:57-62,2Raj 17:24-41,&amp; Neo Suradi&amp; Sri Utami Chrisssumiwi, MM\par Prima Ari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TEXT(WEEKDAY(DATE(2017;[.B58];[.C58]));&quot;NNN&quot;)" office:value-type="string" office:string-value="Kamis" calcext:value-type="string">
            <text:p>Kamis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Neh. 8:1- 4a,5-6,7b-12,Mzm. 19:8,9,10,11,Luk. 10:1-12,2Taw 29:1-2; 30:1-16a,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H.A. Wulandari</text:p>
          </table:table-cell>
          <table:table-cell table:formula="of:=[.A58]&amp;&quot;&amp; &quot;&amp;[.C58]&amp;&quot;&amp;&quot;&amp;[.D58]&amp;&quot;&amp; &quot;&amp;[.E58]&amp;&quot;&amp; &quot;&amp;[.F58]&amp;&quot;&amp; &quot;&amp;[.G58]&amp;&quot;&amp; &quot;&amp;[.H58]&amp;&quot;\par &quot;&amp;[.I58]&amp;&quot;\\ &quot;&amp;IF(ISBLANK([.A59]);&quot;\cline{2-7}&quot;;&quot;\hline&quot;)" office:value-type="string" office:string-value="&amp; 5&amp;Kamis&amp; Rosario&amp; Neh. 8:1- 4a,5-6,7b-12,Mzm. 19:8,9,10,11,Luk. 10:1-12,2Taw 29:1-2; 30:1-16a,&amp; Y. Sudarmadi&amp; Agnes Sukarmi\par H.A. Wulandari\\ \cline{2-7}" calcext:value-type="string">
            <text:p>&amp; 5&amp;Kamis&amp; Rosario&amp; Neh. 8:1- 4a,5-6,7b-12,Mzm. 19:8,9,10,11,Luk. 10:1-12,2Taw 29:1-2; 30:1-16a,&amp; Y. Sudarmadi&amp; Agnes Sukarmi\par H.A. Wulandari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TEXT(WEEKDAY(DATE(2017;[.B59];[.C59]));&quot;NNN&quot;)" office:value-type="string" office:string-value="Jumat" calcext:value-type="string">
            <text:p>Jumat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Bar. 1:15-22,Mzm. 79:1-2,3-5,8-9,Luk. 10:13-16,Yes 20:1-6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Eleonora Keso Muda</text:p>
          </table:table-cell>
          <table:table-cell table:formula="of:=[.A59]&amp;&quot;&amp; &quot;&amp;[.C59]&amp;&quot;&amp;&quot;&amp;[.D59]&amp;&quot;&amp; &quot;&amp;[.E59]&amp;&quot;&amp; &quot;&amp;[.F59]&amp;&quot;&amp; &quot;&amp;[.G59]&amp;&quot;&amp; &quot;&amp;[.H59]&amp;&quot;\par &quot;&amp;[.I59]&amp;&quot;\\ &quot;&amp;IF(ISBLANK([.A60]);&quot;\cline{2-7}&quot;;&quot;\hline&quot;)" office:value-type="string" office:string-value="&amp; 6&amp;Jumat&amp; Rosario&amp; Bar. 1:15-22,Mzm. 79:1-2,3-5,8-9,Luk. 10:13-16,Yes 20:1-6,&amp; Joglo lawas&amp; Andre Keso Muda\par Eleonora Keso Muda\\ \cline{2-7}" calcext:value-type="string">
            <text:p>&amp; 6&amp;Jumat&amp; Rosario&amp; Bar. 1:15-22,Mzm. 79:1-2,3-5,8-9,Luk. 10:13-16,Yes 20:1-6,&amp; Joglo lawas&amp; Andre Keso Muda\par Eleonora Keso Muda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TEXT(WEEKDAY(DATE(2017;[.B60];[.C60]));&quot;NNN&quot;)" office:value-type="string" office:string-value="Sabtu" calcext:value-type="string">
            <text:p>Sabt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Bar. 4:5-12,27-29,Mzm. 69:33-35,36-37,Luk. 10:17-24,2Raj 20:1-19,</text:p>
          </table:table-cell>
          <table:table-cell office:value-type="string" calcext:value-type="string">
            <text:p>FX Ariwibowo Sudaryanto</text:p>
          </table:table-cell>
          <table:table-cell office:value-type="string" calcext:value-type="string">
            <text:p>Maria Sode Muda</text:p>
          </table:table-cell>
          <table:table-cell office:value-type="string" calcext:value-type="string">
            <text:p>V. Isti Rudati</text:p>
          </table:table-cell>
          <table:table-cell table:formula="of:=[.A60]&amp;&quot;&amp; &quot;&amp;[.C60]&amp;&quot;&amp;&quot;&amp;[.D60]&amp;&quot;&amp; &quot;&amp;[.E60]&amp;&quot;&amp; &quot;&amp;[.F60]&amp;&quot;&amp; &quot;&amp;[.G60]&amp;&quot;&amp; &quot;&amp;[.H60]&amp;&quot;\par &quot;&amp;[.I60]&amp;&quot;\\ &quot;&amp;IF(ISBLANK([.A61]);&quot;\cline{2-7}&quot;;&quot;\hline&quot;)" office:value-type="string" office:string-value="&amp; 7&amp;Sabtu&amp; Rosario&amp; Bar. 4:5-12,27-29,Mzm. 69:33-35,36-37,Luk. 10:17-24,2Raj 20:1-19,&amp; FX Ariwibowo Sudaryanto&amp; Maria Sode Muda\par V. Isti Rudati\\ \cline{2-7}" calcext:value-type="string">
            <text:p>&amp; 7&amp;Sabtu&amp; Rosario&amp; Bar. 4:5-12,27-29,Mzm. 69:33-35,36-37,Luk. 10:17-24,2Raj 20:1-19,&amp; FX Ariwibowo Sudaryanto&amp; Maria Sode Muda\par V. Isti Rudati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TEXT(WEEKDAY(DATE(2017;[.B61];[.C61]));&quot;NNN&quot;)" office:value-type="string" office:string-value="Minggu" calcext:value-type="string">
            <text:p>Mingg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es. 5:1-7,Mzm. 80:9,12,13-14,15-16,19-20,Flp. 4:6-9,Mat. 21:33-43,Yes 22:1-14,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Anton Supriyana</text:p>
          </table:table-cell>
          <table:table-cell table:formula="of:=[.A61]&amp;&quot;&amp; &quot;&amp;[.C61]&amp;&quot;&amp;&quot;&amp;[.D61]&amp;&quot;&amp; &quot;&amp;[.E61]&amp;&quot;&amp; &quot;&amp;[.F61]&amp;&quot;&amp; &quot;&amp;[.G61]&amp;&quot;&amp; &quot;&amp;[.H61]&amp;&quot;\par &quot;&amp;[.I61]&amp;&quot;\\ &quot;&amp;IF(ISBLANK([.A62]);&quot;\cline{2-7}&quot;;&quot;\hline&quot;)" office:value-type="string" office:string-value="&amp; 8&amp;Minggu&amp; Rosario&amp; Yes. 5:1-7,Mzm. 80:9,12,13-14,15-16,19-20,Flp. 4:6-9,Mat. 21:33-43,Yes 22:1-14,&amp; Y. Djoko Marsito&amp; Ign. Sandy\par Anton Supriyana\\ \cline{2-7}" calcext:value-type="string">
            <text:p>&amp; 8&amp;Minggu&amp; Rosario&amp; Yes. 5:1-7,Mzm. 80:9,12,13-14,15-16,19-20,Flp. 4:6-9,Mat. 21:33-43,Yes 22:1-14,&amp; Y. Djoko Marsito&amp; Ign. Sandy\par Anton Supriyana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TEXT(WEEKDAY(DATE(2017;[.B62];[.C62]));&quot;NNN&quot;)" office:value-type="string" office:string-value="Senin" calcext:value-type="string">
            <text:p>Seni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un. 1:1-17;2:10,Yun. 2:2,3,4,5,8,Luk. 10:25-37,Yes 30:1-18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 Suyanto</text:p>
          </table:table-cell>
          <table:table-cell table:formula="of:=[.A62]&amp;&quot;&amp; &quot;&amp;[.C62]&amp;&quot;&amp;&quot;&amp;[.D62]&amp;&quot;&amp; &quot;&amp;[.E62]&amp;&quot;&amp; &quot;&amp;[.F62]&amp;&quot;&amp; &quot;&amp;[.G62]&amp;&quot;&amp; &quot;&amp;[.H62]&amp;&quot;\par &quot;&amp;[.I62]&amp;&quot;\\ &quot;&amp;IF(ISBLANK([.A63]);&quot;\cline{2-7}&quot;;&quot;\hline&quot;)" office:value-type="string" office:string-value="&amp; 9&amp;Senin&amp; Rosario&amp; Yun. 1:1-17;2:10,Yun. 2:2,3,4,5,8,Luk. 10:25-37,Yes 30:1-18,&amp; Joglo lawas&amp; Neo Suradi\par Y Suyanto\\ \cline{2-7}" calcext:value-type="string">
            <text:p>&amp; 9&amp;Senin&amp; Rosario&amp; Yun. 1:1-17;2:10,Yun. 2:2,3,4,5,8,Luk. 10:25-37,Yes 30:1-18,&amp; Joglo lawas&amp; Neo Suradi\par Y Suyanto\\ \cline{2-7}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formula="of:=TEXT(WEEKDAY(DATE(2017;[.B63];[.C63]));&quot;NNN&quot;)" office:value-type="string" office:string-value="Selasa" calcext:value-type="string">
            <text:p>Selas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un. 3:1-10,Mzm. 130:1-2,3-4ab,7-8,Luk. 10:38-42,2Raj 18:17-36,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C. Triyono</text:p>
          </table:table-cell>
          <table:table-cell table:formula="of:=[.A63]&amp;&quot;&amp; &quot;&amp;[.C63]&amp;&quot;&amp;&quot;&amp;[.D63]&amp;&quot;&amp; &quot;&amp;[.E63]&amp;&quot;&amp; &quot;&amp;[.F63]&amp;&quot;&amp; &quot;&amp;[.G63]&amp;&quot;&amp; &quot;&amp;[.H63]&amp;&quot;\par &quot;&amp;[.I63]&amp;&quot;\\ &quot;&amp;IF(ISBLANK([.A64]);&quot;\cline{2-7}&quot;;&quot;\hline&quot;)" office:value-type="string" office:string-value="&amp; 10&amp;Selasa&amp; Rosario&amp; Yun. 3:1-10,Mzm. 130:1-2,3-4ab,7-8,Luk. 10:38-42,2Raj 18:17-36,&amp; Nanik Ismarjati, M. Th.&amp; Neo Suradi\par C. Triyono\\ \cline{2-7}" calcext:value-type="string">
            <text:p>&amp; 10&amp;Selasa&amp; Rosario&amp; Yun. 3:1-10,Mzm. 130:1-2,3-4ab,7-8,Luk. 10:38-42,2Raj 18:17-36,&amp; Nanik Ismarjati, M. Th.&amp; Neo Suradi\par C. Triyono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TEXT(WEEKDAY(DATE(2017;[.B64];[.C64]));&quot;NNN&quot;)" office:value-type="string" office:string-value="Rabu" calcext:value-type="string">
            <text:p>Rab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un. 4:1-11,Mzm. 86:3-4,5-6,9-10,Luk. 11:1-4,2Raj 18:37-19:19,35-37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Ch. Setya Prihatiningtyas</text:p>
          </table:table-cell>
          <table:table-cell office:value-type="string" calcext:value-type="string">
            <text:p>C. Triyono</text:p>
          </table:table-cell>
          <table:table-cell table:formula="of:=[.A64]&amp;&quot;&amp; &quot;&amp;[.C64]&amp;&quot;&amp;&quot;&amp;[.D64]&amp;&quot;&amp; &quot;&amp;[.E64]&amp;&quot;&amp; &quot;&amp;[.F64]&amp;&quot;&amp; &quot;&amp;[.G64]&amp;&quot;&amp; &quot;&amp;[.H64]&amp;&quot;\par &quot;&amp;[.I64]&amp;&quot;\\ &quot;&amp;IF(ISBLANK([.A65]);&quot;\cline{2-7}&quot;;&quot;\hline&quot;)" office:value-type="string" office:string-value="&amp; 11&amp;Rabu&amp; Rosario&amp; Yun. 4:1-11,Mzm. 86:3-4,5-6,9-10,Luk. 11:1-4,2Raj 18:37-19:19,35-37,&amp; Joglo lawas&amp; Ch. Setya Prihatiningtyas\par C. Triyono\\ \cline{2-7}" calcext:value-type="string">
            <text:p>&amp; 11&amp;Rabu&amp; Rosario&amp; Yun. 4:1-11,Mzm. 86:3-4,5-6,9-10,Luk. 11:1-4,2Raj 18:37-19:19,35-37,&amp; Joglo lawas&amp; Ch. Setya Prihatiningtyas\par C. Triyono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TEXT(WEEKDAY(DATE(2017;[.B65];[.C65]));&quot;NNN&quot;)" office:value-type="string" office:string-value="Kamis" calcext:value-type="string">
            <text:p>Kamis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Mal. 3:13-4:2a,Mzm. 1:1-2,3,4,6,Luk. 11:5-13,Yes37:21-35,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Agnes Sukarmi</text:p>
          </table:table-cell>
          <table:table-cell table:formula="of:=[.A65]&amp;&quot;&amp; &quot;&amp;[.C65]&amp;&quot;&amp;&quot;&amp;[.D65]&amp;&quot;&amp; &quot;&amp;[.E65]&amp;&quot;&amp; &quot;&amp;[.F65]&amp;&quot;&amp; &quot;&amp;[.G65]&amp;&quot;&amp; &quot;&amp;[.H65]&amp;&quot;\par &quot;&amp;[.I65]&amp;&quot;\\ &quot;&amp;IF(ISBLANK([.A66]);&quot;\cline{2-7}&quot;;&quot;\hline&quot;)" office:value-type="string" office:string-value="&amp; 12&amp;Kamis&amp; Rosario&amp; Mal. 3:13-4:2a,Mzm. 1:1-2,3,4,6,Luk. 11:5-13,Yes37:21-35,&amp; KRA YP Prononagoro&amp; Nanik Ismarjiyati\par Agnes Sukarmi\\ \cline{2-7}" calcext:value-type="string">
            <text:p>&amp; 12&amp;Kamis&amp; Rosario&amp; Mal. 3:13-4:2a,Mzm. 1:1-2,3,4,6,Luk. 11:5-13,Yes37:21-35,&amp; KRA YP Prononagoro&amp; Nanik Ismarjiyati\par Agnes Sukarmi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TEXT(WEEKDAY(DATE(2017;[.B66];[.C66]));&quot;NNN&quot;)" office:value-type="string" office:string-value="Jumat" calcext:value-type="string">
            <text:p>Jumat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l. 1:13-15;2:1-2,Mzm. 9:2-3,6,16,8-9,Luk. 11:15-26,BcO 21:1-18,23-22:1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Anton Supriyana</text:p>
          </table:table-cell>
          <table:table-cell table:formula="of:=[.A66]&amp;&quot;&amp; &quot;&amp;[.C66]&amp;&quot;&amp;&quot;&amp;[.D66]&amp;&quot;&amp; &quot;&amp;[.E66]&amp;&quot;&amp; &quot;&amp;[.F66]&amp;&quot;&amp; &quot;&amp;[.G66]&amp;&quot;&amp; &quot;&amp;[.H66]&amp;&quot;\par &quot;&amp;[.I66]&amp;&quot;\\ &quot;&amp;IF(ISBLANK([.A67]);&quot;\cline{2-7}&quot;;&quot;\hline&quot;)" office:value-type="string" office:string-value="&amp; 13&amp;Jumat&amp; Rosario&amp; Yl. 1:13-15;2:1-2,Mzm. 9:2-3,6,16,8-9,Luk. 11:15-26,BcO 21:1-18,23-22:1,&amp; Joglo lawas&amp; Djoko Marsito\par Anton Supriyana\\ \cline{2-7}" calcext:value-type="string">
            <text:p>&amp; 13&amp;Jumat&amp; Rosario&amp; Yl. 1:13-15;2:1-2,Mzm. 9:2-3,6,16,8-9,Luk. 11:15-26,BcO 21:1-18,23-22:1,&amp; Joglo lawas&amp; Djoko Marsito\par Anton Supriyana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TEXT(WEEKDAY(DATE(2017;[.B67];[.C67]));&quot;NNN&quot;)" office:value-type="string" office:string-value="Sabtu" calcext:value-type="string">
            <text:p>Sabt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l. 3:12-21,Mzm. 97:1-2,5-6,11-12,Luk. 11:27-28,Zef 1:1-17,14-2:3,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Roselina Zeli P.</text:p>
          </table:table-cell>
          <table:table-cell office:value-type="string" calcext:value-type="string">
            <text:p>Aloysius Lamakey</text:p>
          </table:table-cell>
          <table:table-cell table:formula="of:=[.A67]&amp;&quot;&amp; &quot;&amp;[.C67]&amp;&quot;&amp;&quot;&amp;[.D67]&amp;&quot;&amp; &quot;&amp;[.E67]&amp;&quot;&amp; &quot;&amp;[.F67]&amp;&quot;&amp; &quot;&amp;[.G67]&amp;&quot;&amp; &quot;&amp;[.H67]&amp;&quot;\par &quot;&amp;[.I67]&amp;&quot;\\ &quot;&amp;IF(ISBLANK([.A68]);&quot;\cline{2-7}&quot;;&quot;\hline&quot;)" office:value-type="string" office:string-value="&amp; 14&amp;Sabtu&amp; Rosario&amp; Yl. 3:12-21,Mzm. 97:1-2,5-6,11-12,Luk. 11:27-28,Zef 1:1-17,14-2:3,&amp; V. Dalyono&amp; Roselina Zeli P.\par Aloysius Lamakey\\ \cline{2-7}" calcext:value-type="string">
            <text:p>&amp; 14&amp;Sabtu&amp; Rosario&amp; Yl. 3:12-21,Mzm. 97:1-2,5-6,11-12,Luk. 11:27-28,Zef 1:1-17,14-2:3,&amp; V. Dalyono&amp; Roselina Zeli P.\par Aloysius Lamakey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TEXT(WEEKDAY(DATE(2017;[.B68];[.C68]));&quot;NNN&quot;)" office:value-type="string" office:string-value="Minggu" calcext:value-type="string">
            <text:p>Mingg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es. 25:6-10a,Mzm. 23:1-3a,3b-4,5,6,Flp. 4:12-14,19-20,Mat. 22:1-14,Zef 3:8-20,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Anastasia H. Djuwarni</text:p>
          </table:table-cell>
          <table:table-cell office:value-type="string" calcext:value-type="string">
            <text:p>Yulia Jatiningsih</text:p>
          </table:table-cell>
          <table:table-cell table:formula="of:=[.A68]&amp;&quot;&amp; &quot;&amp;[.C68]&amp;&quot;&amp;&quot;&amp;[.D68]&amp;&quot;&amp; &quot;&amp;[.E68]&amp;&quot;&amp; &quot;&amp;[.F68]&amp;&quot;&amp; &quot;&amp;[.G68]&amp;&quot;&amp; &quot;&amp;[.H68]&amp;&quot;\par &quot;&amp;[.I68]&amp;&quot;\\ &quot;&amp;IF(ISBLANK([.A69]);&quot;\cline{2-7}&quot;;&quot;\hline&quot;)" office:value-type="string" office:string-value="&amp; 15&amp;Minggu&amp; Rosario&amp; Yes. 25:6-10a,Mzm. 23:1-3a,3b-4,5,6,Flp. 4:12-14,19-20,Mat. 22:1-14,Zef 3:8-20,&amp; C. Supriadi&amp; Anastasia H. Djuwarni\par Yulia Jatiningsih\\ \cline{2-7}" calcext:value-type="string">
            <text:p>&amp; 15&amp;Minggu&amp; Rosario&amp; Yes. 25:6-10a,Mzm. 23:1-3a,3b-4,5,6,Flp. 4:12-14,19-20,Mat. 22:1-14,Zef 3:8-20,&amp; C. Supriadi&amp; Anastasia H. Djuwarni\par Yulia Jatiningsih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TEXT(WEEKDAY(DATE(2017;[.B69];[.C69]));&quot;NNN&quot;)" office:value-type="string" office:string-value="Senin" calcext:value-type="string">
            <text:p>Seni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Rm. 1:1-7,Mzm. 98:1,2-3ab,3cd-4,Luk. 11:29-32,Yer 1:1-19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. Heru Pratomo</text:p>
          </table:table-cell>
          <table:table-cell table:formula="of:=[.A69]&amp;&quot;&amp; &quot;&amp;[.C69]&amp;&quot;&amp;&quot;&amp;[.D69]&amp;&quot;&amp; &quot;&amp;[.E69]&amp;&quot;&amp; &quot;&amp;[.F69]&amp;&quot;&amp; &quot;&amp;[.G69]&amp;&quot;&amp; &quot;&amp;[.H69]&amp;&quot;\par &quot;&amp;[.I69]&amp;&quot;\\ &quot;&amp;IF(ISBLANK([.A70]);&quot;\cline{2-7}&quot;;&quot;\hline&quot;)" office:value-type="string" office:string-value="&amp; 16&amp;Senin&amp; Rosario&amp; Rm. 1:1-7,Mzm. 98:1,2-3ab,3cd-4,Luk. 11:29-32,Yer 1:1-19,&amp; Joglo lawas&amp; Y. Sudarmadi\par A. Heru Pratomo\\ \cline{2-7}" calcext:value-type="string">
            <text:p>&amp; 16&amp;Senin&amp; Rosario&amp; Rm. 1:1-7,Mzm. 98:1,2-3ab,3cd-4,Luk. 11:29-32,Yer 1:1-19,&amp; Joglo lawas&amp; Y. Sudarmadi\par A. Heru Pratomo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TEXT(WEEKDAY(DATE(2017;[.B70];[.C70]));&quot;NNN&quot;)" office:value-type="string" office:string-value="Selasa" calcext:value-type="string">
            <text:p>Selas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Rm. 1:16-25,Mzm. 19:2-3,4-5,Luk. 11:37-41,Yer 2:1-13,20-25,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Sri Utami Chrisssumiwi, MM</text:p>
          </table:table-cell>
          <table:table-cell table:formula="of:=[.A70]&amp;&quot;&amp; &quot;&amp;[.C70]&amp;&quot;&amp;&quot;&amp;[.D70]&amp;&quot;&amp; &quot;&amp;[.E70]&amp;&quot;&amp; &quot;&amp;[.F70]&amp;&quot;&amp; &quot;&amp;[.G70]&amp;&quot;&amp; &quot;&amp;[.H70]&amp;&quot;\par &quot;&amp;[.I70]&amp;&quot;\\ &quot;&amp;IF(ISBLANK([.A71]);&quot;\cline{2-7}&quot;;&quot;\hline&quot;)" office:value-type="string" office:string-value="&amp; 17&amp;Selasa&amp; Rosario&amp; Rm. 1:16-25,Mzm. 19:2-3,4-5,Luk. 11:37-41,Yer 2:1-13,20-25,&amp; Y. Suyanto&amp; Maria R. Tri Marieska\par Sri Utami Chrisssumiwi, MM\\ \cline{2-7}" calcext:value-type="string">
            <text:p>&amp; 17&amp;Selasa&amp; Rosario&amp; Rm. 1:16-25,Mzm. 19:2-3,4-5,Luk. 11:37-41,Yer 2:1-13,20-25,&amp; Y. Suyanto&amp; Maria R. Tri Marieska\par Sri Utami Chrisssumiwi, MM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TEXT(WEEKDAY(DATE(2017;[.B71];[.C71]));&quot;NNN&quot;)" office:value-type="string" office:string-value="Rabu" calcext:value-type="string">
            <text:p>Rab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2Tim. 4:10-17b,Mzm. 145:10-11,12-13ab,17-18,Luk. 10:1-9,Kis. 9:27-31;11:19-26,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Prima Ari</text:p>
          </table:table-cell>
          <table:table-cell office:value-type="string" calcext:value-type="string">
            <text:p>Neo Suradi</text:p>
          </table:table-cell>
          <table:table-cell table:formula="of:=[.A71]&amp;&quot;&amp; &quot;&amp;[.C71]&amp;&quot;&amp;&quot;&amp;[.D71]&amp;&quot;&amp; &quot;&amp;[.E71]&amp;&quot;&amp; &quot;&amp;[.F71]&amp;&quot;&amp; &quot;&amp;[.G71]&amp;&quot;&amp; &quot;&amp;[.H71]&amp;&quot;\par &quot;&amp;[.I71]&amp;&quot;\\ &quot;&amp;IF(ISBLANK([.A72]);&quot;\cline{2-7}&quot;;&quot;\hline&quot;)" office:value-type="string" office:string-value="&amp; 18&amp;Rabu&amp; Rosario&amp; 2Tim. 4:10-17b,Mzm. 145:10-11,12-13ab,17-18,Luk. 10:1-9,Kis. 9:27-31;11:19-26,&amp; Saptanto S.B.,Y.&amp; Prima Ari\par Neo Suradi\\ \cline{2-7}" calcext:value-type="string">
            <text:p>&amp; 18&amp;Rabu&amp; Rosario&amp; 2Tim. 4:10-17b,Mzm. 145:10-11,12-13ab,17-18,Luk. 10:1-9,Kis. 9:27-31;11:19-26,&amp; Saptanto S.B.,Y.&amp; Prima Ari\par Neo Suradi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TEXT(WEEKDAY(DATE(2017;[.B72];[.C72]));&quot;NNN&quot;)" office:value-type="string" office:string-value="Kamis" calcext:value-type="string">
            <text:p>Kamis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Rm. 3:21-30,Mzm. 130:1-2,3-4b,4c-6,Luk. 11:47-54,Yer 4:5-8,13-28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FX Ariwibowo Sudaryanto</text:p>
          </table:table-cell>
          <table:table-cell office:value-type="string" calcext:value-type="string">
            <text:p>Aloysius Lamakey</text:p>
          </table:table-cell>
          <table:table-cell table:formula="of:=[.A72]&amp;&quot;&amp; &quot;&amp;[.C72]&amp;&quot;&amp;&quot;&amp;[.D72]&amp;&quot;&amp; &quot;&amp;[.E72]&amp;&quot;&amp; &quot;&amp;[.F72]&amp;&quot;&amp; &quot;&amp;[.G72]&amp;&quot;&amp; &quot;&amp;[.H72]&amp;&quot;\par &quot;&amp;[.I72]&amp;&quot;\\ &quot;&amp;IF(ISBLANK([.A73]);&quot;\cline{2-7}&quot;;&quot;\hline&quot;)" office:value-type="string" office:string-value="&amp; 19&amp;Kamis&amp; Rosario&amp; Rm. 3:21-30,Mzm. 130:1-2,3-4b,4c-6,Luk. 11:47-54,Yer 4:5-8,13-28,&amp; Joglo lawas&amp; FX Ariwibowo Sudaryanto\par Aloysius Lamakey\\ \cline{2-7}" calcext:value-type="string">
            <text:p>&amp; 19&amp;Kamis&amp; Rosario&amp; Rm. 3:21-30,Mzm. 130:1-2,3-4b,4c-6,Luk. 11:47-54,Yer 4:5-8,13-28,&amp; Joglo lawas&amp; FX Ariwibowo Sudaryanto\par Aloysius Lamakey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TEXT(WEEKDAY(DATE(2017;[.B73];[.C73]));&quot;NNN&quot;)" office:value-type="string" office:string-value="Jumat" calcext:value-type="string">
            <text:p>Jumat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Rm. 4:1-8,Mzm. 32:1-2,5,11,Luk. 12:1-7,Yer 7:1-20,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Neo Suradi</text:p>
          </table:table-cell>
          <table:table-cell table:formula="of:=[.A73]&amp;&quot;&amp; &quot;&amp;[.C73]&amp;&quot;&amp;&quot;&amp;[.D73]&amp;&quot;&amp; &quot;&amp;[.E73]&amp;&quot;&amp; &quot;&amp;[.F73]&amp;&quot;&amp; &quot;&amp;[.G73]&amp;&quot;&amp; &quot;&amp;[.H73]&amp;&quot;\par &quot;&amp;[.I73]&amp;&quot;\\ &quot;&amp;IF(ISBLANK([.A74]);&quot;\cline{2-7}&quot;;&quot;\hline&quot;)" office:value-type="string" office:string-value="&amp; 20&amp;Jumat&amp; Rosario&amp; Rm. 4:1-8,Mzm. 32:1-2,5,11,Luk. 12:1-7,Yer 7:1-20,&amp; Anton Supriyana&amp; Djoko Marsito\par Neo Suradi\\ \cline{2-7}" calcext:value-type="string">
            <text:p>&amp; 20&amp;Jumat&amp; Rosario&amp; Rm. 4:1-8,Mzm. 32:1-2,5,11,Luk. 12:1-7,Yer 7:1-20,&amp; Anton Supriyana&amp; Djoko Marsito\par Neo Suradi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TEXT(WEEKDAY(DATE(2017;[.B74];[.C74]));&quot;NNN&quot;)" office:value-type="string" office:string-value="Sabtu" calcext:value-type="string">
            <text:p>Sabt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Rm. 4:13,16-18,Mzm. 105:6-7,8-9,42-43,Luk. 12:8-12,Yer 9:2-12,17-22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V. Indah Kartikasari</text:p>
          </table:table-cell>
          <table:table-cell office:value-type="string" calcext:value-type="string">
            <text:p>Maria Sode Muda</text:p>
          </table:table-cell>
          <table:table-cell table:formula="of:=[.A74]&amp;&quot;&amp; &quot;&amp;[.C74]&amp;&quot;&amp;&quot;&amp;[.D74]&amp;&quot;&amp; &quot;&amp;[.E74]&amp;&quot;&amp; &quot;&amp;[.F74]&amp;&quot;&amp; &quot;&amp;[.G74]&amp;&quot;&amp; &quot;&amp;[.H74]&amp;&quot;\par &quot;&amp;[.I74]&amp;&quot;\\ &quot;&amp;IF(ISBLANK([.A75]);&quot;\cline{2-7}&quot;;&quot;\hline&quot;)" office:value-type="string" office:string-value="&amp; 21&amp;Sabtu&amp; Rosario&amp; Rm. 4:13,16-18,Mzm. 105:6-7,8-9,42-43,Luk. 12:8-12,Yer 9:2-12,17-22,&amp; P. Suroyo&amp; V. Indah Kartikasari\par Maria Sode Muda\\ \cline{2-7}" calcext:value-type="string">
            <text:p>&amp; 21&amp;Sabtu&amp; Rosario&amp; Rm. 4:13,16-18,Mzm. 105:6-7,8-9,42-43,Luk. 12:8-12,Yer 9:2-12,17-22,&amp; P. Suroyo&amp; V. Indah Kartikasari\par Maria Sode Muda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TEXT(WEEKDAY(DATE(2017;[.B75];[.C75]));&quot;NNN&quot;)" office:value-type="string" office:string-value="Minggu" calcext:value-type="string">
            <text:p>Mingg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es. 45:1,4-6,Mzm. 96:1,3,4-5,7-8,9-10ac,1Tes. 1:1-5b,Mat. 22:15-21,2Raj 22:8-10-23;4,21-23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. Sri Supriyati</text:p>
          </table:table-cell>
          <table:table-cell office:value-type="string" calcext:value-type="string">
            <text:p>Ign. Sandy</text:p>
          </table:table-cell>
          <table:table-cell table:formula="of:=[.A75]&amp;&quot;&amp; &quot;&amp;[.C75]&amp;&quot;&amp;&quot;&amp;[.D75]&amp;&quot;&amp; &quot;&amp;[.E75]&amp;&quot;&amp; &quot;&amp;[.F75]&amp;&quot;&amp; &quot;&amp;[.G75]&amp;&quot;&amp; &quot;&amp;[.H75]&amp;&quot;\par &quot;&amp;[.I75]&amp;&quot;\\ &quot;&amp;IF(ISBLANK([.A76]);&quot;\cline{2-7}&quot;;&quot;\hline&quot;)" office:value-type="string" office:string-value="&amp; 22&amp;Minggu&amp; Rosario&amp; Yes. 45:1,4-6,Mzm. 96:1,3,4-5,7-8,9-10ac,1Tes. 1:1-5b,Mat. 22:15-21,2Raj 22:8-10-23;4,21-23,&amp; Joglo lawas&amp; A. Sri Supriyati\par Ign. Sandy\\ \cline{2-7}" calcext:value-type="string">
            <text:p>&amp; 22&amp;Minggu&amp; Rosario&amp; Yes. 45:1,4-6,Mzm. 96:1,3,4-5,7-8,9-10ac,1Tes. 1:1-5b,Mat. 22:15-21,2Raj 22:8-10-23;4,21-23,&amp; Joglo lawas&amp; A. Sri Supriyati\par Ign. Sandy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TEXT(WEEKDAY(DATE(2017;[.B76];[.C76]));&quot;NNN&quot;)" office:value-type="string" office:string-value="Senin" calcext:value-type="string">
            <text:p>Seni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Rm. 4:20-25,Luk. 1:69-70,71-72,73-75,Luk. 12: 13-21,Nah 1:1-8;3:1-7, 12-15a,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H.A. Wulandari</text:p>
          </table:table-cell>
          <table:table-cell office:value-type="string" calcext:value-type="string">
            <text:p>Anastasia H. Djuwarni</text:p>
          </table:table-cell>
          <table:table-cell table:formula="of:=[.A76]&amp;&quot;&amp; &quot;&amp;[.C76]&amp;&quot;&amp;&quot;&amp;[.D76]&amp;&quot;&amp; &quot;&amp;[.E76]&amp;&quot;&amp; &quot;&amp;[.F76]&amp;&quot;&amp; &quot;&amp;[.G76]&amp;&quot;&amp; &quot;&amp;[.H76]&amp;&quot;\par &quot;&amp;[.I76]&amp;&quot;\\ &quot;&amp;IF(ISBLANK([.A77]);&quot;\cline{2-7}&quot;;&quot;\hline&quot;)" office:value-type="string" office:string-value="&amp; 23&amp;Senin&amp; Rosario&amp; Rm. 4:20-25,Luk. 1:69-70,71-72,73-75,Luk. 12: 13-21,Nah 1:1-8;3:1-7, 12-15a,&amp; C. Triyono&amp; H.A. Wulandari\par Anastasia H. Djuwarni\\ \cline{2-7}" calcext:value-type="string">
            <text:p>&amp; 23&amp;Senin&amp; Rosario&amp; Rm. 4:20-25,Luk. 1:69-70,71-72,73-75,Luk. 12: 13-21,Nah 1:1-8;3:1-7, 12-15a,&amp; C. Triyono&amp; H.A. Wulandari\par Anastasia H. Djuwarni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TEXT(WEEKDAY(DATE(2017;[.B77];[.C77]));&quot;NNN&quot;)" office:value-type="string" office:string-value="Selasa" calcext:value-type="string">
            <text:p>Selas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Rm. 5:12,15b,17-19,20b-21,Mzm. 40:7-8a,8b-9,10,17,Luk. 12:35-38,2Taw 35:20-36:12,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V. Isti Rudati</text:p>
          </table:table-cell>
          <table:table-cell office:value-type="string" calcext:value-type="string">
            <text:p>Roselina Zeli P.</text:p>
          </table:table-cell>
          <table:table-cell table:formula="of:=[.A77]&amp;&quot;&amp; &quot;&amp;[.C77]&amp;&quot;&amp;&quot;&amp;[.D77]&amp;&quot;&amp; &quot;&amp;[.E77]&amp;&quot;&amp; &quot;&amp;[.F77]&amp;&quot;&amp; &quot;&amp;[.G77]&amp;&quot;&amp; &quot;&amp;[.H77]&amp;&quot;\par &quot;&amp;[.I77]&amp;&quot;\\ &quot;&amp;IF(ISBLANK([.A78]);&quot;\cline{2-7}&quot;;&quot;\hline&quot;)" office:value-type="string" office:string-value="&amp; 24&amp;Selasa&amp; Rosario&amp; Rm. 5:12,15b,17-19,20b-21,Mzm. 40:7-8a,8b-9,10,17,Luk. 12:35-38,2Taw 35:20-36:12,&amp; Aloysius Lamakey&amp; V. Isti Rudati\par Roselina Zeli P.\\ \cline{2-7}" calcext:value-type="string">
            <text:p>&amp; 24&amp;Selasa&amp; Rosario&amp; Rm. 5:12,15b,17-19,20b-21,Mzm. 40:7-8a,8b-9,10,17,Luk. 12:35-38,2Taw 35:20-36:12,&amp; Aloysius Lamakey&amp; V. Isti Rudati\par Roselina Zeli P.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TEXT(WEEKDAY(DATE(2017;[.B78];[.C78]));&quot;NNN&quot;)" office:value-type="string" office:string-value="Rabu" calcext:value-type="string">
            <text:p>Rab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Rm. 6:12-18,Mzm. 124:1-3,4-6,7-8,Luk. 12:39-48,Hab 1:1-2:4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Djoko Marsito</text:p>
          </table:table-cell>
          <table:table-cell table:formula="of:=[.A78]&amp;&quot;&amp; &quot;&amp;[.C78]&amp;&quot;&amp;&quot;&amp;[.D78]&amp;&quot;&amp; &quot;&amp;[.E78]&amp;&quot;&amp; &quot;&amp;[.F78]&amp;&quot;&amp; &quot;&amp;[.G78]&amp;&quot;&amp; &quot;&amp;[.H78]&amp;&quot;\par &quot;&amp;[.I78]&amp;&quot;\\ &quot;&amp;IF(ISBLANK([.A79]);&quot;\cline{2-7}&quot;;&quot;\hline&quot;)" office:value-type="string" office:string-value="&amp; 25&amp;Rabu&amp; Rosario&amp; Rm. 6:12-18,Mzm. 124:1-3,4-6,7-8,Luk. 12:39-48,Hab 1:1-2:4,&amp; Joglo lawas&amp; Y. Suyanto\par Djoko Marsito\\ \cline{2-7}" calcext:value-type="string">
            <text:p>&amp; 25&amp;Rabu&amp; Rosario&amp; Rm. 6:12-18,Mzm. 124:1-3,4-6,7-8,Luk. 12:39-48,Hab 1:1-2:4,&amp; Joglo lawas&amp; Y. Suyanto\par Djoko Marsito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TEXT(WEEKDAY(DATE(2017;[.B79];[.C79]));&quot;NNN&quot;)" office:value-type="string" office:string-value="Kamis" calcext:value-type="string">
            <text:p>Kamis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Rm. 6:19-23,Mzm. 1:1-2,3,4,6,Luk. 12:49-53,Hab 2:5-20,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 Suyanto</text:p>
          </table:table-cell>
          <table:table-cell table:formula="of:=[.A79]&amp;&quot;&amp; &quot;&amp;[.C79]&amp;&quot;&amp;&quot;&amp;[.D79]&amp;&quot;&amp; &quot;&amp;[.E79]&amp;&quot;&amp; &quot;&amp;[.F79]&amp;&quot;&amp; &quot;&amp;[.G79]&amp;&quot;&amp; &quot;&amp;[.H79]&amp;&quot;\par &quot;&amp;[.I79]&amp;&quot;\\ &quot;&amp;IF(ISBLANK([.A80]);&quot;\cline{2-7}&quot;;&quot;\hline&quot;)" office:value-type="string" office:string-value="&amp; 26&amp;Kamis&amp; Rosario&amp; Rm. 6:19-23,Mzm. 1:1-2,3,4,6,Luk. 12:49-53,Hab 2:5-20,&amp; FX Sularto&amp; Anton Supriyana\par Y Suyanto\\ \cline{2-7}" calcext:value-type="string">
            <text:p>&amp; 26&amp;Kamis&amp; Rosario&amp; Rm. 6:19-23,Mzm. 1:1-2,3,4,6,Luk. 12:49-53,Hab 2:5-20,&amp; FX Sularto&amp; Anton Supriyana\par Y Suyanto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TEXT(WEEKDAY(DATE(2017;[.B80];[.C80]));&quot;NNN&quot;)" office:value-type="string" office:string-value="Jumat" calcext:value-type="string">
            <text:p>Jumat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Rm. 7:18-25a,Mzm. 119:66,68,76,77,93.94,Luk. 12:54-59,Yer 22:10-30,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Ch. Setya Prihatiningtyas</text:p>
          </table:table-cell>
          <table:table-cell table:formula="of:=[.A80]&amp;&quot;&amp; &quot;&amp;[.C80]&amp;&quot;&amp;&quot;&amp;[.D80]&amp;&quot;&amp; &quot;&amp;[.E80]&amp;&quot;&amp; &quot;&amp;[.F80]&amp;&quot;&amp; &quot;&amp;[.G80]&amp;&quot;&amp; &quot;&amp;[.H80]&amp;&quot;\par &quot;&amp;[.I80]&amp;&quot;\\ &quot;&amp;IF(ISBLANK([.A81]);&quot;\cline{2-7}&quot;;&quot;\hline&quot;)" office:value-type="string" office:string-value="&amp; 27&amp;Jumat&amp; Rosario&amp; Rm. 7:18-25a,Mzm. 119:66,68,76,77,93.94,Luk. 12:54-59,Yer 22:10-30,&amp; Andre Keso Muda&amp; C. Triyono\par Ch. Setya Prihatiningtyas\\ \cline{2-7}" calcext:value-type="string">
            <text:p>&amp; 27&amp;Jumat&amp; Rosario&amp; Rm. 7:18-25a,Mzm. 119:66,68,76,77,93.94,Luk. 12:54-59,Yer 22:10-30,&amp; Andre Keso Muda&amp; C. Triyono\par Ch. Setya Prihatiningtyas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TEXT(WEEKDAY(DATE(2017;[.B81];[.C81]));&quot;NNN&quot;)" office:value-type="string" office:string-value="Sabtu" calcext:value-type="string">
            <text:p>Sabt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Ef. 2:19-22,Mzm. 19:2-3,4-5,Luk. 6:12-19,Kis5:12-32,2Kor 1:17-2:5,1 Kor 4:1-16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Ign. Stanley Andi P</text:p>
          </table:table-cell>
          <table:table-cell office:value-type="string" calcext:value-type="string">
            <text:p>FX Sularto</text:p>
          </table:table-cell>
          <table:table-cell table:formula="of:=[.A81]&amp;&quot;&amp; &quot;&amp;[.C81]&amp;&quot;&amp;&quot;&amp;[.D81]&amp;&quot;&amp; &quot;&amp;[.E81]&amp;&quot;&amp; &quot;&amp;[.F81]&amp;&quot;&amp; &quot;&amp;[.G81]&amp;&quot;&amp; &quot;&amp;[.H81]&amp;&quot;\par &quot;&amp;[.I81]&amp;&quot;\\ &quot;&amp;IF(ISBLANK([.A82]);&quot;\cline{2-7}&quot;;&quot;\hline&quot;)" office:value-type="string" office:string-value="&amp; 28&amp;Sabtu&amp; Rosario&amp; Ef. 2:19-22,Mzm. 19:2-3,4-5,Luk. 6:12-19,Kis5:12-32,2Kor 1:17-2:5,1 Kor 4:1-16,&amp; Joglo lawas&amp; Ign. Stanley Andi P\par FX Sularto\\ \cline{2-7}" calcext:value-type="string">
            <text:p>&amp; 28&amp;Sabtu&amp; Rosario&amp; Ef. 2:19-22,Mzm. 19:2-3,4-5,Luk. 6:12-19,Kis5:12-32,2Kor 1:17-2:5,1 Kor 4:1-16,&amp; Joglo lawas&amp; Ign. Stanley Andi P\par FX Sularto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TEXT(WEEKDAY(DATE(2017;[.B82];[.C82]));&quot;NNN&quot;)" office:value-type="string" office:string-value="Minggu" calcext:value-type="string">
            <text:p>Mingg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Kel. 22:21-27,Mzm. 18:2-3a,3bc-4,47,51ab,1Tes. 1:5c-10,Mat. 22:34-40,Yer 23:9-17,21-29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Eleonora Keso Muda</text:p>
          </table:table-cell>
          <table:table-cell office:value-type="string" calcext:value-type="string">
            <text:p>Andre Keso Muda</text:p>
          </table:table-cell>
          <table:table-cell table:formula="of:=[.A82]&amp;&quot;&amp; &quot;&amp;[.C82]&amp;&quot;&amp;&quot;&amp;[.D82]&amp;&quot;&amp; &quot;&amp;[.E82]&amp;&quot;&amp; &quot;&amp;[.F82]&amp;&quot;&amp; &quot;&amp;[.G82]&amp;&quot;&amp; &quot;&amp;[.H82]&amp;&quot;\par &quot;&amp;[.I82]&amp;&quot;\\ &quot;&amp;IF(ISBLANK([.A83]);&quot;\cline{2-7}&quot;;&quot;\hline&quot;)" office:value-type="string" office:string-value="&amp; 29&amp;Minggu&amp; Rosario&amp; Kel. 22:21-27,Mzm. 18:2-3a,3bc-4,47,51ab,1Tes. 1:5c-10,Mat. 22:34-40,Yer 23:9-17,21-29,&amp; Joglo lawas&amp; Eleonora Keso Muda\par Andre Keso Muda\\ \cline{2-7}" calcext:value-type="string">
            <text:p>&amp; 29&amp;Minggu&amp; Rosario&amp; Kel. 22:21-27,Mzm. 18:2-3a,3bc-4,47,51ab,1Tes. 1:5c-10,Mat. 22:34-40,Yer 23:9-17,21-29,&amp; Joglo lawas&amp; Eleonora Keso Muda\par Andre Keso Muda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TEXT(WEEKDAY(DATE(2017;[.B83];[.C83]));&quot;NNN&quot;)" office:value-type="string" office:string-value="Senin" calcext:value-type="string">
            <text:p>Seni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Rm. 8:12-17,Mzm. 68:2,6-7ab,20-21,Luk. 13:10-17,Yer 25:15-17,27-38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Y. Sudarmadi</text:p>
          </table:table-cell>
          <table:table-cell table:formula="of:=[.A83]&amp;&quot;&amp; &quot;&amp;[.C83]&amp;&quot;&amp;&quot;&amp;[.D83]&amp;&quot;&amp; &quot;&amp;[.E83]&amp;&quot;&amp; &quot;&amp;[.F83]&amp;&quot;&amp; &quot;&amp;[.G83]&amp;&quot;&amp; &quot;&amp;[.H83]&amp;&quot;\par &quot;&amp;[.I83]&amp;&quot;\\ &quot;&amp;IF(ISBLANK([.A84]);&quot;\cline{2-7}&quot;;&quot;\hline&quot;)" office:value-type="string" office:string-value="&amp; 30&amp;Senin&amp; Rosario&amp; Rm. 8:12-17,Mzm. 68:2,6-7ab,20-21,Luk. 13:10-17,Yer 25:15-17,27-38,&amp; Joglo lawas&amp; A. Heru Pratomo\par Y. Sudarmadi\\ \cline{2-7}" calcext:value-type="string">
            <text:p>&amp; 30&amp;Senin&amp; Rosario&amp; Rm. 8:12-17,Mzm. 68:2,6-7ab,20-21,Luk. 13:10-17,Yer 25:15-17,27-38,&amp; Joglo lawas&amp; A. Heru Pratomo\par Y. Sudarmadi\\ \cline{2-7}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TEXT(WEEKDAY(DATE(2017;[.B84];[.C84]));&quot;NNN&quot;)" office:value-type="string" office:string-value="Selasa" calcext:value-type="string">
            <text:p>Selas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Rm. 8:18-25,Mzm. 126:1-2ab,2cd-3,4-5,6,Luk. 13:18-21,Yer 36:1-10,21-32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FX Ariwibowo Sudaryanto</text:p>
          </table:table-cell>
          <table:table-cell table:formula="of:=[.A84]&amp;&quot;&amp; &quot;&amp;[.C84]&amp;&quot;&amp;&quot;&amp;[.D84]&amp;&quot;&amp; &quot;&amp;[.E84]&amp;&quot;&amp; &quot;&amp;[.F84]&amp;&quot;&amp; &quot;&amp;[.G84]&amp;&quot;&amp; &quot;&amp;[.H84]&amp;&quot;\par &quot;&amp;[.I84]&amp;&quot;\\ &quot;&amp;IF(ISBLANK([.A85]);&quot;\cline{2-7}&quot;;&quot;\hline&quot;)" office:value-type="string" office:string-value="&amp; 31&amp;Selasa&amp; Rosario&amp; Rm. 8:18-25,Mzm. 126:1-2ab,2cd-3,4-5,6,Luk. 13:18-21,Yer 36:1-10,21-32,&amp; Joglo lawas&amp; Aloysius Lamakey\par FX Ariwibowo Sudaryanto\\ \hline" calcext:value-type="string">
            <text:p>&amp; 31&amp;Selasa&amp; Rosario&amp; Rm. 8:18-25,Mzm. 126:1-2ab,2cd-3,4-5,6,Luk. 13:18-21,Yer 36:1-10,21-32,&amp; Joglo lawas&amp; Aloysius Lamakey\par FX Ariwibowo Sudaryanto\\ \hlin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TEXT(WEEKDAY(DATE(2017;[.B85];[.C85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Yeh. 47:1-2,8-9,12,Mzm. 46:2-3,5-6,8-9,1Kor. 3:9b-11,16-17,Yoh. 2:13-22,1Ptr 2:1-17,Why 21:9-27,</text:p>
          </table:table-cell>
          <table:table-cell office:value-type="string" calcext:value-type="string">
            <text:p>T. Banarudin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Andre Keso Muda</text:p>
          </table:table-cell>
          <table:table-cell table:formula="of:=[.A85]&amp;&quot;&amp; &quot;&amp;[.C85]&amp;&quot;&amp;&quot;&amp;[.D85]&amp;&quot;&amp; &quot;&amp;[.E85]&amp;&quot;&amp; &quot;&amp;[.F85]&amp;&quot;&amp; &quot;&amp;[.G85]&amp;&quot;&amp; &quot;&amp;[.H85]&amp;&quot;\par &quot;&amp;[.I85]&amp;&quot;\\ &quot;&amp;IF(ISBLANK([.A86]);&quot;\cline{2-7}&quot;;&quot;\hline&quot;)" office:value-type="string" office:string-value="November&amp; 9&amp;Kamis&amp; Doa lingkungan&amp; Yeh. 47:1-2,8-9,12,Mzm. 46:2-3,5-6,8-9,1Kor. 3:9b-11,16-17,Yoh. 2:13-22,1Ptr 2:1-17,Why 21:9-27,&amp; T. Banarudin&amp; Aloysius Lamakey\par Andre Keso Muda\\ \cline{2-7}" calcext:value-type="string">
            <text:p>November&amp; 9&amp;Kamis&amp; Doa lingkungan&amp; Yeh. 47:1-2,8-9,12,Mzm. 46:2-3,5-6,8-9,1Kor. 3:9b-11,16-17,Yoh. 2:13-22,1Ptr 2:1-17,Why 21:9-27,&amp; T. Banarudin&amp; Aloysius Lamakey\par Andre Keso Muda\\ \cline{2-7}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TEXT(WEEKDAY(DATE(2017;[.B86];[.C86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1Mak. 2:15-29,Mzm. 50:1-2,5-6,14-15,Luk. 19:41-44,Yeh 24:15-27,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Djoko Marsito</text:p>
          </table:table-cell>
          <table:table-cell table:formula="of:=[.A86]&amp;&quot;&amp; &quot;&amp;[.C86]&amp;&quot;&amp;&quot;&amp;[.D86]&amp;&quot;&amp; &quot;&amp;[.E86]&amp;&quot;&amp; &quot;&amp;[.F86]&amp;&quot;&amp; &quot;&amp;[.G86]&amp;&quot;&amp; &quot;&amp;[.H86]&amp;&quot;\par &quot;&amp;[.I86]&amp;&quot;\\ &quot;&amp;IF(ISBLANK([.A87]);&quot;\cline{2-7}&quot;;&quot;\hline&quot;)" office:value-type="string" office:string-value="&amp; 23&amp;Kamis&amp; Doa lingkungan&amp; 1Mak. 2:15-29,Mzm. 50:1-2,5-6,14-15,Luk. 19:41-44,Yeh 24:15-27,&amp; Ign. Sandy&amp; Neo Suradi\par Djoko Marsito\\ \hline" calcext:value-type="string">
            <text:p>&amp; 23&amp;Kamis&amp; Doa lingkungan&amp; 1Mak. 2:15-29,Mzm. 50:1-2,5-6,14-15,Luk. 19:41-44,Yeh 24:15-27,&amp; Ign. Sandy&amp; Neo Suradi\par Djoko Marsito\\ \hline</text:p>
          </table:table-cell>
        </table:table-row>
        <table:table-row table:style-name="ro1">
          <table:table-cell office:value-type="string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TEXT(WEEKDAY(DATE(2017;[.B87];[.C87]));&quot;NNN&quot;)" office:value-type="string" office:string-value="Kamis" calcext:value-type="string">
            <text:p>Kamis</text:p>
          </table:table-cell>
          <table:table-cell office:value-type="string" calcext:value-type="string">
            <text:p>Adven I</text:p>
          </table:table-cell>
          <table:table-cell office:value-type="string" calcext:value-type="string">
            <text:p>Yes. 26:1-6,Mzm. 118:1,8-9,19-21,25-27a,Mat. 7:21,24-27,Yes 16:1-5;17:4-8,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  <table:table-cell table:formula="of:=[.A87]&amp;&quot;&amp; &quot;&amp;[.C87]&amp;&quot;&amp;&quot;&amp;[.D87]&amp;&quot;&amp; &quot;&amp;[.E87]&amp;&quot;&amp; &quot;&amp;[.F87]&amp;&quot;&amp; &quot;&amp;[.G87]&amp;&quot;&amp; &quot;&amp;[.H87]&amp;&quot;\par &quot;&amp;[.I87]&amp;&quot;\\ &quot;&amp;IF(ISBLANK([.A88]);&quot;\cline{2-7}&quot;;&quot;\hline&quot;)" office:value-type="string" office:string-value="Desember&amp; 7&amp;Kamis&amp; Adven I&amp; Yes. 26:1-6,Mzm. 118:1,8-9,19-21,25-27a,Mat. 7:21,24-27,Yes 16:1-5;17:4-8,&amp; FX. Sularto&amp; Tim\par \\ \cline{2-7}" calcext:value-type="string">
            <text:p>Desember&amp; 7&amp;Kamis&amp; Adven I&amp; Yes. 26:1-6,Mzm. 118:1,8-9,19-21,25-27a,Mat. 7:21,24-27,Yes 16:1-5;17:4-8,&amp; FX. Sularto&amp; Tim\par \\ \cline{2-7}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TEXT(WEEKDAY(DATE(2017;[.B88];[.C88]));&quot;NNN&quot;)" office:value-type="string" office:string-value="Kamis" calcext:value-type="string">
            <text:p>Kamis</text:p>
          </table:table-cell>
          <table:table-cell office:value-type="string" calcext:value-type="string">
            <text:p>Adven II</text:p>
          </table:table-cell>
          <table:table-cell office:value-type="string" calcext:value-type="string">
            <text:p>Yes. 41:13-20,Mzm. 145:9,10-11,12-13ab,Mat. 11:11-15,Yes 26:7-21,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  <table:table-cell table:formula="of:=[.A88]&amp;&quot;&amp; &quot;&amp;[.C88]&amp;&quot;&amp;&quot;&amp;[.D88]&amp;&quot;&amp; &quot;&amp;[.E88]&amp;&quot;&amp; &quot;&amp;[.F88]&amp;&quot;&amp; &quot;&amp;[.G88]&amp;&quot;&amp; &quot;&amp;[.H88]&amp;&quot;\par &quot;&amp;[.I88]&amp;&quot;\\ &quot;&amp;IF(ISBLANK([.A89]);&quot;\cline{2-7}&quot;;&quot;\hline&quot;)" office:value-type="string" office:string-value="&amp; 14&amp;Kamis&amp; Adven II&amp; Yes. 41:13-20,Mzm. 145:9,10-11,12-13ab,Mat. 11:11-15,Yes 26:7-21,&amp; FX. Sularto&amp; Tim\par \\ \cline{2-7}" calcext:value-type="string">
            <text:p>&amp; 14&amp;Kamis&amp; Adven II&amp; Yes. 41:13-20,Mzm. 145:9,10-11,12-13ab,Mat. 11:11-15,Yes 26:7-21,&amp; FX. Sularto&amp; Tim\par \\ \cline{2-7}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TEXT(WEEKDAY(DATE(2017;[.B89];[.C89]));&quot;NNN&quot;)" office:value-type="string" office:string-value="Senin" calcext:value-type="string">
            <text:p>Senin</text:p>
          </table:table-cell>
          <table:table-cell office:value-type="string" calcext:value-type="string">
            <text:p>Adven III</text:p>
          </table:table-cell>
          <table:table-cell office:value-type="string" calcext:value-type="string">
            <text:p>Yer. 23:5-8,Mzm. 72:2,12-13,18-19,Mat. 1:18-24,Yes 46:1-13,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  <table:table-cell table:formula="of:=[.A89]&amp;&quot;&amp; &quot;&amp;[.C89]&amp;&quot;&amp;&quot;&amp;[.D89]&amp;&quot;&amp; &quot;&amp;[.E89]&amp;&quot;&amp; &quot;&amp;[.F89]&amp;&quot;&amp; &quot;&amp;[.G89]&amp;&quot;&amp; &quot;&amp;[.H89]&amp;&quot;\par &quot;&amp;[.I89]&amp;&quot;\\ &quot;&amp;IF(ISBLANK([.A90]);&quot;\cline{2-7}&quot;;&quot;\hline&quot;)" office:value-type="string" office:string-value="&amp; 18&amp;Senin&amp; Adven III&amp; Yer. 23:5-8,Mzm. 72:2,12-13,18-19,Mat. 1:18-24,Yes 46:1-13,&amp; FX. Sularto&amp; Tim\par \\ \cline{2-7}" calcext:value-type="string">
            <text:p>&amp; 18&amp;Senin&amp; Adven III&amp; Yer. 23:5-8,Mzm. 72:2,12-13,18-19,Mat. 1:18-24,Yes 46:1-13,&amp; FX. Sularto&amp; Tim\par \\ \cline{2-7}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TEXT(WEEKDAY(DATE(2017;[.B90];[.C90]));&quot;NNN&quot;)" office:value-type="string" office:string-value="Kamis" calcext:value-type="string">
            <text:p>Kamis</text:p>
          </table:table-cell>
          <table:table-cell office:value-type="string" calcext:value-type="string">
            <text:p>Adven IV</text:p>
          </table:table-cell>
          <table:table-cell office:value-type="string" calcext:value-type="string">
            <text:p>Kid. 2:8-14,Zef. 3:14-18a,Mzm. 33:2-3,11-12,20-21,Luk. 1:39-45,Yes 48:12-21; 49:9b-13,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  <table:table-cell table:formula="of:=[.A90]&amp;&quot;&amp; &quot;&amp;[.C90]&amp;&quot;&amp;&quot;&amp;[.D90]&amp;&quot;&amp; &quot;&amp;[.E90]&amp;&quot;&amp; &quot;&amp;[.F90]&amp;&quot;&amp; &quot;&amp;[.G90]&amp;&quot;&amp; &quot;&amp;[.H90]&amp;&quot;\par &quot;&amp;[.I90]&amp;&quot;\\ &quot;&amp;IF(ISBLANK([.A91]);&quot;\cline{2-7}&quot;;&quot;\hline&quot;)" office:value-type="string" office:string-value="&amp; 21&amp;Kamis&amp; Adven IV&amp; Kid. 2:8-14,Zef. 3:14-18a,Mzm. 33:2-3,11-12,20-21,Luk. 1:39-45,Yes 48:12-21; 49:9b-13,&amp; FX. Sularto&amp; Tim\par \\ \cline{2-7}" calcext:value-type="string">
            <text:p>&amp; 21&amp;Kamis&amp; Adven IV&amp; Kid. 2:8-14,Zef. 3:14-18a,Mzm. 33:2-3,11-12,20-21,Luk. 1:39-45,Yes 48:12-21; 49:9b-13,&amp; FX. Sularto&amp; Tim\par \\ \cline{2-7}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TEXT(WEEKDAY(DATE(2017;[.B91];[.C91]));&quot;NNN&quot;)" office:value-type="string" office:string-value="Kamis" calcext:value-type="string">
            <text:p>Kamis</text:p>
          </table:table-cell>
          <table:table-cell office:value-type="string" calcext:value-type="string">
            <text:p>Pesta Natal</text:p>
          </table:table-cell>
          <table:table-cell office:value-type="string" calcext:value-type="string">
            <text:p>1Yoh. 1:5, 2:2;,Mzm. 124:2-3,4-5,7b-8,Mat. 2:13-18,Kel 1:8-16,22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OMK</text:p>
          </table:table-cell>
          <table:table-cell/>
          <table:table-cell table:formula="of:=[.A91]&amp;&quot;&amp; &quot;&amp;[.C91]&amp;&quot;&amp;&quot;&amp;[.D91]&amp;&quot;&amp; &quot;&amp;[.E91]&amp;&quot;&amp; &quot;&amp;[.F91]&amp;&quot;&amp; &quot;&amp;[.G91]&amp;&quot;&amp; &quot;&amp;[.H91]&amp;&quot;\par &quot;&amp;[.I91]&amp;&quot;\\ &quot;&amp;IF(ISBLANK([.A92]);&quot;\cline{2-7}&quot;;&quot;\hline&quot;)" office:value-type="string" office:string-value="&amp; 28&amp;Kamis&amp; Pesta Natal&amp; 1Yoh. 1:5, 2:2;,Mzm. 124:2-3,4-5,7b-8,Mat. 2:13-18,Kel 1:8-16,22,&amp; Joglo lawas&amp; OMK\par \\ \cline{2-7}" calcext:value-type="string">
            <text:p>&amp; 28&amp;Kamis&amp; Pesta Natal&amp; 1Yoh. 1:5, 2:2;,Mzm. 124:2-3,4-5,7b-8,Mat. 2:13-18,Kel 1:8-16,22,&amp; Joglo lawas&amp; OMK\par \\ \cline{2-7}</text:p>
          </table:table-cell>
        </table:table-row>
      </table:table>
      <table:table table:name="Keluarg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Pugeran - Gg. Nilam No. 6</text:p>
          </table:table-cell>
          <table:table-cell office:value-type="string" calcext:value-type="string">
            <text:p>0813280342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1]&amp;&quot;&amp;&quot;&amp;[.C1]&amp;&quot;&amp;&quot;&amp;[.D1]&amp;&quot;&amp;\centering &quot;&amp;[.E1]&amp;&quot;&amp;\centering &quot;&amp;[.F1]&amp;&quot;&amp;\centering &quot;&amp;[.G1]&amp;&quot;\\&quot;" office:value-type="string" office:string-value="\centering\nexturut&amp;Aloysius Lamakey&amp;Pugeran - Gg. Nilam No. 6&amp;081328034283&amp;\centering 1&amp;\centering 2&amp;\centering 3\\" calcext:value-type="string">
            <text:p>\centering\nexturut&amp;Aloysius Lamakey&amp;Pugeran - Gg. Nilam No. 6&amp;081328034283&amp;\centering 1&amp;\centering 2&amp;\centering 3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wibowo Sudaryanto, Fransiskus Xaverius</text:p>
          </table:table-cell>
          <table:table-cell office:value-type="string" calcext:value-type="string">
            <text:p>Pugeran - Jl. Utama</text:p>
          </table:table-cell>
          <table:table-cell office:value-type="string" calcext:value-type="string">
            <text:p>08586335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\centering\nexturut&amp;&quot;&amp;[.B2]&amp;&quot;&amp;&quot;&amp;[.C2]&amp;&quot;&amp;&quot;&amp;[.D2]&amp;&quot;&amp;\centering &quot;&amp;[.E2]&amp;&quot;&amp;\centering &quot;&amp;[.F2]&amp;&quot;&amp;\centering &quot;&amp;[.G2]&amp;&quot;\\&quot;" office:value-type="string" office:string-value="\centering\nexturut&amp;Ariwibowo Sudaryanto, Fransiskus Xaverius&amp;Pugeran - Jl. Utama&amp;08586335678&amp;\centering 1&amp;\centering 1&amp;\centering 2\\" calcext:value-type="string">
            <text:p>\centering\nexturut&amp;Ariwibowo Sudaryanto, Fransiskus Xaverius&amp;Pugeran - Jl. Utama&amp;08586335678&amp;\centering 1&amp;\centering 1&amp;\centering 2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arudin, Thomas</text:p>
          </table:table-cell>
          <table:table-cell office:value-type="string" calcext:value-type="string">
            <text:p>Pugeran - RT.21 RW. 64 Gg. Bimo</text:p>
          </table:table-cell>
          <table:table-cell office:value-type="string" calcext:value-type="string">
            <text:p>0858684213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3]&amp;&quot;&amp;&quot;&amp;[.C3]&amp;&quot;&amp;&quot;&amp;[.D3]&amp;&quot;&amp;\centering &quot;&amp;[.E3]&amp;&quot;&amp;\centering &quot;&amp;[.F3]&amp;&quot;&amp;\centering &quot;&amp;[.G3]&amp;&quot;\\&quot;" office:value-type="string" office:string-value="\centering\nexturut&amp;Banarudin, Thomas&amp;Pugeran - RT.21 RW. 64 Gg. Bimo&amp;085868421306&amp;\centering 1&amp;\centering 2&amp;\centering 3\\" calcext:value-type="string">
            <text:p>\centering\nexturut&amp;Banarudin, Thomas&amp;Pugeran - RT.21 RW. 64 Gg. Bimo&amp;085868421306&amp;\centering 1&amp;\centering 2&amp;\centering 3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lyono, Valentinus</text:p>
          </table:table-cell>
          <table:table-cell office:value-type="string" calcext:value-type="string">
            <text:p>SombomeRTen 06, RW 21</text:p>
          </table:table-cell>
          <table:table-cell office:value-type="string" calcext:value-type="string">
            <text:p>0819326010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4]&amp;&quot;&amp;&quot;&amp;[.C4]&amp;&quot;&amp;&quot;&amp;[.D4]&amp;&quot;&amp;\centering &quot;&amp;[.E4]&amp;&quot;&amp;\centering &quot;&amp;[.F4]&amp;&quot;&amp;\centering &quot;&amp;[.G4]&amp;&quot;\\&quot;" office:value-type="string" office:string-value="\centering\nexturut&amp;Dalyono, Valentinus&amp;SombomeRTen 06, RW 21&amp;081932601029&amp;\centering 2&amp;\centering 2&amp;\centering 4\\" calcext:value-type="string">
            <text:p>\centering\nexturut&amp;Dalyono, Valentinus&amp;SombomeRTen 06, RW 21&amp;081932601029&amp;\centering 2&amp;\centering 2&amp;\centering 4\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joko Marsito, Yohanes</text:p>
          </table:table-cell>
          <table:table-cell office:value-type="string" calcext:value-type="string">
            <text:p>Pugeran, Maguwoharjo</text:p>
          </table:table-cell>
          <table:table-cell office:value-type="string" calcext:value-type="string">
            <text:p>0858201333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5]&amp;&quot;&amp;&quot;&amp;[.C5]&amp;&quot;&amp;&quot;&amp;[.D5]&amp;&quot;&amp;\centering &quot;&amp;[.E5]&amp;&quot;&amp;\centering &quot;&amp;[.F5]&amp;&quot;&amp;\centering &quot;&amp;[.G5]&amp;&quot;\\&quot;" office:value-type="string" office:string-value="\centering\nexturut&amp;Djoko Marsito, Yohanes&amp;Pugeran, Maguwoharjo&amp;085820133321&amp;\centering 1&amp;\centering 2&amp;\centering 3\\" calcext:value-type="string">
            <text:p>\centering\nexturut&amp;Djoko Marsito, Yohanes&amp;Pugeran, Maguwoharjo&amp;085820133321&amp;\centering 1&amp;\centering 2&amp;\centering 3\\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lungminagkoro Widyanurcahyo, Dominikus</text:p>
          </table:table-cell>
          <table:table-cell office:value-type="string" calcext:value-type="string">
            <text:p>Pugeran, Maguwoharjo</text:p>
          </table:table-cell>
          <table:table-cell office:value-type="string" calcext:value-type="string">
            <text:p>081328624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6]&amp;&quot;&amp;&quot;&amp;[.C6]&amp;&quot;&amp;&quot;&amp;[.D6]&amp;&quot;&amp;\centering &quot;&amp;[.E6]&amp;&quot;&amp;\centering &quot;&amp;[.F6]&amp;&quot;&amp;\centering &quot;&amp;[.G6]&amp;&quot;\\&quot;" office:value-type="string" office:string-value="\centering\nexturut&amp;Gelungminagkoro Widyanurcahyo, Dominikus&amp;Pugeran, Maguwoharjo&amp;081328624116&amp;\centering 1&amp;\centering 2&amp;\centering 3\\" calcext:value-type="string">
            <text:p>\centering\nexturut&amp;Gelungminagkoro Widyanurcahyo, Dominikus&amp;Pugeran, Maguwoharjo&amp;081328624116&amp;\centering 1&amp;\centering 2&amp;\centering 3\\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ru Pratomo, Aloysius</text:p>
          </table:table-cell>
          <table:table-cell office:value-type="string" calcext:value-type="string">
            <text:p>SombomeRTen RT06/RW21 Maguwoharjo, Depok, Sleman</text:p>
          </table:table-cell>
          <table:table-cell office:value-type="string" calcext:value-type="string">
            <text:p>+6281328259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\centering\nexturut&amp;&quot;&amp;[.B7]&amp;&quot;&amp;&quot;&amp;[.C7]&amp;&quot;&amp;&quot;&amp;[.D7]&amp;&quot;&amp;\centering &quot;&amp;[.E7]&amp;&quot;&amp;\centering &quot;&amp;[.F7]&amp;&quot;&amp;\centering &quot;&amp;[.G7]&amp;&quot;\\&quot;" office:value-type="string" office:string-value="\centering\nexturut&amp;Heru Pratomo, Aloysius&amp;SombomeRTen RT06/RW21 Maguwoharjo, Depok, Sleman&amp;+6281328259725&amp;\centering 1&amp;\centering 0&amp;\centering 1\\" calcext:value-type="string">
            <text:p>\centering\nexturut&amp;Heru Pratomo, Aloysius&amp;SombomeRTen RT06/RW21 Maguwoharjo, Depok, Sleman&amp;+6281328259725&amp;\centering 1&amp;\centering 0&amp;\centering 1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so Muda, Andreas</text:p>
          </table:table-cell>
          <table:table-cell office:value-type="string" calcext:value-type="string">
            <text:p>Pugeran - RT 02 RW 64 Gg. Bima No 27</text:p>
          </table:table-cell>
          <table:table-cell office:value-type="string" calcext:value-type="string">
            <text:p>0813286921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8]&amp;&quot;&amp;&quot;&amp;[.C8]&amp;&quot;&amp;&quot;&amp;[.D8]&amp;&quot;&amp;\centering &quot;&amp;[.E8]&amp;&quot;&amp;\centering &quot;&amp;[.F8]&amp;&quot;&amp;\centering &quot;&amp;[.G8]&amp;&quot;\\&quot;" office:value-type="string" office:string-value="\centering\nexturut&amp;Keso Muda, Andreas&amp;Pugeran - RT 02 RW 64 Gg. Bima No 27&amp;081328692102&amp;\centering 1&amp;\centering 3&amp;\centering 4\\" calcext:value-type="string">
            <text:p>\centering\nexturut&amp;Keso Muda, Andreas&amp;Pugeran - RT 02 RW 64 Gg. Bima No 27&amp;081328692102&amp;\centering 1&amp;\centering 3&amp;\centering 4\\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risni Prihartati, Cornelia</text:p>
          </table:table-cell>
          <table:table-cell office:value-type="string" calcext:value-type="string">
            <text:p>Pugeran - Jl. Utama</text:p>
          </table:table-cell>
          <table:table-cell office:value-type="string" calcext:value-type="string">
            <text:p>0274-4333615; 08574335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\centering\nexturut&amp;&quot;&amp;[.B9]&amp;&quot;&amp;&quot;&amp;[.C9]&amp;&quot;&amp;&quot;&amp;[.D9]&amp;&quot;&amp;\centering &quot;&amp;[.E9]&amp;&quot;&amp;\centering &quot;&amp;[.F9]&amp;&quot;&amp;\centering &quot;&amp;[.G9]&amp;&quot;\\&quot;" office:value-type="string" office:string-value="\centering\nexturut&amp;Krisni Prihartati, Cornelia&amp;Pugeran - Jl. Utama&amp;0274-4333615; 08574335162&amp;\centering 0&amp;\centering 2&amp;\centering 2\\" calcext:value-type="string">
            <text:p>\centering\nexturut&amp;Krisni Prihartati, Cornelia&amp;Pugeran - Jl. Utama&amp;0274-4333615; 08574335162&amp;\centering 0&amp;\centering 2&amp;\centering 2\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di Susanti, Agustina</text:p>
          </table:table-cell>
          <table:table-cell office:value-type="string" calcext:value-type="string">
            <text:p>Pugeran - RT.07 RW.65 Jl. Puger V No 2</text:p>
          </table:table-cell>
          <table:table-cell office:value-type="string" calcext:value-type="string">
            <text:p>081642295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\centering\nexturut&amp;&quot;&amp;[.B10]&amp;&quot;&amp;&quot;&amp;[.C10]&amp;&quot;&amp;&quot;&amp;[.D10]&amp;&quot;&amp;\centering &quot;&amp;[.E10]&amp;&quot;&amp;\centering &quot;&amp;[.F10]&amp;&quot;&amp;\centering &quot;&amp;[.G10]&amp;&quot;\\&quot;" office:value-type="string" office:string-value="\centering\nexturut&amp;Mardi Susanti, Agustina&amp;Pugeran - RT.07 RW.65 Jl. Puger V No 2&amp;08164229555&amp;\centering 0&amp;\centering 1&amp;\centering 1\\" calcext:value-type="string">
            <text:p>\centering\nexturut&amp;Mardi Susanti, Agustina&amp;Pugeran - RT.07 RW.65 Jl. Puger V No 2&amp;08164229555&amp;\centering 0&amp;\centering 1&amp;\centering 1\\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nik Ismarjati, Maria Theresia</text:p>
          </table:table-cell>
          <table:table-cell office:value-type="string" calcext:value-type="string">
            <text:p>SombomeRTen - RT.06 RW. 21 Gg. Sadewo 185</text:p>
          </table:table-cell>
          <table:table-cell office:value-type="string" calcext:value-type="string">
            <text:p>081568612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\centering\nexturut&amp;&quot;&amp;[.B11]&amp;&quot;&amp;&quot;&amp;[.C11]&amp;&quot;&amp;&quot;&amp;[.D11]&amp;&quot;&amp;\centering &quot;&amp;[.E11]&amp;&quot;&amp;\centering &quot;&amp;[.F11]&amp;&quot;&amp;\centering &quot;&amp;[.G11]&amp;&quot;\\&quot;" office:value-type="string" office:string-value="\centering\nexturut&amp;Nanik Ismarjati, Maria Theresia&amp;SombomeRTen - RT.06 RW. 21 Gg. Sadewo 185&amp;081568612272&amp;\centering 0&amp;\centering 1&amp;\centering 1\\" calcext:value-type="string">
            <text:p>\centering\nexturut&amp;Nanik Ismarjati, Maria Theresia&amp;SombomeRTen - RT.06 RW. 21 Gg. Sadewo 185&amp;081568612272&amp;\centering 0&amp;\centering 1&amp;\centering 1\\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iha Lamakey, Yakobus</text:p>
          </table:table-cell>
          <table:table-cell office:value-type="string" calcext:value-type="string">
            <text:p>Pugeran - Gg. Nilam No. 6</text:p>
          </table:table-cell>
          <table:table-cell office:value-type="string" calcext:value-type="string">
            <text:p>0274 78390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12]&amp;&quot;&amp;&quot;&amp;[.C12]&amp;&quot;&amp;&quot;&amp;[.D12]&amp;&quot;&amp;\centering &quot;&amp;[.E12]&amp;&quot;&amp;\centering &quot;&amp;[.F12]&amp;&quot;&amp;\centering &quot;&amp;[.G12]&amp;&quot;\\&quot;" office:value-type="string" office:string-value="\centering\nexturut&amp;Niha Lamakey, Yakobus&amp;Pugeran - Gg. Nilam No. 6&amp;0274 7839098&amp;\centering 2&amp;\centering 1&amp;\centering 3\\" calcext:value-type="string">
            <text:p>\centering\nexturut&amp;Niha Lamakey, Yakobus&amp;Pugeran - Gg. Nilam No. 6&amp;0274 7839098&amp;\centering 2&amp;\centering 1&amp;\centering 3\\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ndi Ignatius</text:p>
          </table:table-cell>
          <table:table-cell office:value-type="string" calcext:value-type="string">
            <text:p>Pugeran - RT.02 RW.64</text:p>
          </table:table-cell>
          <table:table-cell office:value-type="string" calcext:value-type="string">
            <text:p>08529217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13]&amp;&quot;&amp;&quot;&amp;[.C13]&amp;&quot;&amp;&quot;&amp;[.D13]&amp;&quot;&amp;\centering &quot;&amp;[.E13]&amp;&quot;&amp;\centering &quot;&amp;[.F13]&amp;&quot;&amp;\centering &quot;&amp;[.G13]&amp;&quot;\\&quot;" office:value-type="string" office:string-value="\centering\nexturut&amp;Sandi Ignatius&amp;Pugeran - RT.02 RW.64&amp;085292171946&amp;\centering 1&amp;\centering 2&amp;\centering 3\\" calcext:value-type="string">
            <text:p>\centering\nexturut&amp;Sandi Ignatius&amp;Pugeran - RT.02 RW.64&amp;085292171946&amp;\centering 1&amp;\centering 2&amp;\centering 3\\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ptanto Sarwo Basuki, Yohanes</text:p>
          </table:table-cell>
          <table:table-cell office:value-type="string" calcext:value-type="string">
            <text:p>Jl. Puger Utama, Gg Perkutut No. 88, Pugeran, Maguwoharjo, Depok, Sleman</text:p>
          </table:table-cell>
          <table:table-cell office:value-type="string" calcext:value-type="string">
            <text:p>+62813732496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&quot;\centering\nexturut&amp;&quot;&amp;[.B14]&amp;&quot;&amp;&quot;&amp;[.C14]&amp;&quot;&amp;&quot;&amp;[.D14]&amp;&quot;&amp;\centering &quot;&amp;[.E14]&amp;&quot;&amp;\centering &quot;&amp;[.F14]&amp;&quot;&amp;\centering &quot;&amp;[.G14]&amp;&quot;\\&quot;" office:value-type="string" office:string-value="\centering\nexturut&amp;Saptanto Sarwo Basuki, Yohanes&amp;Jl. Puger Utama, Gg Perkutut No. 88, Pugeran, Maguwoharjo, Depok, Sleman&amp;+6281373249666&amp;\centering 3&amp;\centering 2&amp;\centering 5\\" calcext:value-type="string">
            <text:p>\centering\nexturut&amp;Saptanto Sarwo Basuki, Yohanes&amp;Jl. Puger Utama, Gg Perkutut No. 88, Pugeran, Maguwoharjo, Depok, Sleman&amp;+6281373249666&amp;\centering 3&amp;\centering 2&amp;\centering 5\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tyawan Putra, Thomas</text:p>
          </table:table-cell>
          <table:table-cell office:value-type="string" calcext:value-type="string">
            <text:p>Pugeran, Jl. Jupiter I No.9, Maguwoharjo</text:p>
          </table:table-cell>
          <table:table-cell office:value-type="string" calcext:value-type="string">
            <text:p>0821381256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&quot;\centering\nexturut&amp;&quot;&amp;[.B15]&amp;&quot;&amp;&quot;&amp;[.C15]&amp;&quot;&amp;&quot;&amp;[.D15]&amp;&quot;&amp;\centering &quot;&amp;[.E15]&amp;&quot;&amp;\centering &quot;&amp;[.F15]&amp;&quot;&amp;\centering &quot;&amp;[.G15]&amp;&quot;\\&quot;" office:value-type="string" office:string-value="\centering\nexturut&amp;Setyawan Putra, Thomas&amp;Pugeran, Jl. Jupiter I No.9, Maguwoharjo&amp;082138125680&amp;\centering 3&amp;\centering 2&amp;\centering 5\\" calcext:value-type="string">
            <text:p>\centering\nexturut&amp;Setyawan Putra, Thomas&amp;Pugeran, Jl. Jupiter I No.9, Maguwoharjo&amp;082138125680&amp;\centering 3&amp;\centering 2&amp;\centering 5\\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darmadi, Yohanes</text:p>
          </table:table-cell>
          <table:table-cell office:value-type="string" calcext:value-type="string">
            <text:p>Pugeran, Jl. Pugeran Utama No. 66, Maguwoharjo</text:p>
          </table:table-cell>
          <table:table-cell office:value-type="string" calcext:value-type="string">
            <text:p>0274 4333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\centering\nexturut&amp;&quot;&amp;[.B16]&amp;&quot;&amp;&quot;&amp;[.C16]&amp;&quot;&amp;&quot;&amp;[.D16]&amp;&quot;&amp;\centering &quot;&amp;[.E16]&amp;&quot;&amp;\centering &quot;&amp;[.F16]&amp;&quot;&amp;\centering &quot;&amp;[.G16]&amp;&quot;\\&quot;" office:value-type="string" office:string-value="\centering\nexturut&amp;Sudarmadi, Yohanes&amp;Pugeran, Jl. Pugeran Utama No. 66, Maguwoharjo&amp;0274 4333545&amp;\centering 1&amp;\centering 1&amp;\centering 2\\" calcext:value-type="string">
            <text:p>\centering\nexturut&amp;Sudarmadi, Yohanes&amp;Pugeran, Jl. Pugeran Utama No. 66, Maguwoharjo&amp;0274 4333545&amp;\centering 1&amp;\centering 1&amp;\centering 2\\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ujarwanto, Agustinus</text:p>
          </table:table-cell>
          <table:table-cell office:value-type="string" calcext:value-type="string">
            <text:p>Pugeran- RT.09 RW.065 Jl. Pugeran Utama</text:p>
          </table:table-cell>
          <table:table-cell office:value-type="string" calcext:value-type="string">
            <text:p>081579556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17]&amp;&quot;&amp;&quot;&amp;[.C17]&amp;&quot;&amp;&quot;&amp;[.D17]&amp;&quot;&amp;\centering &quot;&amp;[.E17]&amp;&quot;&amp;\centering &quot;&amp;[.F17]&amp;&quot;&amp;\centering &quot;&amp;[.G17]&amp;&quot;\\&quot;" office:value-type="string" office:string-value="\centering\nexturut&amp;Sujarwanto, Agustinus&amp;Pugeran- RT.09 RW.065 Jl. Pugeran Utama&amp;08157955674&amp;\centering 2&amp;\centering 1&amp;\centering 3\\" calcext:value-type="string">
            <text:p>\centering\nexturut&amp;Sujarwanto, Agustinus&amp;Pugeran- RT.09 RW.065 Jl. Pugeran Utama&amp;08157955674&amp;\centering 2&amp;\centering 1&amp;\centering 3\\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larto, Fransiscus Xaverius</text:p>
          </table:table-cell>
          <table:table-cell office:value-type="string" calcext:value-type="string">
            <text:p>Pugeran - RT.04 RW. 09 Jl. Lele I No 4</text:p>
          </table:table-cell>
          <table:table-cell office:value-type="string" calcext:value-type="string">
            <text:p>08131416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\centering\nexturut&amp;&quot;&amp;[.B18]&amp;&quot;&amp;&quot;&amp;[.C18]&amp;&quot;&amp;&quot;&amp;[.D18]&amp;&quot;&amp;\centering &quot;&amp;[.E18]&amp;&quot;&amp;\centering &quot;&amp;[.F18]&amp;&quot;&amp;\centering &quot;&amp;[.G18]&amp;&quot;\\&quot;" office:value-type="string" office:string-value="\centering\nexturut&amp;Sularto, Fransiscus Xaverius&amp;Pugeran - RT.04 RW. 09 Jl. Lele I No 4&amp;0813141698&amp;\centering 1&amp;\centering 1&amp;\centering 2\\" calcext:value-type="string">
            <text:p>\centering\nexturut&amp;Sularto, Fransiscus Xaverius&amp;Pugeran - RT.04 RW. 09 Jl. Lele I No 4&amp;0813141698&amp;\centering 1&amp;\centering 1&amp;\centering 2\\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naryo Prononagoro KRA, Yohanes Pemandi</text:p>
          </table:table-cell>
          <table:table-cell office:value-type="string" calcext:value-type="string">
            <text:p>Pugeran- RT 17 RW. 65 Jl. Perkutut</text:p>
          </table:table-cell>
          <table:table-cell office:value-type="string" calcext:value-type="string">
            <text:p>0274 74006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19]&amp;&quot;&amp;&quot;&amp;[.C19]&amp;&quot;&amp;&quot;&amp;[.D19]&amp;&quot;&amp;\centering &quot;&amp;[.E19]&amp;&quot;&amp;\centering &quot;&amp;[.F19]&amp;&quot;&amp;\centering &quot;&amp;[.G19]&amp;&quot;\\&quot;" office:value-type="string" office:string-value="\centering\nexturut&amp;Sunaryo Prononagoro KRA, Yohanes Pemandi&amp;Pugeran- RT 17 RW. 65 Jl. Perkutut&amp;0274 7400625&amp;\centering 1&amp;\centering 3&amp;\centering 4\\" calcext:value-type="string">
            <text:p>\centering\nexturut&amp;Sunaryo Prononagoro KRA, Yohanes Pemandi&amp;Pugeran- RT 17 RW. 65 Jl. Perkutut&amp;0274 7400625&amp;\centering 1&amp;\centering 3&amp;\centering 4\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priadi, Cornelius</text:p>
          </table:table-cell>
          <table:table-cell office:value-type="string" calcext:value-type="string">
            <text:p>Pugeran, Jl. Perkutut Komp. Batan</text:p>
          </table:table-cell>
          <table:table-cell office:value-type="string" calcext:value-type="string">
            <text:p>0274 74971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20]&amp;&quot;&amp;&quot;&amp;[.C20]&amp;&quot;&amp;&quot;&amp;[.D20]&amp;&quot;&amp;\centering &quot;&amp;[.E20]&amp;&quot;&amp;\centering &quot;&amp;[.F20]&amp;&quot;&amp;\centering &quot;&amp;[.G20]&amp;&quot;\\&quot;" office:value-type="string" office:string-value="\centering\nexturut&amp;Supriadi, Cornelius&amp;Pugeran, Jl. Perkutut Komp. Batan&amp;0274 7497125&amp;\centering 2&amp;\centering 2&amp;\centering 4\\" calcext:value-type="string">
            <text:p>\centering\nexturut&amp;Supriadi, Cornelius&amp;Pugeran, Jl. Perkutut Komp. Batan&amp;0274 7497125&amp;\centering 2&amp;\centering 2&amp;\centering 4\\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prihatin, Kristina</text:p>
          </table:table-cell>
          <table:table-cell office:value-type="string" calcext:value-type="string">
            <text:p>Pugeran - RT.10 RW 64 Jl. Merpati No 1</text:p>
          </table:table-cell>
          <table:table-cell office:value-type="string" calcext:value-type="string">
            <text:p>081568052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21]&amp;&quot;&amp;&quot;&amp;[.C21]&amp;&quot;&amp;&quot;&amp;[.D21]&amp;&quot;&amp;\centering &quot;&amp;[.E21]&amp;&quot;&amp;\centering &quot;&amp;[.F21]&amp;&quot;&amp;\centering &quot;&amp;[.G21]&amp;&quot;\\&quot;" office:value-type="string" office:string-value="\centering\nexturut&amp;Suprihatin, Kristina&amp;Pugeran - RT.10 RW 64 Jl. Merpati No 1&amp;081568052255&amp;\centering 1&amp;\centering 2&amp;\centering 3\\" calcext:value-type="string">
            <text:p>\centering\nexturut&amp;Suprihatin, Kristina&amp;Pugeran - RT.10 RW 64 Jl. Merpati No 1&amp;081568052255&amp;\centering 1&amp;\centering 2&amp;\centering 3\\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priyana, Antonius</text:p>
          </table:table-cell>
          <table:table-cell office:value-type="string" calcext:value-type="string">
            <text:p>Pugeran</text:p>
          </table:table-cell>
          <table:table-cell office:value-type="string" calcext:value-type="string">
            <text:p>0858653558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22]&amp;&quot;&amp;&quot;&amp;[.C22]&amp;&quot;&amp;&quot;&amp;[.D22]&amp;&quot;&amp;\centering &quot;&amp;[.E22]&amp;&quot;&amp;\centering &quot;&amp;[.F22]&amp;&quot;&amp;\centering &quot;&amp;[.G22]&amp;&quot;\\&quot;" office:value-type="string" office:string-value="\centering\nexturut&amp;Supriyana, Antonius&amp;Pugeran&amp;085865355895&amp;\centering 2&amp;\centering 2&amp;\centering 4\\" calcext:value-type="string">
            <text:p>\centering\nexturut&amp;Supriyana, Antonius&amp;Pugeran&amp;085865355895&amp;\centering 2&amp;\centering 2&amp;\centering 4\\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uradi, Neo</text:p>
          </table:table-cell>
          <table:table-cell office:value-type="string" calcext:value-type="string">
            <text:p>Pugeran - RT.10 RW.64, Maguwoharjo</text:p>
          </table:table-cell>
          <table:table-cell office:value-type="string" calcext:value-type="string">
            <text:p>0274 556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23]&amp;&quot;&amp;&quot;&amp;[.C23]&amp;&quot;&amp;&quot;&amp;[.D23]&amp;&quot;&amp;\centering &quot;&amp;[.E23]&amp;&quot;&amp;\centering &quot;&amp;[.F23]&amp;&quot;&amp;\centering &quot;&amp;[.G23]&amp;&quot;\\&quot;" office:value-type="string" office:string-value="\centering\nexturut&amp;Suradi, Neo&amp;Pugeran - RT.10 RW.64, Maguwoharjo&amp;0274 556180&amp;\centering 1&amp;\centering 2&amp;\centering 3\\" calcext:value-type="string">
            <text:p>\centering\nexturut&amp;Suradi, Neo&amp;Pugeran - RT.10 RW.64, Maguwoharjo&amp;0274 556180&amp;\centering 1&amp;\centering 2&amp;\centering 3\\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ripto, Yohanes</text:p>
          </table:table-cell>
          <table:table-cell office:value-type="string" calcext:value-type="string">
            <text:p>Pugeran Gg. Nilam No. 4</text:p>
          </table:table-cell>
          <table:table-cell office:value-type="string" calcext:value-type="string">
            <text:p>08178893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24]&amp;&quot;&amp;&quot;&amp;[.C24]&amp;&quot;&amp;&quot;&amp;[.D24]&amp;&quot;&amp;\centering &quot;&amp;[.E24]&amp;&quot;&amp;\centering &quot;&amp;[.F24]&amp;&quot;&amp;\centering &quot;&amp;[.G24]&amp;&quot;\\&quot;" office:value-type="string" office:string-value="\centering\nexturut&amp;Suripto, Yohanes&amp;Pugeran Gg. Nilam No. 4&amp;0817889303&amp;\centering 2&amp;\centering 1&amp;\centering 3\\" calcext:value-type="string">
            <text:p>\centering\nexturut&amp;Suripto, Yohanes&amp;Pugeran Gg. Nilam No. 4&amp;0817889303&amp;\centering 2&amp;\centering 1&amp;\centering 3\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uroyo, Paulus</text:p>
          </table:table-cell>
          <table:table-cell office:value-type="string" calcext:value-type="string">
            <text:p>Pugeran - RT.03 RW.09 Gg. Bawal</text:p>
          </table:table-cell>
          <table:table-cell office:value-type="string" calcext:value-type="string">
            <text:p>081227528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25]&amp;&quot;&amp;&quot;&amp;[.C25]&amp;&quot;&amp;&quot;&amp;[.D25]&amp;&quot;&amp;\centering &quot;&amp;[.E25]&amp;&quot;&amp;\centering &quot;&amp;[.F25]&amp;&quot;&amp;\centering &quot;&amp;[.G25]&amp;&quot;\\&quot;" office:value-type="string" office:string-value="\centering\nexturut&amp;Suroyo, Paulus&amp;Pugeran - RT.03 RW.09 Gg. Bawal&amp;08122752803&amp;\centering 2&amp;\centering 2&amp;\centering 4\\" calcext:value-type="string">
            <text:p>\centering\nexturut&amp;Suroyo, Paulus&amp;Pugeran - RT.03 RW.09 Gg. Bawal&amp;08122752803&amp;\centering 2&amp;\centering 2&amp;\centering 4\\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yanto, Yohanes</text:p>
          </table:table-cell>
          <table:table-cell office:value-type="string" calcext:value-type="string">
            <text:p>SombomeRTen - RT.06 RW.21</text:p>
          </table:table-cell>
          <table:table-cell office:value-type="string" calcext:value-type="string">
            <text:p>0274-43338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&quot;\centering\nexturut&amp;&quot;&amp;[.B26]&amp;&quot;&amp;&quot;&amp;[.C26]&amp;&quot;&amp;&quot;&amp;[.D26]&amp;&quot;&amp;\centering &quot;&amp;[.E26]&amp;&quot;&amp;\centering &quot;&amp;[.F26]&amp;&quot;&amp;\centering &quot;&amp;[.G26]&amp;&quot;\\&quot;" office:value-type="string" office:string-value="\centering\nexturut&amp;Suyanto, Yohanes&amp;SombomeRTen - RT.06 RW.21&amp;0274-4333886&amp;\centering 4&amp;\centering 2&amp;\centering 6\\" calcext:value-type="string">
            <text:p>\centering\nexturut&amp;Suyanto, Yohanes&amp;SombomeRTen - RT.06 RW.21&amp;0274-4333886&amp;\centering 4&amp;\centering 2&amp;\centering 6\\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mon Siswo Utomo, Margaretha</text:p>
          </table:table-cell>
          <table:table-cell office:value-type="string" calcext:value-type="string">
            <text:p>Pugeran - RT.09 RW.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\centering\nexturut&amp;&quot;&amp;[.B27]&amp;&quot;&amp;&quot;&amp;[.C27]&amp;&quot;&amp;&quot;&amp;[.D27]&amp;&quot;&amp;\centering &quot;&amp;[.E27]&amp;&quot;&amp;\centering &quot;&amp;[.F27]&amp;&quot;&amp;\centering &quot;&amp;[.G27]&amp;&quot;\\&quot;" office:value-type="string" office:string-value="\centering\nexturut&amp;Temon Siswo Utomo, Margaretha&amp;Pugeran - RT.09 RW.65&amp;&amp;\centering 0&amp;\centering 1&amp;\centering 1\\" calcext:value-type="string">
            <text:p>\centering\nexturut&amp;Temon Siswo Utomo, Margaretha&amp;Pugeran - RT.09 RW.65&amp;&amp;\centering 0&amp;\centering 1&amp;\centering 1\\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iyono, Cornelius</text:p>
          </table:table-cell>
          <table:table-cell office:value-type="string" calcext:value-type="string">
            <text:p>Pugeran - RT 003 RW 009 - Jl. Utama, Gg. Bawal, Maguwoharjo</text:p>
          </table:table-cell>
          <table:table-cell office:value-type="string" calcext:value-type="string">
            <text:p>0815781792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28]&amp;&quot;&amp;&quot;&amp;[.C28]&amp;&quot;&amp;&quot;&amp;[.D28]&amp;&quot;&amp;\centering &quot;&amp;[.E28]&amp;&quot;&amp;\centering &quot;&amp;[.F28]&amp;&quot;&amp;\centering &quot;&amp;[.G28]&amp;&quot;\\&quot;" office:value-type="string" office:string-value="\centering\nexturut&amp;Triyono, Cornelius&amp;Pugeran - RT 003 RW 009 - Jl. Utama, Gg. Bawal, Maguwoharjo&amp;081578179267&amp;\centering 2&amp;\centering 2&amp;\centering 4\\" calcext:value-type="string">
            <text:p>\centering\nexturut&amp;Triyono, Cornelius&amp;Pugeran - RT 003 RW 009 - Jl. Utama, Gg. Bawal, Maguwoharjo&amp;081578179267&amp;\centering 2&amp;\centering 2&amp;\centering 4\\</text:p>
          </table:table-cell>
        </table:table-row>
      </table:table>
      <table:table table:name="Sheet4" table:style-name="ta1"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Apriliana Wulandari, Herminigilda &amp; 2002 &amp; Sunaryo Prononagoro Kra, Yohanes Pemandi \par <text:s/>Pugeran- RT 17 RW. 65 Jl. Perkutut &amp; 0274 7400625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Aurel Dwi Irawan Putra, Fabianus &amp; 2001 &amp; Setyawan Putra, Thomas \par <text:s/>Pugeran, Jl. Jupiter I No.9, Maguwoharjo &amp; 082138125680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Desicea Calista, Redempta &amp; 1999 &amp; Saptanto Sarwo Basuki, Yohanes \par <text:s/>Jl. Puger Utama, Gg Perkutut No. 88, Pugeran, Maguwoharjo, Depok, Sleman &amp; +628137324966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Widiastuti, Sisilia &amp; 1999 &amp; Suprihatin, Kristina \par <text:s/>Pugeran - RT.10 RW 64 Jl. Merpati No 1 &amp; 081568052255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Oldi Kristianto, Eduardus &amp; 1998 &amp; Suyanto, Yohanes \par <text:s/>Sombomerten - RT.06 RW.21 &amp; 0274-433388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Sinar Mas Putra Pratama, Damasus &amp; 1998 &amp; Triyono, Cornelius \par <text:s/>Pugeran - RT 003 RW 009 - Jl. Utama, Gg. Bawal, Maguwoharjo &amp; 081578179267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Pratama Krisna Bayu Aji, Stefanus &amp; 1997 &amp; Suroyo, Paulus \par <text:s/>Pugeran - RT.03 RW.09 Gg. Bawal &amp; 08122752803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Wahyu Widodo, Bernadus &amp; 1997 &amp; Suprihatin, Kristina \par <text:s/>Pugeran - RT.10 RW 64 Jl. Merpati No 1 &amp; 081568052255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Titisari, Lusia &amp; 1997 &amp; Banarudin, Thomas \par <text:s/>Pugeran - RT.21 RW. 64 Gg. Bimo &amp; 08586842130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Delphito Nugroho, Bartolomeus &amp; 1997 &amp; Suyanto, Yohanes \par <text:s/>Sombomerten - RT.06 RW.21 &amp; 0274-433388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Sode Muda Valentia, Eleonora &amp; 1996 &amp; Keso Muda, Andreas \par <text:s/>Pugeran - RT 02 RW 64 Gg. Bima No 27 &amp; 081328692102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Irawan Putramas, Tera &amp; 1995 &amp; Setyawan Putra, Thomas \par <text:s/>Pugeran, Jl. Jupiter I No.9, Maguwoharjo &amp; 082138125680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Iglia Lucya, Paulina &amp; 1995 &amp; Sandi Ignatius \par <text:s/>Pugeran - RT.02 RW.64 <text:s/>&amp; 08529217194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Stanley Andi Pradana, Ignatius &amp; 1994 &amp; Saptanto Sarwo Basuki, Yohanes \par <text:s/>Jl. Puger Utama, Gg Perkutut No. 88, Pugeran, Maguwoharjo, Depok, Sleman &amp; +628137324966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Melati, Rosevita &amp; 1994 &amp; Suradi, Neo \par <text:s/>Pugeran - RT.10 RW.64, Maguwoharjo &amp; 0274 556180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Sadewa Setyanta, Pascalis &amp; 1993 &amp; Suyanto, Yohanes \par <text:s/>Sombomerten - RT.06 RW.21 &amp; 0274-433388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Aditya Bimantara, Andreas &amp; 1993 &amp; Supriadi, Cornelius \par <text:s/>Pugeran, Jl. Perkutut Komp. Batan &amp; 0274 7497125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Emerita Davita, Rosalinda &amp; 1991 &amp; Supriyana, Antonius \par <text:s/>Pugeran &amp; 085865355895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Edlina Adiaty, Clara &amp; 1991 &amp; Supriadi, Cornelius \par <text:s/>Pugeran, Jl. Perkutut Komp. Batan &amp; 0274 7497125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Regina Tri Marieska, Maria &amp; 1989 &amp; Djoko Marsito, Yohanes \par <text:s/>Pugeran, Maguwoharjo &amp; 085820133321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Krissanti Dewi Danudibroto, Emerentiana &amp; 1988 &amp; Krisni Prihartati, Cornelia \par <text:s/>Pugeran - Jl. Utama &amp; 0274-4333615; 08574335162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Febrianto, Dominik &amp; 1987 &amp; Suripto, Yohanes \par <text:s/>Pugeran Gg. Nilam No. 4 &amp; 0817889303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Amarylis Illona Muda, Maria &amp; 1987 &amp; Keso Muda, Andreas \par <text:s/>Pugeran - RT 02 RW 64 Gg. Bima No 27 &amp; 081328692102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Lamakey Maria Anastasia Bare &amp; 1985 &amp; Aloysius Lamakey \par <text:s/>Pugeran - Gg. Nilam No. 6 &amp; 081328034283 \\ \hline </text:p>
          </table:table-cell>
          <table:table-cell/>
        </table:table-row>
      </table:table>
      <table:named-expressions/>
      <table:database-ranges>
        <table:database-range table:name="__Anonymous_Sheet_DB__0" table:target-range-address="'2017-lengkap'.A1:'2017-lengkap'.D378" table:display-filter-buttons="true" table:orientation="column">
          <table:filter>
            <table:filter-and>
              <table:filter-condition table:field-number="0" table:value="1" table:operator="="/>
            </table:filter-and>
          </table:filter>
        </table:database-range>
        <table:database-range table:name="__Anonymous_Sheet_DB__1" table:target-range-address="'2017-doa'.A1:'2017-doa'.I9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07:38:21.427007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07:55:00.609909594</dc:date>
    <meta:editing-duration>P1DT9H21M8S</meta:editing-duration>
    <meta:editing-cycles>13</meta:editing-cycles>
    <meta:generator>LibreOffice/5.3.0.3$Linux_X86_64 LibreOffice_project/30m0$Build-3</meta:generator>
    <meta:document-statistic meta:table-count="4" meta:cell-count="2293" meta:object-count="0"/>
  </office:meta>
</office:document-meta>
</file>